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200000002000309F1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dash" draw:stroke-dash="a570" svg:stroke-width="0cm" svg:stroke-color="#ff6666" draw:marker-end="a571"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2" style:family="graphic" style:parent-style-name="standard">
      <style:graphic-properties draw:stroke="dash" draw:stroke-dash="a577" svg:stroke-width="0cm" svg:stroke-color="#ff6666" draw:marker-end="a578"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3" style:family="graphic" style:parent-style-name="standard">
      <style:graphic-properties draw:stroke="dash" draw:stroke-dash="a584" svg:stroke-width="0cm" svg:stroke-color="#ff6666" draw:marker-end="a585"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 style:family="graphic" style:parent-style-name="standard">
      <style:graphic-properties draw:stroke="dash" draw:stroke-dash="a589" svg:stroke-width="0cm" svg:stroke-color="#0000ff" draw:marker-end="a590"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5" style:family="graphic" style:parent-style-name="standard">
      <style:graphic-properties draw:stroke="dash" draw:stroke-dash="a596" svg:stroke-width="0cm" svg:stroke-color="#ff6666" draw:marker-end="a597"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 style:family="graphic" style:parent-style-name="standard">
      <style:graphic-properties draw:stroke="dash" draw:stroke-dash="a605" svg:stroke-width="0cm" svg:stroke-color="#ff6666" draw:marker-end="a606"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7" style:family="graphic" style:parent-style-name="standard">
      <style:graphic-properties draw:stroke="dash" draw:stroke-dash="a612" svg:stroke-width="0cm" svg:stroke-color="#ff6666" draw:marker-end="a61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8" style:family="graphic" style:parent-style-name="standard">
      <style:graphic-properties draw:stroke="none" draw:fill="none" draw:textarea-horizontal-align="left" draw:textarea-vertical-align="top" draw:auto-grow-height="true" draw:auto-grow-width="true" fo:min-height="0.713cm" fo:min-width="1.7cm" fo:padding-top="0.125cm" fo:padding-bottom="0.125cm" fo:padding-left="0.25cm" fo:padding-right="0.25cm" fo:wrap-option="no-wrap"/>
    </style:style>
    <style:style style:name="gr9" style:family="graphic" style:parent-style-name="standard">
      <style:graphic-properties draw:stroke="dash" draw:stroke-dash="a620" svg:stroke-width="0cm" svg:stroke-color="#00ff66" draw:marker-end="a621" svg:stroke-opacity="100%" draw:fill="none" draw:textarea-horizontal-align="center" draw:textarea-vertical-align="middle" draw:auto-grow-height="false" draw:auto-grow-width="false" fo:padding-top="0.125cm" fo:padding-bottom="0.125cm" fo:padding-left="0.25cm" fo:padding-right="0.25cm" fo:wrap-option="no-wrap"/>
    </style:style>
    <style:style style:name="gr10" style:family="graphic" style:parent-style-name="standard">
      <style:graphic-properties draw:stroke="dash" draw:stroke-dash="a623" svg:stroke-width="0cm" svg:stroke-color="#ff3333" draw:marker-end="a624" svg:stroke-opacity="100%" draw:fill="none"/>
    </style:style>
    <style:style style:name="gr11" style:family="graphic" style:parent-style-name="standard">
      <style:graphic-properties draw:stroke="dash" draw:stroke-dash="a626" svg:stroke-width="0cm" svg:stroke-color="#00ff66" draw:marker-end="a627" svg:stroke-opacity="100%" draw:fill="none"/>
    </style:style>
    <style:style style:name="gr12" style:family="graphic" style:parent-style-name="standard">
      <style:graphic-properties draw:stroke="dash" draw:stroke-dash="a629" svg:stroke-width="0cm" svg:stroke-color="#ff3333" draw:marker-end="a630" svg:stroke-opacity="100%" draw:fill="none"/>
    </style:style>
    <style:style style:name="gr13" style:family="graphic" style:parent-style-name="standard">
      <style:graphic-properties draw:stroke="dash" draw:stroke-dash="a632" svg:stroke-width="0cm" svg:stroke-color="#66ff66" draw:marker-end="a633" svg:stroke-opacity="100%" draw:fill="none"/>
    </style:style>
    <style:style style:name="gr14" style:family="graphic" style:parent-style-name="standard">
      <style:graphic-properties draw:stroke="dash" draw:stroke-dash="a635" svg:stroke-width="0cm" svg:stroke-color="#66ff66" draw:marker-end="a636" svg:stroke-opacity="100%" draw:fill="none"/>
    </style:style>
    <style:style style:name="gr15" style:family="graphic" style:parent-style-name="standard">
      <style:graphic-properties draw:stroke="none" draw:fill="none" draw:textarea-horizontal-align="left" draw:textarea-vertical-align="top" draw:auto-grow-height="true" draw:auto-grow-width="true" fo:min-height="2.137cm" fo:min-width="7.536cm" fo:padding-top="0.125cm" fo:padding-bottom="0.125cm" fo:padding-left="0.25cm" fo:padding-right="0.25cm" fo:wrap-option="no-wrap"/>
    </style:style>
    <style:style style:name="gr16" style:family="graphic" style:parent-style-name="standard">
      <style:graphic-properties draw:stroke="none" draw:fill="none" draw:textarea-horizontal-align="left" draw:textarea-vertical-align="top" draw:auto-grow-height="true" draw:auto-grow-width="true" fo:min-height="3.886cm" fo:min-width="25.408cm" fo:padding-top="0.125cm" fo:padding-bottom="0.125cm" fo:padding-left="0.25cm" fo:padding-right="0.25cm" fo:wrap-option="no-wrap"/>
    </style:style>
    <style:style style:name="gr17"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18" style:family="graphic">
      <style:graphic-properties style:protect="size"/>
    </style:style>
    <style:style style:name="gr19" style:family="graphic" style:parent-style-name="standard">
      <style:graphic-properties draw:stroke="dash" draw:stroke-dash="a673" svg:stroke-width="0cm" svg:stroke-color="#0000ff" draw:marker-end="a674"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20" style:family="graphic" style:parent-style-name="standard">
      <style:graphic-properties draw:stroke="dash" draw:stroke-dash="a678" svg:stroke-width="0cm" svg:stroke-color="#ff6666" draw:marker-end="a679"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21" style:family="graphic" style:parent-style-name="standard">
      <style:graphic-properties draw:stroke="none" draw:fill="none" draw:textarea-horizontal-align="left" draw:textarea-vertical-align="top" draw:auto-grow-height="true" draw:auto-grow-width="true" fo:min-height="0.713cm" fo:min-width="12.876cm" fo:padding-top="0.125cm" fo:padding-bottom="0.125cm" fo:padding-left="0.25cm" fo:padding-right="0.25cm" fo:wrap-option="no-wrap"/>
    </style:style>
    <style:style style:name="gr22" style:family="graphic" style:parent-style-name="standard">
      <style:graphic-properties draw:stroke="dash" draw:stroke-dash="a692" svg:stroke-width="0cm" svg:stroke-color="#ff6666" draw:marker-end="a69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23" style:family="graphic" style:parent-style-name="standard">
      <style:graphic-properties draw:stroke="dash" draw:stroke-dash="a704" svg:stroke-width="0cm" svg:stroke-color="#ff6666" draw:marker-end="a705"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24" style:family="graphic" style:parent-style-name="standard">
      <style:graphic-properties draw:stroke="dash" draw:stroke-dash="a711" svg:stroke-width="0cm" svg:stroke-color="#ff6666" draw:marker-end="a712"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25" style:family="graphic" style:parent-style-name="standard">
      <style:graphic-properties draw:stroke="dash" draw:stroke-dash="a718" svg:stroke-width="0cm" svg:stroke-color="#ff6666" draw:marker-end="a719"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26" style:family="graphic" style:parent-style-name="standard">
      <style:graphic-properties draw:stroke="dash" draw:stroke-dash="a725" svg:stroke-width="0cm" svg:stroke-color="#ff6666" draw:marker-end="a726"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27" style:family="graphic" style:parent-style-name="standard">
      <style:graphic-properties draw:stroke="dash" draw:stroke-dash="a730" svg:stroke-width="0cm" svg:stroke-color="#000000" draw:marker-end="a731" svg:stroke-opacity="100%" draw:fill="none" draw:textarea-horizontal-align="left" draw:textarea-vertical-align="middle" draw:auto-grow-height="false" draw:auto-grow-width="false" fo:padding-top="0.125cm" fo:padding-bottom="0.125cm" fo:padding-left="0.25cm" fo:padding-right="0.25cm" fo:wrap-option="no-wrap"/>
    </style:style>
    <style:style style:name="gr28" style:family="graphic" style:parent-style-name="standard">
      <style:graphic-properties draw:stroke="dash" draw:stroke-dash="a735" svg:stroke-width="0cm" svg:stroke-color="#000000" draw:marker-end="a736" svg:stroke-opacity="100%" draw:fill="none" draw:textarea-horizontal-align="left" draw:textarea-vertical-align="middle" draw:auto-grow-height="false" draw:auto-grow-width="false" fo:padding-top="0.125cm" fo:padding-bottom="0.125cm" fo:padding-left="0.25cm" fo:padding-right="0.25cm" fo:wrap-option="no-wrap"/>
    </style:style>
    <style:style style:name="gr29" style:family="graphic" style:parent-style-name="standard">
      <style:graphic-properties draw:stroke="dash" draw:stroke-dash="a742" svg:stroke-width="0cm" svg:stroke-color="#ff6666" draw:marker-end="a74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30" style:family="graphic" style:parent-style-name="standard">
      <style:graphic-properties draw:stroke="dash" draw:stroke-dash="a748" svg:stroke-width="0cm" svg:stroke-color="#ff6666" draw:marker-end="a749"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31" style:family="graphic" style:parent-style-name="standard">
      <style:graphic-properties draw:stroke="dash" draw:stroke-dash="a759" svg:stroke-width="0cm" svg:stroke-color="#ff6666" draw:marker-end="a760"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32" style:family="graphic" style:parent-style-name="standard">
      <style:graphic-properties draw:stroke="dash" draw:stroke-dash="a764" svg:stroke-width="0cm" svg:stroke-color="#ff6666" draw:marker-end="a765"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33" style:family="graphic" style:parent-style-name="standard">
      <style:graphic-properties draw:stroke="dash" draw:stroke-dash="a770" svg:stroke-width="0cm" svg:stroke-color="#ff6666" draw:marker-end="a771"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34" style:family="graphic" style:parent-style-name="standard">
      <style:graphic-properties draw:stroke="solid" svg:stroke-width="0.035cm" svg:stroke-color="#172c51" svg:stroke-opacity="100%" draw:stroke-linejoin="miter" svg:stroke-linecap="butt" draw:fill="solid" draw:fill-color="#4472c4" draw:opacity="100%" draw:textarea-horizontal-align="center" draw:textarea-vertical-align="middle" draw:auto-grow-height="false" draw:auto-grow-width="false" fo:padding-top="0.127cm" fo:padding-bottom="0.127cm" fo:padding-left="0.254cm" fo:padding-right="0.254cm" fo:wrap-option="wrap"/>
    </style:style>
    <style:style style:name="gr35" style:family="graphic" style:parent-style-name="standard">
      <style:graphic-properties draw:stroke="dash" draw:stroke-dash="a797" svg:stroke-width="0cm" svg:stroke-color="#0000ff" draw:marker-end="a798"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36" style:family="graphic" style:parent-style-name="standard">
      <style:graphic-properties draw:stroke="dash" draw:stroke-dash="a802" svg:stroke-width="0cm" svg:stroke-color="#ff6666" draw:marker-end="a803"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37" style:family="graphic" style:parent-style-name="standard">
      <style:graphic-properties draw:stroke="none" draw:fill="none" draw:textarea-horizontal-align="left" draw:textarea-vertical-align="top" draw:auto-grow-height="true" draw:auto-grow-width="true" fo:min-height="0.74cm" fo:min-width="5.921cm" fo:padding-top="0.125cm" fo:padding-bottom="0.125cm" fo:padding-left="0.25cm" fo:padding-right="0.25cm" fo:wrap-option="no-wrap"/>
    </style:style>
    <style:style style:name="gr38" style:family="graphic" style:parent-style-name="standard">
      <style:graphic-properties draw:stroke="dash" draw:stroke-dash="a817" svg:stroke-width="0cm" svg:stroke-color="#ff6666" draw:marker-end="a818"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39" style:family="graphic" style:parent-style-name="standard">
      <style:graphic-properties draw:stroke="dash" draw:stroke-dash="a828" svg:stroke-width="0cm" svg:stroke-color="#ff6666" draw:marker-end="a829"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0" style:family="graphic" style:parent-style-name="standard">
      <style:graphic-properties draw:stroke="dash" draw:stroke-dash="a835" svg:stroke-width="0cm" svg:stroke-color="#ff6666" draw:marker-end="a836"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1" style:family="graphic" style:parent-style-name="standard">
      <style:graphic-properties draw:stroke="dash" draw:stroke-dash="a842" svg:stroke-width="0cm" svg:stroke-color="#ff6666" draw:marker-end="a84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2" style:family="graphic" style:parent-style-name="standard">
      <style:graphic-properties draw:stroke="dash" draw:stroke-dash="a849" svg:stroke-width="0cm" svg:stroke-color="#ff6666" draw:marker-end="a850"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3" style:family="graphic" style:parent-style-name="standard">
      <style:graphic-properties draw:stroke="dash" draw:stroke-dash="a854" svg:stroke-width="0cm" svg:stroke-color="#000000" draw:marker-end="a855" svg:stroke-opacity="100%" draw:fill="none" draw:textarea-horizontal-align="left" draw:textarea-vertical-align="middle" draw:auto-grow-height="false" draw:auto-grow-width="false" fo:padding-top="0.125cm" fo:padding-bottom="0.125cm" fo:padding-left="0.25cm" fo:padding-right="0.25cm" fo:wrap-option="no-wrap"/>
    </style:style>
    <style:style style:name="gr44" style:family="graphic" style:parent-style-name="standard">
      <style:graphic-properties draw:stroke="dash" draw:stroke-dash="a859" svg:stroke-width="0cm" svg:stroke-color="#000000" draw:marker-end="a860" svg:stroke-opacity="100%" draw:fill="none" draw:textarea-horizontal-align="left" draw:textarea-vertical-align="middle" draw:auto-grow-height="false" draw:auto-grow-width="false" fo:padding-top="0.125cm" fo:padding-bottom="0.125cm" fo:padding-left="0.25cm" fo:padding-right="0.25cm" fo:wrap-option="no-wrap"/>
    </style:style>
    <style:style style:name="gr45" style:family="graphic" style:parent-style-name="standard">
      <style:graphic-properties draw:stroke="dash" draw:stroke-dash="a866" svg:stroke-width="0cm" svg:stroke-color="#ff6666" draw:marker-end="a867"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6" style:family="graphic" style:parent-style-name="standard">
      <style:graphic-properties draw:stroke="dash" draw:stroke-dash="a871" svg:stroke-width="0cm" svg:stroke-color="#ff6666" draw:marker-end="a872"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7" style:family="graphic" style:parent-style-name="standard">
      <style:graphic-properties draw:stroke="dash" draw:stroke-dash="a880" svg:stroke-width="0cm" svg:stroke-color="#ff6666" draw:marker-end="a881"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8" style:family="graphic" style:parent-style-name="standard">
      <style:graphic-properties draw:stroke="dash" draw:stroke-dash="a885" svg:stroke-width="0cm" svg:stroke-color="#ff6666" draw:marker-end="a886"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9" style:family="graphic" style:parent-style-name="standard">
      <style:graphic-properties draw:stroke="dash" draw:stroke-dash="a890" svg:stroke-width="0cm" svg:stroke-color="#ff6666" draw:marker-end="a891"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50" style:family="graphic" style:parent-style-name="standard">
      <style:graphic-properties draw:stroke="none" draw:fill="none" draw:textarea-horizontal-align="left" draw:textarea-vertical-align="top" draw:auto-grow-height="true" draw:auto-grow-width="true" fo:min-height="0.74cm" fo:min-width="5.101cm" fo:padding-top="0.125cm" fo:padding-bottom="0.125cm" fo:padding-left="0.25cm" fo:padding-right="0.25cm" fo:wrap-option="no-wrap"/>
    </style:style>
    <style:style style:name="gr51" style:family="graphic" style:parent-style-name="standard">
      <style:graphic-properties draw:stroke="dash" draw:stroke-dash="a922" svg:stroke-width="0cm" svg:stroke-color="#ff6666" draw:marker-end="a92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52" style:family="graphic" style:parent-style-name="standard">
      <style:graphic-properties draw:stroke="dash" draw:stroke-dash="a927" svg:stroke-width="0cm" svg:stroke-color="#0000ff" draw:marker-end="a928"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53" style:family="graphic" style:parent-style-name="standard">
      <style:graphic-properties draw:stroke="dash" draw:stroke-dash="a932" svg:stroke-width="0cm" svg:stroke-color="#0000ff" draw:marker-end="a933"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54" style:family="graphic" style:parent-style-name="standard">
      <style:graphic-properties draw:stroke="dash" draw:stroke-dash="a937" svg:stroke-width="0cm" svg:stroke-color="#ff6666" draw:marker-end="a938"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55" style:family="graphic" style:parent-style-name="standard">
      <style:graphic-properties draw:stroke="dash" draw:stroke-dash="a949" svg:stroke-width="0cm" svg:stroke-color="#ff6666" draw:marker-end="a950"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56" style:family="graphic" style:parent-style-name="standard">
      <style:graphic-properties draw:stroke="dash" draw:stroke-dash="a957" svg:stroke-width="0cm" svg:stroke-color="#ff6666" draw:marker-end="a958"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57" style:family="graphic" style:parent-style-name="standard">
      <style:graphic-properties draw:stroke="dash" draw:stroke-dash="a964" svg:stroke-width="0cm" svg:stroke-color="#ff6666" draw:marker-end="a965"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58" style:family="graphic" style:parent-style-name="standard">
      <style:graphic-properties draw:stroke="dash" draw:stroke-dash="a971" svg:stroke-width="0cm" svg:stroke-color="#ff6666" draw:marker-end="a972"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59" style:family="graphic" style:parent-style-name="standard">
      <style:graphic-properties draw:stroke="dash" draw:stroke-dash="a978" svg:stroke-width="0cm" svg:stroke-color="#ff6666" draw:marker-end="a979"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0" style:family="graphic" style:parent-style-name="standard">
      <style:graphic-properties draw:stroke="dash" draw:stroke-dash="a985" svg:stroke-width="0cm" svg:stroke-color="#ff6666" draw:marker-end="a986"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1" style:family="graphic" style:parent-style-name="standard">
      <style:graphic-properties draw:stroke="dash" draw:stroke-dash="a996" svg:stroke-width="0cm" svg:stroke-color="#ff6666" draw:marker-end="a997"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2" style:family="graphic" style:parent-style-name="standard">
      <style:graphic-properties draw:stroke="dash" draw:stroke-dash="a1005" svg:stroke-width="0cm" svg:stroke-color="#ff6666" draw:marker-end="a1006"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3" style:family="graphic" style:parent-style-name="standard">
      <style:graphic-properties draw:stroke="dash" draw:stroke-dash="a1013" svg:stroke-width="0cm" svg:stroke-color="#ff6666" draw:marker-end="a1014"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4" style:family="graphic" style:parent-style-name="standard">
      <style:graphic-properties draw:stroke="dash" draw:stroke-dash="a1022" svg:stroke-width="0cm" svg:stroke-color="#ff6666" draw:marker-end="a102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5" style:family="graphic" style:parent-style-name="standard">
      <style:graphic-properties draw:stroke="none" draw:fill="none" draw:textarea-horizontal-align="left" draw:textarea-vertical-align="top" draw:auto-grow-height="true" draw:auto-grow-width="true" fo:min-height="0.74cm" fo:min-width="7.205cm" fo:padding-top="0.125cm" fo:padding-bottom="0.125cm" fo:padding-left="0.25cm" fo:padding-right="0.25cm" fo:wrap-option="no-wrap"/>
    </style:style>
    <style:style style:name="gr66" style:family="graphic" style:parent-style-name="standard">
      <style:graphic-properties draw:stroke="dash" draw:stroke-dash="a1051" svg:stroke-width="0cm" svg:stroke-color="#ff6666" draw:marker-end="a1052"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7" style:family="graphic" style:parent-style-name="standard">
      <style:graphic-properties draw:stroke="dash" draw:stroke-dash="a1062" svg:stroke-width="0cm" svg:stroke-color="#ff6666" draw:marker-end="a106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8" style:family="graphic" style:parent-style-name="standard">
      <style:graphic-properties draw:stroke="none" draw:fill="none" draw:textarea-horizontal-align="left" draw:textarea-vertical-align="top" draw:auto-grow-height="true" draw:auto-grow-width="true" fo:min-height="0.74cm" fo:min-width="5.815cm" fo:padding-top="0.125cm" fo:padding-bottom="0.125cm" fo:padding-left="0.25cm" fo:padding-right="0.25cm" fo:wrap-option="no-wrap"/>
    </style:style>
    <style:style style:name="gr69" style:family="graphic" style:parent-style-name="standard">
      <style:graphic-properties draw:stroke="dash" draw:stroke-dash="a1078" svg:stroke-width="0cm" svg:stroke-color="#ff6666" draw:marker-end="a1079"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70" style:family="graphic" style:parent-style-name="standard">
      <style:graphic-properties draw:stroke="dash" draw:stroke-dash="a1087" svg:stroke-width="0cm" svg:stroke-color="#ff6666" draw:marker-end="a1088"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71" style:family="graphic" style:parent-style-name="standard">
      <style:graphic-properties draw:stroke="none" draw:fill="none" draw:textarea-horizontal-align="left" draw:textarea-vertical-align="top" draw:auto-grow-height="true" draw:auto-grow-width="true" fo:min-height="0.74cm" fo:min-width="4.459cm" fo:padding-top="0.125cm" fo:padding-bottom="0.125cm" fo:padding-left="0.25cm" fo:padding-right="0.25cm" fo:wrap-option="no-wrap"/>
    </style:style>
    <style:style style:name="gr72" style:family="graphic" style:parent-style-name="standard">
      <style:graphic-properties draw:stroke="none" draw:fill="none" draw:textarea-horizontal-align="left" draw:textarea-vertical-align="top" draw:auto-grow-height="true" draw:auto-grow-width="true" fo:min-height="0.74cm" fo:min-width="3.176cm" fo:padding-top="0.125cm" fo:padding-bottom="0.125cm" fo:padding-left="0.25cm" fo:padding-right="0.25cm" fo:wrap-option="no-wrap"/>
    </style:style>
    <style:style style:name="gr73" style:family="graphic" style:parent-style-name="standard">
      <style:graphic-properties draw:stroke="none" draw:fill="none" draw:textarea-horizontal-align="left" draw:textarea-vertical-align="top" draw:auto-grow-height="true" draw:auto-grow-width="true" fo:min-height="0.713cm" fo:min-width="4.748cm" fo:padding-top="0.125cm" fo:padding-bottom="0.125cm" fo:padding-left="0.25cm" fo:padding-right="0.25cm" fo:wrap-option="no-wrap"/>
    </style:style>
    <style:style style:name="gr74" style:family="graphic" style:parent-style-name="standard">
      <style:graphic-properties draw:stroke="none" draw:fill="none" draw:textarea-horizontal-align="left" draw:textarea-vertical-align="top" draw:auto-grow-height="true" draw:auto-grow-width="true" fo:min-height="0.713cm" fo:min-width="6.551cm" fo:padding-top="0.125cm" fo:padding-bottom="0.125cm" fo:padding-left="0.25cm" fo:padding-right="0.25cm" fo:wrap-option="no-wrap"/>
    </style:style>
    <style:style style:name="gr75" style:family="graphic" style:parent-style-name="standard">
      <style:graphic-properties draw:stroke="none" draw:fill="none" draw:textarea-horizontal-align="left" draw:textarea-vertical-align="top" draw:auto-grow-height="true" draw:auto-grow-width="true" fo:min-height="0.733cm" fo:min-width="4.959cm" fo:padding-top="0.125cm" fo:padding-bottom="0.125cm" fo:padding-left="0.25cm" fo:padding-right="0.25cm" fo:wrap-option="no-wrap"/>
    </style:style>
    <style:style style:name="gr76" style:family="graphic" style:parent-style-name="standard">
      <style:graphic-properties draw:stroke="none" draw:fill="none" draw:textarea-horizontal-align="left" draw:textarea-vertical-align="top" draw:auto-grow-height="true" draw:auto-grow-width="true" fo:min-height="0.766cm" fo:min-width="8.136cm" fo:padding-top="0.125cm" fo:padding-bottom="0.125cm" fo:padding-left="0.25cm" fo:padding-right="0.25cm" fo:wrap-option="no-wrap"/>
    </style:style>
    <style:style style:name="gr77" style:family="graphic" style:parent-style-name="standard">
      <style:graphic-properties draw:stroke="none" draw:fill="none" draw:textarea-horizontal-align="left" draw:textarea-vertical-align="top" draw:auto-grow-height="true" draw:auto-grow-width="true" fo:min-height="1.425cm" fo:min-width="3.056cm" fo:padding-top="0.125cm" fo:padding-bottom="0.125cm" fo:padding-left="0.25cm" fo:padding-right="0.25cm" fo:wrap-option="no-wrap"/>
    </style:style>
    <style:style style:name="gr78" style:family="graphic" style:parent-style-name="standard">
      <style:graphic-properties draw:textarea-horizontal-align="justify" draw:textarea-vertical-align="middle" draw:auto-grow-height="false" fo:min-height="0cm" fo:min-width="0cm"/>
    </style:style>
    <style:style style:name="gr79" style:family="graphic" style:parent-style-name="standard">
      <style:graphic-properties draw:stroke="dash" draw:stroke-dash="a742" svg:stroke-width="0cm" svg:stroke-color="#ff6666" draw:marker-end="a74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80" style:family="graphic" style:parent-style-name="standard">
      <style:graphic-properties draw:stroke="none" draw:fill="none" draw:textarea-horizontal-align="left" draw:textarea-vertical-align="top" draw:auto-grow-height="true" draw:auto-grow-width="true" fo:min-height="1.425cm" fo:min-width="7.148cm" fo:padding-top="0.125cm" fo:padding-bottom="0.125cm" fo:padding-left="0.25cm" fo:padding-right="0.25cm" fo:wrap-option="no-wrap"/>
    </style:style>
    <style:style style:name="gr81" style:family="graphic" style:parent-style-name="standard">
      <style:graphic-properties draw:stroke="none" draw:fill="none" draw:textarea-horizontal-align="left" draw:textarea-vertical-align="top" draw:auto-grow-height="true" draw:auto-grow-width="true" fo:min-height="0.917cm" fo:min-width="4.608cm" fo:padding-top="0.125cm" fo:padding-bottom="0.125cm" fo:padding-left="0.25cm" fo:padding-right="0.25cm" fo:wrap-option="no-wrap"/>
    </style:style>
    <style:style style:name="gr82" style:family="graphic" style:parent-style-name="standard">
      <style:graphic-properties draw:stroke="none" draw:fill="none" draw:textarea-horizontal-align="left" draw:textarea-vertical-align="top" draw:auto-grow-height="true" draw:auto-grow-width="true" fo:min-height="0.766cm" fo:min-width="8.926cm" fo:padding-top="0.125cm" fo:padding-bottom="0.125cm" fo:padding-left="0.25cm" fo:padding-right="0.25cm" fo:wrap-option="no-wrap"/>
    </style:style>
    <style:style style:name="gr83" style:family="graphic" style:parent-style-name="standard">
      <style:graphic-properties draw:stroke="none" draw:fill="none" draw:textarea-horizontal-align="left" draw:textarea-vertical-align="top" draw:auto-grow-height="true" draw:auto-grow-width="true" fo:min-height="1.425cm" fo:min-width="2.716cm" fo:padding-top="0.125cm" fo:padding-bottom="0.125cm" fo:padding-left="0.25cm" fo:padding-right="0.25cm" fo:wrap-option="no-wrap"/>
    </style:style>
    <style:style style:name="gr84" style:family="graphic" style:parent-style-name="standard">
      <style:graphic-properties draw:stroke="none" draw:fill="none" draw:textarea-horizontal-align="left" draw:textarea-vertical-align="top" draw:auto-grow-height="true" draw:auto-grow-width="true" fo:min-height="0.766cm" fo:min-width="1.786cm" fo:padding-top="0.125cm" fo:padding-bottom="0.125cm" fo:padding-left="0.25cm" fo:padding-right="0.25cm" fo:wrap-option="no-wrap"/>
    </style:style>
    <style:style style:name="gr85" style:family="graphic" style:parent-style-name="standard">
      <style:graphic-properties draw:stroke="none" draw:fill="none" draw:textarea-horizontal-align="left" draw:textarea-vertical-align="top" draw:auto-grow-height="true" draw:auto-grow-width="true" fo:min-height="0.713cm" fo:min-width="4.959cm" fo:padding-top="0.125cm" fo:padding-bottom="0.125cm" fo:padding-left="0.25cm" fo:padding-right="0.25cm" fo:wrap-option="no-wrap"/>
    </style:style>
    <style:style style:name="gr86" style:family="graphic" style:parent-style-name="standard">
      <style:graphic-properties draw:stroke="none" draw:fill="none" draw:textarea-horizontal-align="left" draw:textarea-vertical-align="top" draw:auto-grow-height="true" draw:auto-grow-width="true" fo:min-height="0.713cm" fo:min-width="4.82cm" fo:padding-top="0.125cm" fo:padding-bottom="0.125cm" fo:padding-left="0.25cm" fo:padding-right="0.25cm" fo:wrap-option="no-wrap"/>
    </style:style>
    <style:style style:name="gr87" style:family="graphic" style:parent-style-name="standard">
      <style:graphic-properties draw:stroke="none" svg:stroke-color="#000000" draw:fill="none" draw:fill-color="#ffffff" draw:auto-grow-height="true" draw:auto-grow-width="false" fo:max-height="0cm" fo:min-height="4.273cm"/>
    </style:style>
    <style:style style:name="gr88" style:family="graphic" style:parent-style-name="standard">
      <style:graphic-properties draw:stroke="none" draw:fill="none" draw:textarea-horizontal-align="left" draw:textarea-vertical-align="top" draw:auto-grow-height="true" draw:auto-grow-width="true" fo:min-height="0.713cm" fo:min-width="5.531cm" fo:padding-top="0.125cm" fo:padding-bottom="0.125cm" fo:padding-left="0.25cm" fo:padding-right="0.25cm" fo:wrap-option="no-wrap"/>
    </style:style>
    <style:style style:name="gr89" style:family="graphic" style:parent-style-name="standard">
      <style:graphic-properties draw:stroke="none" draw:fill="none" draw:textarea-horizontal-align="left" draw:textarea-vertical-align="top" draw:auto-grow-height="true" draw:auto-grow-width="true" fo:min-height="1.465cm" fo:min-width="2.548cm" fo:padding-top="0.125cm" fo:padding-bottom="0.125cm" fo:padding-left="0.25cm" fo:padding-right="0.25cm" fo:wrap-option="no-wrap"/>
    </style:style>
    <style:style style:name="gr90" style:family="graphic" style:parent-style-name="standard">
      <style:graphic-properties draw:stroke="none" draw:fill="none" draw:textarea-horizontal-align="left" draw:textarea-vertical-align="top" draw:auto-grow-height="true" draw:auto-grow-width="true" fo:min-height="0.766cm" fo:min-width="2.711cm" fo:padding-top="0.125cm" fo:padding-bottom="0.125cm" fo:padding-left="0.25cm" fo:padding-right="0.25cm" fo:wrap-option="no-wrap"/>
    </style:style>
    <style:style style:name="gr91" style:family="graphic" style:parent-style-name="standard">
      <style:graphic-properties draw:stroke="none" draw:fill="none" draw:textarea-horizontal-align="left" draw:textarea-vertical-align="top" draw:auto-grow-height="true" draw:auto-grow-width="true" fo:min-height="0.713cm" fo:min-width="2.04cm" fo:padding-top="0.125cm" fo:padding-bottom="0.125cm" fo:padding-left="0.25cm" fo:padding-right="0.25cm" fo:wrap-option="no-wrap"/>
    </style:style>
    <style:style style:name="gr92" style:family="graphic" style:parent-style-name="standard">
      <style:graphic-properties draw:stroke="none" draw:fill="none" draw:textarea-horizontal-align="left" draw:textarea-vertical-align="top" draw:auto-grow-height="true" draw:auto-grow-width="true" fo:min-height="1.425cm" fo:min-width="4.739cm" fo:padding-top="0.125cm" fo:padding-bottom="0.125cm" fo:padding-left="0.25cm" fo:padding-right="0.25cm" fo:wrap-option="no-wrap"/>
    </style:style>
    <style:style style:name="gr93" style:family="graphic" style:parent-style-name="standard">
      <style:graphic-properties draw:stroke="none" draw:fill="none" draw:textarea-horizontal-align="left" draw:textarea-vertical-align="top" draw:auto-grow-height="true" draw:auto-grow-width="true" fo:min-height="1.465cm" fo:min-width="4.959cm" fo:padding-top="0.125cm" fo:padding-bottom="0.125cm" fo:padding-left="0.25cm" fo:padding-right="0.25cm" fo:wrap-option="no-wrap"/>
    </style:style>
    <style:style style:name="gr94" style:family="graphic" style:parent-style-name="objectwithoutfill">
      <style:graphic-properties draw:marker-end="Arrow" draw:marker-end-width="0.105cm" draw:fill="none" draw:textarea-vertical-align="middle"/>
    </style:style>
    <style:style style:name="gr95" style:family="graphic" style:parent-style-name="standard">
      <style:graphic-properties draw:stroke="none" draw:fill="none" draw:textarea-horizontal-align="left" draw:textarea-vertical-align="top" draw:auto-grow-height="true" draw:auto-grow-width="true" fo:min-height="0.713cm" fo:min-width="4.794cm" fo:padding-top="0.125cm" fo:padding-bottom="0.125cm" fo:padding-left="0.25cm" fo:padding-right="0.25cm" fo:wrap-option="no-wrap"/>
    </style:style>
    <style:style style:name="gr96" style:family="graphic" style:parent-style-name="standard">
      <style:graphic-properties draw:stroke="none" svg:stroke-color="#000000" draw:fill="none" draw:fill-color="#ffffff" draw:auto-grow-height="true" draw:auto-grow-width="false" fo:max-height="0cm" fo:min-height="0.713cm"/>
    </style:style>
    <style:style style:name="gr97" style:family="graphic" style:parent-style-name="standard">
      <style:graphic-properties draw:stroke="none" draw:fill="none" draw:textarea-horizontal-align="left" draw:textarea-vertical-align="top" draw:auto-grow-height="true" draw:auto-grow-width="true" fo:min-height="1.425cm" fo:min-width="2.508cm" fo:padding-top="0.125cm" fo:padding-bottom="0.125cm" fo:padding-left="0.25cm" fo:padding-right="0.25cm" fo:wrap-option="no-wrap"/>
    </style:style>
    <style:style style:name="gr98" style:family="graphic" style:parent-style-name="objectwithoutfill">
      <style:graphic-properties draw:marker-start="Arrow" draw:marker-start-width="0.105cm" draw:marker-end="Arrow" draw:marker-end-width="0.105cm" draw:fill="none" draw:textarea-vertical-align="middle"/>
    </style:style>
    <style:style style:name="pr1" style:family="presentation" style:parent-style-name="Master1-Layout7-blank-Blank-notes">
      <style:graphic-properties draw:stroke="none" draw:fill="none" draw:fill-color="#ffffff" draw:textarea-horizontal-align="left" draw:textarea-vertical-align="top" draw:auto-grow-height="true" draw:auto-grow-width="false" fo:min-height="12.572cm" fo:padding-top="0cm" fo:padding-bottom="0cm" fo:padding-left="0cm" fo:padding-right="0cm" fo:wrap-option="wrap"/>
    </style:style>
    <style:style style:name="pr2" style:family="presentation" style:parent-style-name="Master1-Layout7-blank-Blank-notes">
      <style:graphic-properties draw:stroke="none" draw:fill="none" draw:fill-color="#ffffff" draw:textarea-horizontal-align="left" draw:textarea-vertical-align="top" draw:auto-grow-height="false" draw:auto-grow-width="false" fo:min-height="12.573cm" fo:padding-top="0cm" fo:padding-bottom="0cm" fo:padding-left="0cm" fo:padding-right="0cm" fo:wrap-option="wrap"/>
    </style:style>
    <style:style style:name="pr3" style:family="presentation" style:parent-style-name="Master1-Layout7-blank-Blank-notes">
      <style:graphic-properties draw:fill-color="#ffffff" fo:min-height="12.572cm"/>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2" style:family="paragraph">
      <style:paragraph-properties style:writing-mode="lr-tb" style:font-independent-line-spacing="false"/>
    </style:style>
    <style:style style:name="P3"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5" style:family="paragraph">
      <style:paragraph-properties style:writing-mode="lr-tb" style:font-independent-line-spacing="true"/>
    </style:style>
    <style:style style:name="P6" style:family="paragraph">
      <style:paragraph-properties style:writing-mode="lr-tb" style:font-independent-line-spacing="false"/>
      <style:text-properties fo:font-size="18pt"/>
    </style:style>
    <style:style style:name="P7" style:family="paragraph">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8" style:family="paragraph">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9" style:family="paragraph">
      <style:paragraph-properties style:writing-mode="lr-tb" style:font-independent-line-spacing="true"/>
      <style:text-properties fo:font-size="18pt"/>
    </style:style>
    <style:style style:name="P10" style:family="paragraph">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fo:font-weight="bold"/>
    </style:style>
    <style:style style:name="P11" style:family="paragraph">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2" style:family="paragraph">
      <style:paragraph-properties style:writing-mode="lr-tb" style:font-independent-line-spacing="true"/>
      <style:text-properties fo:font-size="20pt"/>
    </style:style>
    <style:style style:name="P13" style:family="paragraph">
      <style:paragraph-properties fo:text-align="center"/>
    </style:style>
    <style:style style:name="P14" style:family="paragraph">
      <style:paragraph-properties style:writing-mode="lr-tb" style:font-independent-line-spacing="false"/>
      <style:text-properties fo:font-size="18pt" fo:font-weight="bold"/>
    </style:style>
    <style:style style:name="P15" style:family="paragraph">
      <style:paragraph-properties fo:margin-left="0cm" fo:margin-right="0cm" fo:margin-top="0cm" fo:margin-bottom="0cm" fo:line-height="100%" fo:text-align="center" fo:text-indent="0cm" style:punctuation-wrap="simple" style:writing-mode="lr-tb">
        <style:tab-stops/>
      </style:paragraph-properties>
      <style:text-properties fo:font-size="18pt"/>
    </style:style>
    <style:style style:name="P16" style:family="paragraph">
      <style:paragraph-properties fo:margin-left="0cm" fo:margin-right="0cm" fo:margin-top="0cm" fo:margin-bottom="0cm" fo:line-height="100%" fo:text-align="center" fo:text-indent="0cm" style:punctuation-wrap="simple" style:writing-mode="lr-tb" style:font-independent-line-spacing="false">
        <style:tab-stops/>
      </style:paragraph-properties>
    </style:style>
    <style:style style:name="T1" style:family="text">
      <style:text-properties fo:color="#000000" style:text-line-through-style="none" style:text-position="0% 100%" fo:font-family="Arial" style:font-family-generic="roma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8pt" style:font-style-asian="normal" style:font-weight-asian="normal" style:font-family-complex="Arial" style:font-pitch-complex="variable" style:font-size-complex="18pt" style:font-style-complex="normal" style:font-weight-complex="normal"/>
    </style:style>
    <style:style style:name="T2" style:family="text">
      <style:text-properties fo:color="#000000" style:text-line-through-style="none" style:text-position="0% 100%" fo:font-family="Arial"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4pt" style:font-style-asian="normal" style:font-weight-asian="normal" style:font-family-complex="Arial" style:font-pitch-complex="variable" style:font-size-complex="14pt" style:font-style-complex="normal" style:font-weight-complex="normal"/>
    </style:style>
    <style:style style:name="T3" style:family="text">
      <style:text-properties fo:color="#000000" style:text-line-through-style="none" style:text-position="0% 100%" fo:font-family="'Times New Roman'"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Lucida Sans Unicode'" style:font-pitch-asian="variable" style:font-size-asian="14pt" style:font-style-asian="normal" style:font-weight-asian="normal" style:font-family-complex="Tahoma" style:font-pitch-complex="variable" style:font-size-complex="14pt" style:font-style-complex="normal" style:font-weight-complex="normal"/>
    </style:style>
    <style:style style:name="T4" style:family="text">
      <style:text-properties fo:color="#000000" style:text-line-through-style="none" style:text-position="0% 100%" fo:font-family="Arial" style:font-family-generic="roman" style:font-pitch="variable" fo:font-size="18pt" fo:letter-spacing="normal" fo:language="en" fo:country="US" fo:font-style="normal" style:text-underline-style="none" fo:font-weight="bold" style:text-underline-mode="continuous" style:text-overline-mode="continuous" style:text-line-through-mode="continuous" style:letter-kerning="true" style:font-family-asian="'Microsoft YaHei'" style:font-pitch-asian="variable" style:font-size-asian="18pt" style:font-style-asian="normal" style:font-weight-asian="normal" style:font-family-complex="Arial" style:font-pitch-complex="variable" style:font-size-complex="18pt" style:font-style-complex="normal" style:font-weight-complex="normal"/>
    </style:style>
    <style:style style:name="T5"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2.54cm"/>
        <style:text-properties fo:font-family="StarSymbol" style:use-window-font-color="true" fo:font-size="45%"/>
      </text:list-level-style-bullet>
      <text:list-level-style-bullet text:level="4" text:bullet-char="●">
        <style:list-level-properties text:space-before="3.81cm"/>
        <style:text-properties fo:font-family="StarSymbol" style:use-window-font-color="true" fo:font-size="45%"/>
      </text:list-level-style-bullet>
      <text:list-level-style-bullet text:level="5" text:bullet-char="●">
        <style:list-level-properties text:space-before="5.08cm"/>
        <style:text-properties fo:font-family="StarSymbol" style:use-window-font-color="true" fo:font-size="45%"/>
      </text:list-level-style-bullet>
      <text:list-level-style-bullet text:level="6" text:bullet-char="●">
        <style:list-level-properties text:space-before="6.35cm"/>
        <style:text-properties fo:font-family="StarSymbol" style:use-window-font-color="true" fo:font-size="45%"/>
      </text:list-level-style-bullet>
      <text:list-level-style-bullet text:level="7" text:bullet-char="●">
        <style:list-level-properties text:space-before="7.62cm"/>
        <style:text-properties fo:font-family="StarSymbol" style:use-window-font-color="true" fo:font-size="45%"/>
      </text:list-level-style-bullet>
      <text:list-level-style-bullet text:level="8" text:bullet-char="●">
        <style:list-level-properties text:space-before="8.89cm"/>
        <style:text-properties fo:font-family="StarSymbol" style:use-window-font-color="true" fo:font-size="45%"/>
      </text:list-level-style-bullet>
      <text:list-level-style-bullet text:level="9" text:bullet-char="●">
        <style:list-level-properties text:space-before="10.1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Blank" presentation:presentation-page-layout-name="AL1T13">
        <draw:custom-shape draw:name="Rectangle 1" draw:style-name="gr1" draw:text-style-name="P2" xml:id="id3" draw:id="id3" draw:layer="layout" svg:width="8.636cm" svg:height="3.556cm" svg:x="15.494cm" svg:y="11.43cm">
          <text:p text:style-name="P1"><text:span text:style-name="T1">Synapse</text:span></text:p>
          <text:p text:style-name="P1"><text:span text:style-name="T1">Firewall</text:span></text:p>
          <draw:enhanced-geometry svg:viewBox="0 0 21600 21600" draw:type="non-primitive" draw:enhanced-path="M 0 0 L 21600 0 21600 21600 0 21600 Z N"/>
        </draw:custom-shape>
        <draw:custom-shape draw:name="Rectangle 2" draw:style-name="gr2" draw:text-style-name="P2" xml:id="id2" draw:id="id2" draw:layer="layout" svg:width="8.382cm" svg:height="4.064cm" svg:x="15.24cm" svg:y="2.286cm">
          <text:p text:style-name="P1"><text:span text:style-name="T1">Storage</text:span></text:p>
          <text:p text:style-name="P1"><text:span text:style-name="T1">Firewall</text:span></text:p>
          <draw:enhanced-geometry svg:viewBox="0 0 21600 21600" draw:type="non-primitive" draw:enhanced-path="M 0 0 L 21600 0 21600 21600 0 21600 Z N"/>
        </draw:custom-shape>
        <draw:custom-shape draw:name="Rectangle 3" draw:style-name="gr3" draw:text-style-name="P2" xml:id="id1" draw:id="id1" draw:layer="layout" svg:width="4.572cm" svg:height="2.54cm" svg:x="1.27cm" svg:y="7.874cm">
          <text:p text:style-name="P3"><text:span text:style-name="T1">Personal</text:span></text:p>
          <text:p text:style-name="P3"><text:span text:style-name="T1">Laptop</text:span></text:p>
          <draw:enhanced-geometry svg:viewBox="0 0 21600 21600" draw:type="non-primitive" draw:enhanced-path="M 0 0 L 21600 0 21600 21600 0 21600 Z N"/>
        </draw:custom-shape>
        <draw:custom-shape draw:name="Rectangle 4" draw:style-name="gr4" draw:text-style-name="P2" draw:layer="layout" svg:width="6.096cm" svg:height="12.7cm" svg:x="8.128cm" svg:y="2.286cm">
          <text:p/>
          <draw:enhanced-geometry svg:viewBox="0 0 21600 21600" draw:type="non-primitive" draw:enhanced-path="M 0 0 L 21600 0 21600 21600 0 21600 Z N"/>
        </draw:custom-shape>
        <draw:custom-shape draw:name="Rectangle 5" draw:style-name="gr5" draw:text-style-name="P2" xml:id="id5" draw:id="id5" draw:layer="layout" svg:width="4.572cm" svg:height="2.54cm" svg:x="18.288cm" svg:y="3.048cm">
          <text:p text:style-name="P3"><text:span text:style-name="T1">Storage Acct</text:span></text:p>
          <text:p text:style-name="P3"><text:span text:style-name="T1">ADLS</text:span></text:p>
          <draw:enhanced-geometry svg:viewBox="0 0 21600 21600" draw:type="non-primitive" draw:enhanced-path="M 0 0 L 21600 0 21600 21600 0 21600 Z N"/>
        </draw:custom-shape>
        <draw:custom-shape draw:name="Rectangle 6" draw:style-name="gr6" draw:text-style-name="P2" draw:layer="layout" svg:width="4.572cm" svg:height="2.54cm" svg:x="18.542cm" svg:y="11.938cm">
          <text:p text:style-name="P3"><text:span text:style-name="T1">Synapse</text:span></text:p>
          <text:p text:style-name="P3"><text:span text:style-name="T1">Server-less</text:span></text:p>
          <text:p text:style-name="P3"><text:span text:style-name="T1">End-Point</text:span></text:p>
          <draw:enhanced-geometry svg:viewBox="0 0 21600 21600" draw:type="non-primitive" draw:enhanced-path="M 0 0 L 21600 0 21600 21600 0 21600 Z N"/>
        </draw:custom-shape>
        <draw:custom-shape draw:name="Rectangle 7" draw:style-name="gr7" draw:text-style-name="P2" xml:id="id4" draw:id="id4" draw:layer="layout" svg:width="4.572cm" svg:height="2.54cm" svg:x="8.89cm" svg:y="7.874cm">
          <text:p text:style-name="P3"><text:span text:style-name="T1">Ubuntu</text:span></text:p>
          <text:p text:style-name="P3"><text:span text:style-name="T1">Edge Node</text:span></text:p>
          <draw:enhanced-geometry svg:viewBox="0 0 21600 21600" draw:type="non-primitive" draw:enhanced-path="M 0 0 L 21600 0 21600 21600 0 21600 Z N"/>
        </draw:custom-shape>
        <draw:frame draw:name="TextBox 8" draw:style-name="gr8" draw:text-style-name="P2" draw:layer="layout" svg:width="2.2cm" svg:height="0.963cm" svg:x="9.992cm" svg:y="2.593cm">
          <draw:text-box>
            <text:p text:style-name="P1"><text:span text:style-name="T1">VNET</text:span></text:p>
          </draw:text-box>
        </draw:frame>
        <draw:custom-shape draw:name="Straight Connector 9" draw:style-name="gr9" draw:text-style-name="P2" draw:layer="layout" svg:width="3.048cm" svg:height="0.001cm" svg:x="5.842cm" svg:y="9.144cm">
          <text:p text:style-name="P3"><text:span text:style-name="T1">SSH</text:span></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onnector draw:name="Connector: Elbow 10" draw:style-name="gr10" draw:layer="layout" svg:x1="3.556cm" svg:y1="7.874cm" svg:x2="15.24cm" svg:y2="4.318cm" draw:start-shape="id1" draw:start-glue-point="0" draw:end-shape="id2" draw:end-glue-point="3" svg:d="M3556 7874v-3556h11684">
          <text:p/>
        </draw:connector>
        <draw:connector draw:name="Connector: Elbow 11" draw:style-name="gr11" draw:layer="layout" svg:x1="3.556cm" svg:y1="10.414cm" svg:x2="15.494cm" svg:y2="13.208cm" draw:start-shape="id1" draw:start-glue-point="2" draw:end-shape="id3" draw:end-glue-point="3" svg:d="M3556 10414v2794h11938">
          <text:p/>
        </draw:connector>
        <draw:connector draw:name="Connector: Elbow 12" draw:style-name="gr12" draw:layer="layout" svg:x1="13.462cm" svg:y1="9.144cm" svg:x2="19.431cm" svg:y2="6.35cm" draw:start-shape="id4" draw:start-glue-point="1" draw:end-shape="id2" draw:end-glue-point="2" svg:d="M13462 9144h5969v-2794">
          <text:p/>
        </draw:connector>
        <draw:connector draw:name="Connector: Elbow 13" draw:style-name="gr13" draw:layer="layout" svg:x1="11.176cm" svg:y1="10.414cm" svg:x2="15.494cm" svg:y2="13.208cm" draw:start-shape="id4" draw:start-glue-point="2" draw:end-shape="id3" draw:end-glue-point="3" svg:d="M11176 10414v2794h4318">
          <text:p/>
        </draw:connector>
        <draw:connector draw:name="Connector: Elbow 14" draw:style-name="gr14" draw:layer="layout" svg:x1="20.574cm" svg:y1="5.588cm" svg:x2="19.812cm" svg:y2="11.43cm" draw:start-shape="id5" draw:start-glue-point="2" draw:end-shape="id3" draw:end-glue-point="0" svg:d="M20574 5588v2922h-762v2920">
          <text:p/>
        </draw:connector>
        <draw:frame draw:name="TextBox 15" draw:style-name="gr15" draw:text-style-name="P2" draw:layer="layout" svg:width="8.036cm" svg:height="2.387cm" svg:x="21.082cm" svg:y="6.757cm">
          <draw:text-box>
            <text:list text:style-name="L2">
              <text:list-item>
                <text:p text:style-name="P1"><text:span text:style-name="T1">VNET Integration Enabled</text:span></text:p>
              </text:list-item>
              <text:list-item>
                <text:p text:style-name="P1"><text:span text:style-name="T1">Private Endpoint</text:span></text:p>
              </text:list-item>
            </text:list>
          </draw:text-box>
        </draw:frame>
        <draw:frame draw:name="TextBox 16" draw:style-name="gr16" draw:text-style-name="P2" draw:layer="layout" svg:width="25.908cm" svg:height="4.136cm" svg:x="1.016cm" svg:y="15.748cm">
          <draw:text-box>
            <text:list text:style-name="L2">
              <text:list-item>
                <text:p text:style-name="P1"><text:span text:style-name="T2">The storage firewall is configured to allow connections to ADLS only from Synapse. All public access is disabled.</text:span></text:p>
              </text:list-item>
              <text:list-item>
                <text:p text:style-name="P1"><text:span text:style-name="T2">Synapse is setup to work with VNET integration and is explicitly allowed to connect to the ADLS storage.</text:span></text:p>
              </text:list-item>
              <text:list-item>
                <text:p text:style-name="P1"><text:span text:style-name="T2">AD groups are created ALL_ACCESS, PII_ACCESS, PCI_ACCESS (if we need to hide PII data).</text:span></text:p>
              </text:list-item>
              <text:list-item>
                <text:p text:style-name="P1"><text:span text:style-name="T2">Data is landed in ADLS and is processed to generate hashed columns of PII/PCI data.</text:span></text:p>
              </text:list-item>
              <text:list-item>
                <text:p text:style-name="P1"><text:span text:style-name="T2">ADHOC entitlements are removed to prevent users from using OPENROWSET functionality and go to ADLS.</text:span></text:p>
              </text:list-item>
              <text:list-item>
                <text:p text:style-name="P1"><text:span text:style-name="T2">External tables are created with just the required columns and entitlements given to the roles as per access needs.</text:span></text:p>
              </text:list-item>
            </text:list>
          </draw:text-box>
        </draw:frame>
        <presentation:notes draw:style-name="dp2">
          <draw:frame draw:name="Slide Number Placeholder 6" draw:style-name="gr17" draw:text-style-name="P5"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1" presentation:class="page"/>
          <draw:frame draw:name="Notes Placeholder 2" presentation:style-name="pr1" draw:text-style-name="P5" draw:layer="layout" svg:width="17.271cm" svg:height="12.572cm" svg:x="2.159cm" svg:y="13.271cm" presentation:class="notes" presentation:placeholder="true">
            <draw:text-box/>
          </draw:frame>
        </presentation:notes>
      </draw:page>
      <draw:page draw:name="page2" draw:style-name="dp1" draw:master-page-name="Master1-Layout7-blank-Blank" presentation:presentation-page-layout-name="AL1T13">
        <draw:custom-shape draw:name="Rectangle 1" draw:style-name="gr19" draw:text-style-name="P2" draw:layer="layout" svg:width="25.622cm" svg:height="15.716cm" svg:x="1.448cm" svg:y="1.886cm">
          <text:p/>
          <draw:enhanced-geometry svg:viewBox="0 0 21600 21600" draw:type="non-primitive" draw:enhanced-path="M 0 0 L 21600 0 21600 21600 0 21600 Z N"/>
        </draw:custom-shape>
        <draw:custom-shape draw:name="Freeform: Shape 2" draw:style-name="gr20" draw:text-style-name="P2" draw:layer="layout" svg:width="6.35cm" svg:height="8.636cm" svg:x="11.684cm" svg:y="6.09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21" draw:text-style-name="P2" draw:layer="layout" svg:width="13.376cm" svg:height="0.963cm" svg:x="2.626cm" svg:y="2.794cm">
          <draw:text-box>
            <text:p text:style-name="P1"><text:span text:style-name="T1">Personal Laptop</text:span></text:p>
          </draw:text-box>
        </draw:frame>
        <draw:custom-shape draw:name="Rectangle 4" draw:style-name="gr22" draw:text-style-name="P2" draw:layer="layout" svg:width="4.572cm" svg:height="2.54cm" svg:x="12.446cm" svg:y="7.62cm">
          <text:p text:style-name="P3"><text:span text:style-name="T1">Docker</text:span></text:p>
          <text:p text:style-name="P3"><text:span text:style-name="T1">(Zookeeper)</text:span></text:p>
          <text:p text:style-name="P3"><text:span text:style-name="T1">Port 2181</text:span></text:p>
          <draw:enhanced-geometry svg:viewBox="0 0 21600 21600" draw:type="non-primitive" draw:enhanced-path="M 0 0 L 21600 0 21600 21600 0 21600 Z N"/>
        </draw:custom-shape>
        <draw:custom-shape draw:name="Rectangle 5" draw:style-name="gr23" draw:text-style-name="P2" draw:layer="layout" svg:width="4.572cm" svg:height="2.54cm" svg:x="12.446cm" svg:y="11.176cm">
          <text:p text:style-name="P3"><text:span text:style-name="T1">Docker</text:span></text:p>
          <text:p text:style-name="P3"><text:span text:style-name="T1">(Bootstrap)</text:span></text:p>
          <text:p text:style-name="P3"><text:span text:style-name="T1">Port 9092</text:span></text:p>
          <draw:enhanced-geometry svg:viewBox="0 0 21600 21600" draw:type="non-primitive" draw:enhanced-path="M 0 0 L 21600 0 21600 21600 0 21600 Z N"/>
        </draw:custom-shape>
        <draw:custom-shape draw:name="Rectangle 6" draw:style-name="gr24" draw:text-style-name="P2" draw:layer="layout" svg:width="4.572cm" svg:height="2.54cm" svg:x="3.556cm" svg:y="5.08cm">
          <text:p text:style-name="P3"><text:span text:style-name="T1">Temperature</text:span></text:p>
          <text:p text:style-name="P3"><text:span text:style-name="T1">Downloader</text:span></text:p>
          <draw:enhanced-geometry svg:viewBox="0 0 21600 21600" draw:type="non-primitive" draw:enhanced-path="M 0 0 L 21600 0 21600 21600 0 21600 Z N"/>
        </draw:custom-shape>
        <draw:custom-shape draw:name="Rectangle 7" draw:style-name="gr25" draw:text-style-name="P2" draw:layer="layout" svg:width="4.572cm" svg:height="2.54cm" svg:x="3.556cm" svg:y="8.89cm">
          <text:p text:style-name="P3"><text:span text:style-name="T1">Temperature</text:span></text:p>
          <text:p text:style-name="P3"><text:span text:style-name="T1">Reformatter</text:span></text:p>
          <draw:enhanced-geometry svg:viewBox="0 0 21600 21600" draw:type="non-primitive" draw:enhanced-path="M 0 0 L 21600 0 21600 21600 0 21600 Z N"/>
        </draw:custom-shape>
        <draw:custom-shape draw:name="Rectangle 8" draw:style-name="gr26" draw:text-style-name="P2" draw:layer="layout" svg:width="4.572cm" svg:height="2.54cm" svg:x="3.556cm" svg:y="12.7cm">
          <text:p text:style-name="P3"><text:span text:style-name="T1">Temperature</text:span></text:p>
          <text:p text:style-name="P3"><text:span text:style-name="T1">Streamer</text:span></text:p>
          <draw:enhanced-geometry svg:viewBox="0 0 21600 21600" draw:type="non-primitive" draw:enhanced-path="M 0 0 L 21600 0 21600 21600 0 21600 Z N"/>
        </draw:custom-shape>
        <draw:custom-shape draw:name="Straight Connector 9" draw:style-name="gr27" draw:text-style-name="P2" draw:layer="layout" svg:width="0.001cm" svg:height="1.27cm" svg:x="5.842cm" svg:y="7.6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Straight Connector 10" draw:style-name="gr28" draw:text-style-name="P2" draw:layer="layout" svg:width="0.001cm" svg:height="1.27cm" svg:x="5.842cm" svg:y="11.43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Rectangle 12" draw:style-name="gr29" draw:text-style-name="P2" draw:layer="layout" svg:width="4.572cm" svg:height="2.54cm" svg:x="18.962cm" svg:y="6.906cm">
          <text:p text:style-name="P3"><text:span text:style-name="T1">Spark Stream</text:span></text:p>
          <text:p text:style-name="P3"><text:span text:style-name="T1">Analytics</text:span></text:p>
          <draw:enhanced-geometry svg:viewBox="0 0 21600 21600" draw:type="non-primitive" draw:enhanced-path="M 0 0 L 21600 0 21600 21600 0 21600 Z N"/>
        </draw:custom-shape>
        <draw:custom-shape draw:name="Freeform: Shape 14" draw:style-name="gr30" draw:text-style-name="P2" draw:layer="layout" svg:width="4.887cm" svg:height="2.032cm" svg:x="16.361cm" svg:y="15.287cm">
          <text:p text:style-name="P3"><text:span text:style-name="T1">Delta Forma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Rectangle 18" draw:style-name="gr31" draw:text-style-name="P2" draw:layer="layout" svg:width="4.572cm" svg:height="2.54cm" svg:x="19.006cm" svg:y="11.017cm">
          <text:p text:style-name="P3"><text:span text:style-name="T1">Stream </text:span></text:p>
          <text:p text:style-name="P3"><text:span text:style-name="T1">Download</text:span></text:p>
          <draw:enhanced-geometry svg:viewBox="0 0 21600 21600" draw:type="non-primitive" draw:enhanced-path="M 0 0 L 21600 0 21600 21600 0 21600 Z N"/>
        </draw:custom-shape>
        <draw:custom-shape draw:name="Freeform: Shape 20" draw:style-name="gr32" draw:text-style-name="P2" draw:layer="layout" svg:width="4.318cm" svg:height="2.032cm" svg:x="19.133cm" svg:y="3.354cm">
          <text:p text:style-name="P3"><text:span text:style-name="T1">Aggregates</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Freeform: Shape 21" draw:style-name="gr33" draw:text-style-name="P2" draw:layer="layout" svg:width="4.868cm" svg:height="2.032cm" svg:x="21.59cm" svg:y="15.298cm">
          <text:p text:style-name="P3"><text:span text:style-name="T1">Parquet Forma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rrow: Down 22" draw:style-name="gr34" draw:text-style-name="P5" draw:layer="layout" svg:width="0.928cm" svg:height="1.683cm" svg:x="20.955cm" svg:y="13.733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3" draw:style-name="gr34" draw:text-style-name="P5" draw:layer="layout" svg:width="0.928cm" svg:height="1.683cm" draw:transform="rotate (1.5707963267946) translate (17.78cm 12.91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4" draw:style-name="gr34" draw:text-style-name="P5" draw:layer="layout" svg:width="0.928cm" svg:height="1.683cm" draw:transform="rotate (1.5707963267946) translate (17.635cm 9.017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5" draw:style-name="gr34" draw:text-style-name="P5" draw:layer="layout" svg:width="-0.928cm" svg:height="-1.683cm" svg:x="21.756cm" svg:y="6.861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6" draw:style-name="gr34" draw:text-style-name="P5" draw:layer="layout" svg:width="0.963cm" svg:height="3.505cm" draw:transform="rotate (1.5707963267946) translate (8.179cm 14.215cm)">
          <text:p/>
          <draw:enhanced-geometry svg:viewBox="0 0 21600 21600" draw:text-areas="?f0 0 ?f2 ?f5" draw:glue-points="0 ?f1 21600 ?f1" draw:type="non-primitive" draw:modifiers="18632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frame draw:name="Slide Number Placeholder 6" draw:style-name="gr17" draw:text-style-name="P5"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2" presentation:class="page"/>
          <draw:frame draw:name="Notes Placeholder 2" presentation:style-name="pr2" draw:text-style-name="P5" draw:layer="layout" svg:width="17.271cm" svg:height="12.572cm" svg:x="2.159cm" svg:y="13.271cm" presentation:class="notes" presentation:placeholder="true">
            <draw:text-box/>
          </draw:frame>
        </presentation:notes>
      </draw:page>
      <draw:page draw:name="Slide3" draw:style-name="dp3" draw:master-page-name="Master1-Layout7-blank-Blank" presentation:presentation-page-layout-name="AL1T13">
        <draw:custom-shape draw:name="Rectangle 1" draw:style-name="gr35" draw:text-style-name="P2" draw:layer="layout" svg:width="25.622cm" svg:height="15.716cm" svg:x="1.448cm" svg:y="1.886cm">
          <text:p/>
          <draw:enhanced-geometry svg:viewBox="0 0 21600 21600" draw:type="non-primitive" draw:enhanced-path="M 0 0 L 21600 0 21600 21600 0 21600 Z N"/>
        </draw:custom-shape>
        <draw:custom-shape draw:name="Freeform: Shape 2" draw:style-name="gr36" draw:text-style-name="P2" draw:layer="layout" svg:width="6.35cm" svg:height="8.636cm" svg:x="11.684cm" svg:y="6.09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37" draw:text-style-name="P2" draw:layer="layout" svg:width="6.421cm" svg:height="0.99cm" svg:x="2.626cm" svg:y="2.794cm">
          <draw:text-box>
            <text:p text:style-name="P1"><text:span text:style-name="T1">Ubuntu VM on Azure</text:span></text:p>
          </draw:text-box>
        </draw:frame>
        <draw:custom-shape draw:name="Rectangle 4" draw:style-name="gr38" draw:text-style-name="P2" draw:layer="layout" svg:width="4.572cm" svg:height="2.54cm" svg:x="12.446cm" svg:y="7.62cm">
          <text:p text:style-name="P3"><text:span text:style-name="T1"/></text:p>
          <text:p text:style-name="P3"><text:span text:style-name="T1">(Zookeeper)</text:span></text:p>
          <text:p text:style-name="P3"><text:span text:style-name="T1">Port 2181</text:span></text:p>
          <draw:enhanced-geometry svg:viewBox="0 0 21600 21600" draw:type="non-primitive" draw:enhanced-path="M 0 0 L 21600 0 21600 21600 0 21600 Z N"/>
        </draw:custom-shape>
        <draw:custom-shape draw:name="Rectangle 5" draw:style-name="gr39" draw:text-style-name="P2" draw:layer="layout" svg:width="4.572cm" svg:height="2.54cm" svg:x="12.446cm" svg:y="11.176cm">
          <text:p text:style-name="P3"><text:span text:style-name="T1">(Bootstrap)</text:span></text:p>
          <text:p text:style-name="P3"><text:span text:style-name="T1">Port 9092</text:span></text:p>
          <draw:enhanced-geometry svg:viewBox="0 0 21600 21600" draw:type="non-primitive" draw:enhanced-path="M 0 0 L 21600 0 21600 21600 0 21600 Z N"/>
        </draw:custom-shape>
        <draw:custom-shape draw:name="Rectangle 6" draw:style-name="gr40" draw:text-style-name="P2" draw:layer="layout" svg:width="4.572cm" svg:height="2.54cm" svg:x="3.556cm" svg:y="5.08cm">
          <text:p text:style-name="P3"><text:span text:style-name="T1">Temperature</text:span></text:p>
          <text:p text:style-name="P3"><text:span text:style-name="T1">Downloader</text:span></text:p>
          <draw:enhanced-geometry svg:viewBox="0 0 21600 21600" draw:type="non-primitive" draw:enhanced-path="M 0 0 L 21600 0 21600 21600 0 21600 Z N"/>
        </draw:custom-shape>
        <draw:custom-shape draw:name="Rectangle 7" draw:style-name="gr41" draw:text-style-name="P2" draw:layer="layout" svg:width="4.572cm" svg:height="2.54cm" svg:x="3.556cm" svg:y="8.89cm">
          <text:p text:style-name="P3"><text:span text:style-name="T1">Temperature</text:span></text:p>
          <text:p text:style-name="P3"><text:span text:style-name="T1">Reformatter</text:span></text:p>
          <draw:enhanced-geometry svg:viewBox="0 0 21600 21600" draw:type="non-primitive" draw:enhanced-path="M 0 0 L 21600 0 21600 21600 0 21600 Z N"/>
        </draw:custom-shape>
        <draw:custom-shape draw:name="Rectangle 8" draw:style-name="gr42" draw:text-style-name="P2" draw:layer="layout" svg:width="4.572cm" svg:height="2.54cm" svg:x="3.556cm" svg:y="12.7cm">
          <text:p text:style-name="P3"><text:span text:style-name="T1">Temperature</text:span></text:p>
          <text:p text:style-name="P3"><text:span text:style-name="T1">Streamer</text:span></text:p>
          <draw:enhanced-geometry svg:viewBox="0 0 21600 21600" draw:type="non-primitive" draw:enhanced-path="M 0 0 L 21600 0 21600 21600 0 21600 Z N"/>
        </draw:custom-shape>
        <draw:custom-shape draw:name="Straight Connector 9" draw:style-name="gr43" draw:text-style-name="P2" draw:layer="layout" svg:width="0.001cm" svg:height="1.27cm" svg:x="5.842cm" svg:y="7.6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Straight Connector 10" draw:style-name="gr44" draw:text-style-name="P2" draw:layer="layout" svg:width="0.001cm" svg:height="1.27cm" svg:x="5.842cm" svg:y="11.43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Rectangle 12" draw:style-name="gr45" draw:text-style-name="P2" draw:layer="layout" svg:width="4.572cm" svg:height="2.54cm" svg:x="18.962cm" svg:y="6.906cm">
          <text:p text:style-name="P3"><text:span text:style-name="T1">Spark Stream</text:span></text:p>
          <text:p text:style-name="P3"><text:span text:style-name="T1">Analytics</text:span></text:p>
          <draw:enhanced-geometry svg:viewBox="0 0 21600 21600" draw:type="non-primitive" draw:enhanced-path="M 0 0 L 21600 0 21600 21600 0 21600 Z N"/>
        </draw:custom-shape>
        <draw:custom-shape draw:name="Freeform: Shape 14" draw:style-name="gr46" draw:text-style-name="P2" draw:layer="layout" svg:width="4.887cm" svg:height="2.032cm" svg:x="16.361cm" svg:y="15.287cm">
          <text:p text:style-name="P3"><text:span text:style-name="T1">Delta Forma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Rectangle 18" draw:style-name="gr47" draw:text-style-name="P2" draw:layer="layout" svg:width="4.572cm" svg:height="2.54cm" svg:x="19.006cm" svg:y="11.017cm">
          <text:p text:style-name="P3"><text:span text:style-name="T1">Stream </text:span></text:p>
          <text:p text:style-name="P3"><text:span text:style-name="T1">Download</text:span></text:p>
          <draw:enhanced-geometry svg:viewBox="0 0 21600 21600" draw:type="non-primitive" draw:enhanced-path="M 0 0 L 21600 0 21600 21600 0 21600 Z N"/>
        </draw:custom-shape>
        <draw:custom-shape draw:name="Freeform: Shape 20" draw:style-name="gr48" draw:text-style-name="P2" draw:layer="layout" svg:width="4.318cm" svg:height="2.032cm" svg:x="19.133cm" svg:y="3.354cm">
          <text:p text:style-name="P3"><text:span text:style-name="T1">Aggregates</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Freeform: Shape 21" draw:style-name="gr49" draw:text-style-name="P2" draw:layer="layout" svg:width="4.868cm" svg:height="2.032cm" svg:x="21.59cm" svg:y="15.298cm">
          <text:p text:style-name="P3"><text:span text:style-name="T1">Parquet Forma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rrow: Down 22" draw:style-name="gr34" draw:text-style-name="P5" draw:layer="layout" svg:width="0.928cm" svg:height="1.683cm" svg:x="20.955cm" svg:y="13.733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3" draw:style-name="gr34" draw:text-style-name="P5" draw:layer="layout" svg:width="0.928cm" svg:height="1.683cm" draw:transform="rotate (1.5707963267946) translate (17.78cm 12.91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4" draw:style-name="gr34" draw:text-style-name="P5" draw:layer="layout" svg:width="0.928cm" svg:height="1.683cm" draw:transform="rotate (1.5707963267946) translate (17.635cm 9.017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5" draw:style-name="gr34" draw:text-style-name="P5" draw:layer="layout" svg:width="-0.928cm" svg:height="-1.683cm" svg:x="21.756cm" svg:y="6.861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6" draw:style-name="gr34" draw:text-style-name="P5" draw:layer="layout" svg:width="0.963cm" svg:height="3.505cm" draw:transform="rotate (1.5707963267946) translate (8.179cm 14.215cm)">
          <text:p/>
          <draw:enhanced-geometry svg:viewBox="0 0 21600 21600" draw:text-areas="?f0 0 ?f2 ?f5" draw:glue-points="0 ?f1 21600 ?f1" draw:type="non-primitive" draw:modifiers="18632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11" draw:style-name="gr50" draw:text-style-name="P2" draw:layer="layout" svg:width="5.601cm" svg:height="0.99cm" svg:x="11.714cm" svg:y="6.234cm">
          <draw:text-box>
            <text:p text:style-name="P1"><text:span text:style-name="T1">Kafka &amp; ZK Install</text:span></text:p>
          </draw:text-box>
        </draw:frame>
        <presentation:notes draw:style-name="dp2">
          <draw:frame draw:name="Slide Number Placeholder 6" draw:style-name="gr17" draw:text-style-name="P5"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3" presentation:class="page"/>
          <draw:frame draw:name="Notes Placeholder 2" presentation:style-name="pr2" draw:text-style-name="P5" draw:layer="layout" svg:width="17.271cm" svg:height="12.572cm" svg:x="2.159cm" svg:y="13.271cm" presentation:class="notes" presentation:placeholder="true">
            <draw:text-box/>
          </draw:frame>
        </presentation:notes>
      </draw:page>
      <draw:page draw:name="Slide4" draw:style-name="dp3" draw:master-page-name="Master1-Layout7-blank-Blank" presentation:presentation-page-layout-name="AL1T13">
        <draw:custom-shape draw:name="Rectangle 27" draw:style-name="gr51" draw:text-style-name="P2" draw:layer="layout" svg:width="6.599cm" svg:height="8.588cm" svg:x="18.455cm" svg:y="3.265cm">
          <text:p/>
          <draw:enhanced-geometry svg:viewBox="0 0 21600 21600" draw:type="non-primitive" draw:enhanced-path="M 0 0 L 21600 0 21600 21600 0 21600 Z N"/>
        </draw:custom-shape>
        <draw:custom-shape draw:name="Rectangle 13" draw:style-name="gr52" draw:text-style-name="P2" draw:layer="layout" svg:width="25.8cm" svg:height="3.369cm" svg:x="1.959cm" svg:y="13.652cm">
          <text:p/>
          <draw:enhanced-geometry svg:viewBox="0 0 21600 21600" draw:type="non-primitive" draw:enhanced-path="M 0 0 L 21600 0 21600 21600 0 21600 Z N"/>
        </draw:custom-shape>
        <draw:custom-shape draw:name="Rectangle 1" draw:style-name="gr53" draw:text-style-name="P2" draw:layer="layout" svg:width="14.963cm" svg:height="10.525cm" svg:x="1.991cm" svg:y="2.045cm">
          <text:p/>
          <draw:enhanced-geometry svg:viewBox="0 0 21600 21600" draw:type="non-primitive" draw:enhanced-path="M 0 0 L 21600 0 21600 21600 0 21600 Z N"/>
        </draw:custom-shape>
        <draw:custom-shape draw:name="Freeform: Shape 2" draw:style-name="gr54" draw:text-style-name="P2" draw:layer="layout" svg:width="6.35cm" svg:height="8.636cm" svg:x="10.026cm" svg:y="3.379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37" draw:text-style-name="P2" draw:layer="layout" svg:width="6.421cm" svg:height="0.99cm" svg:x="8.504cm" svg:y="2.191cm">
          <draw:text-box>
            <text:p text:style-name="P1"><text:span text:style-name="T1">Ubuntu VM on Azure</text:span></text:p>
          </draw:text-box>
        </draw:frame>
        <draw:custom-shape draw:name="Rectangle 4" draw:style-name="gr55" draw:text-style-name="P2" draw:layer="layout" svg:width="4.572cm" svg:height="2.54cm" svg:x="10.788cm" svg:y="4.903cm">
          <text:p text:style-name="P3"><text:span text:style-name="T1"/></text:p>
          <text:p text:style-name="P3"><text:span text:style-name="T1">(Zookeeper)</text:span></text:p>
          <text:p text:style-name="P3"><text:span text:style-name="T1">Port 2181</text:span></text:p>
          <draw:enhanced-geometry svg:viewBox="0 0 21600 21600" draw:type="non-primitive" draw:enhanced-path="M 0 0 L 21600 0 21600 21600 0 21600 Z N"/>
        </draw:custom-shape>
        <draw:custom-shape draw:name="Rectangle 5" draw:style-name="gr56" draw:text-style-name="P2" draw:layer="layout" svg:width="4.572cm" svg:height="2.54cm" svg:x="10.788cm" svg:y="8.459cm">
          <text:p text:style-name="P3"><text:span text:style-name="T1">(Bootstrap)</text:span></text:p>
          <text:p text:style-name="P3"><text:span text:style-name="T1">Port 9092</text:span></text:p>
          <draw:enhanced-geometry svg:viewBox="0 0 21600 21600" draw:type="non-primitive" draw:enhanced-path="M 0 0 L 21600 0 21600 21600 0 21600 Z N"/>
        </draw:custom-shape>
        <draw:custom-shape draw:name="Rectangle 6" draw:style-name="gr57" draw:text-style-name="P2" draw:layer="layout" svg:width="4.572cm" svg:height="2.54cm" svg:x="3.556cm" svg:y="2.363cm">
          <text:p text:style-name="P3"><text:span text:style-name="T1">Temperature</text:span></text:p>
          <text:p text:style-name="P3"><text:span text:style-name="T1">Downloader</text:span></text:p>
          <draw:enhanced-geometry svg:viewBox="0 0 21600 21600" draw:type="non-primitive" draw:enhanced-path="M 0 0 L 21600 0 21600 21600 0 21600 Z N"/>
        </draw:custom-shape>
        <draw:custom-shape draw:name="Rectangle 7" draw:style-name="gr58" draw:text-style-name="P2" draw:layer="layout" svg:width="4.572cm" svg:height="2.54cm" svg:x="3.499cm" svg:y="5.722cm">
          <text:p text:style-name="P3"><text:span text:style-name="T1">Temperature</text:span></text:p>
          <text:p text:style-name="P3"><text:span text:style-name="T1">Reformatter</text:span></text:p>
          <draw:enhanced-geometry svg:viewBox="0 0 21600 21600" draw:type="non-primitive" draw:enhanced-path="M 0 0 L 21600 0 21600 21600 0 21600 Z N"/>
        </draw:custom-shape>
        <draw:custom-shape draw:name="Rectangle 8" draw:style-name="gr59" draw:text-style-name="P2" draw:layer="layout" svg:width="4.572cm" svg:height="2.54cm" svg:x="3.52cm" svg:y="9.23cm">
          <text:p text:style-name="P3"><text:span text:style-name="T1">Temperature</text:span></text:p>
          <text:p text:style-name="P3"><text:span text:style-name="T1">Streamer</text:span></text:p>
          <draw:enhanced-geometry svg:viewBox="0 0 21600 21600" draw:type="non-primitive" draw:enhanced-path="M 0 0 L 21600 0 21600 21600 0 21600 Z N"/>
        </draw:custom-shape>
        <draw:custom-shape draw:name="Rectangle 12" draw:style-name="gr60" draw:text-style-name="P2" draw:layer="layout" svg:width="4.572cm" svg:height="2.54cm" svg:x="19.403cm" svg:y="4.214cm">
          <text:p text:style-name="P3"><text:span text:style-name="T1">Spark Stream</text:span></text:p>
          <text:p text:style-name="P3"><text:span text:style-name="T1">Analytics</text:span></text:p>
          <draw:enhanced-geometry svg:viewBox="0 0 21600 21600" draw:type="non-primitive" draw:enhanced-path="M 0 0 L 21600 0 21600 21600 0 21600 Z N"/>
        </draw:custom-shape>
        <draw:custom-shape draw:name="Freeform: Shape 14" draw:style-name="gr61" draw:text-style-name="P2" draw:layer="layout" svg:width="5.412cm" svg:height="2.032cm" svg:x="16.015cm" svg:y="14.142cm">
          <text:p text:style-name="P3"><text:span text:style-name="T1">Temperatures</text:span></text:p>
          <text:p text:style-name="P3"><text:span text:style-name="T1">Delta</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Rectangle 18" draw:style-name="gr62" draw:text-style-name="P2" draw:layer="layout" svg:width="4.572cm" svg:height="2.54cm" svg:x="19.505cm" svg:y="8.288cm">
          <text:p text:style-name="P3"><text:span text:style-name="T1">Stream </text:span></text:p>
          <text:p text:style-name="P3"><text:span text:style-name="T1">Download</text:span></text:p>
          <draw:enhanced-geometry svg:viewBox="0 0 21600 21600" draw:type="non-primitive" draw:enhanced-path="M 0 0 L 21600 0 21600 21600 0 21600 Z N"/>
        </draw:custom-shape>
        <draw:custom-shape draw:name="Freeform: Shape 20" draw:style-name="gr63" draw:text-style-name="P2" draw:layer="layout" svg:width="5.99cm" svg:height="2.032cm" svg:x="18.455cm" svg:y="0.4cm">
          <text:p text:style-name="P3"><text:span text:style-name="T1">Stream </text:span></text:p>
          <text:p text:style-name="P3"><text:span text:style-name="T1">Aggregates</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Freeform: Shape 21" draw:style-name="gr64" draw:text-style-name="P2" draw:layer="layout" svg:width="5.297cm" svg:height="2.032cm" svg:x="21.945cm" svg:y="14.142cm">
          <text:p text:style-name="P3"><text:span text:style-name="T1">Temperatures</text:span></text:p>
          <text:p text:style-name="P3"><text:span text:style-name="T1">Parque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rrow: Down 22" draw:style-name="gr34" draw:text-style-name="P5" draw:layer="layout" svg:width="1.32cm" svg:height="1.96cm" svg:x="21.081cm" svg:y="11.853cm">
          <text:p/>
          <draw:enhanced-geometry svg:viewBox="0 0 21600 21600" draw:text-areas="?f0 0 ?f2 ?f5" draw:glue-points="0 ?f1 21600 ?f1" draw:type="non-primitive" draw:modifiers="14325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4" draw:style-name="gr34" draw:text-style-name="P5" draw:layer="layout" svg:width="1.217cm" svg:height="2.192cm" draw:transform="rotate (1.5707963267946) translate (16.327cm 6.754cm)">
          <text:p/>
          <draw:enhanced-geometry svg:viewBox="0 0 21600 21600" draw:text-areas="?f0 0 ?f2 ?f5" draw:glue-points="0 ?f1 21600 ?f1" draw:type="non-primitive" draw:modifiers="15606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5" draw:style-name="gr34" draw:text-style-name="P5" draw:layer="layout" svg:width="-0.928cm" svg:height="-1.683cm" svg:x="21.891cm" svg:y="4.157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6" draw:style-name="gr34" draw:text-style-name="P5" draw:layer="layout" svg:width="1.318cm" svg:height="1.844cm" draw:transform="rotate (1.5707963267946) translate (8.179cm 11.853cm)">
          <text:p/>
          <draw:enhanced-geometry svg:viewBox="0 0 21600 21600" draw:text-areas="?f0 0 ?f2 ?f5" draw:glue-points="0 ?f1 21600 ?f1" draw:type="non-primitive" draw:modifiers="13878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11" draw:style-name="gr50" draw:text-style-name="P2" draw:layer="layout" svg:width="5.601cm" svg:height="0.99cm" svg:x="10.056cm" svg:y="3.517cm">
          <draw:text-box>
            <text:p text:style-name="P1"><text:span text:style-name="T1">Kafka &amp; ZK Install</text:span></text:p>
          </draw:text-box>
        </draw:frame>
        <draw:frame draw:name="TextBox 15" draw:style-name="gr65" draw:text-style-name="P2" draw:layer="layout" svg:width="7.705cm" svg:height="0.99cm" svg:x="20.267cm" svg:y="16.102cm">
          <draw:text-box>
            <text:p text:style-name="P1"><text:span text:style-name="T1">Azure Data Lake Storage</text:span></text:p>
          </draw:text-box>
        </draw:frame>
        <draw:custom-shape draw:name="Rectangle 16" draw:style-name="gr66" draw:text-style-name="P2" draw:layer="layout" svg:width="4.13cm" svg:height="1.807cm" svg:x="8.768cm" svg:y="17.831cm">
          <text:p text:style-name="P3"><text:span text:style-name="T1">Synapse </text:span></text:p>
          <text:p text:style-name="P3"><text:span text:style-name="T1">Serverless</text:span></text:p>
          <draw:enhanced-geometry svg:viewBox="0 0 21600 21600" draw:type="non-primitive" draw:enhanced-path="M 0 0 L 21600 0 21600 21600 0 21600 Z N"/>
        </draw:custom-shape>
        <draw:custom-shape draw:name="Arrow: Down 17" draw:style-name="gr34" draw:text-style-name="P5" draw:layer="layout" svg:width="0.942cm" svg:height="1.305cm" svg:x="13.311cm" svg:y="16.526cm">
          <text:p/>
          <draw:enhanced-geometry svg:viewBox="0 0 21600 21600" draw:text-areas="?f0 0 ?f2 ?f5" draw:glue-points="0 ?f1 21600 ?f1" draw:type="non-primitive" draw:modifiers="1380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19" draw:style-name="gr67" draw:text-style-name="P2" draw:layer="layout" svg:width="4.13cm" svg:height="1.807cm" svg:x="14.925cm" svg:y="17.799cm">
          <text:p text:style-name="P3"><text:span text:style-name="T1">Synapse </text:span></text:p>
          <text:p text:style-name="P3"><text:span text:style-name="T1">Dedicated</text:span></text:p>
          <draw:enhanced-geometry svg:viewBox="0 0 21600 21600" draw:type="non-primitive" draw:enhanced-path="M 0 0 L 21600 0 21600 21600 0 21600 Z N"/>
        </draw:custom-shape>
        <draw:custom-shape draw:name="Arrow: Down 28" draw:style-name="gr34" draw:text-style-name="P5" draw:layer="layout" svg:width="1.217cm" svg:height="2.192cm" draw:transform="rotate (1.5707963267946) translate (16.41cm 10.591cm)">
          <text:p/>
          <draw:enhanced-geometry svg:viewBox="0 0 21600 21600" draw:text-areas="?f0 0 ?f2 ?f5" draw:glue-points="0 ?f1 21600 ?f1" draw:type="non-primitive" draw:modifiers="15606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29" draw:style-name="gr68" draw:text-style-name="P2" draw:layer="layout" svg:width="6.315cm" svg:height="0.99cm" svg:x="18.455cm" svg:y="6.949cm">
          <draw:text-box>
            <text:p text:style-name="P1"><text:span text:style-name="T1">Synapse Spark Pool</text:span></text:p>
          </draw:text-box>
        </draw:frame>
        <draw:custom-shape draw:name="Freeform: Shape 30" draw:style-name="gr69" draw:text-style-name="P2" draw:layer="layout" svg:width="5.412cm" svg:height="2.032cm" svg:x="2.181cm" svg:y="14.142cm">
          <text:p text:style-name="P3"><text:span text:style-name="T1">Temperatures</text:span></text:p>
          <text:p text:style-name="P3"><text:span text:style-name="T1">Raw</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Freeform: Shape 31" draw:style-name="gr70" draw:text-style-name="P2" draw:layer="layout" svg:width="5.412cm" svg:height="2.032cm" svg:x="8.504cm" svg:y="14.142cm">
          <text:p text:style-name="P3"><text:span text:style-name="T1">Temperatures</text:span></text:p>
          <text:p text:style-name="P3"><text:span text:style-name="T1">(Silver)</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rrow: Down 32" draw:style-name="gr34" draw:text-style-name="P5" draw:layer="layout" svg:width="0.942cm" svg:height="1.305cm" svg:x="2.558cm" svg:y="12.545cm">
          <text:p/>
          <draw:enhanced-geometry svg:viewBox="0 0 21600 21600" draw:text-areas="?f0 0 ?f2 ?f5" draw:glue-points="0 ?f1 21600 ?f1" draw:type="non-primitive" draw:modifiers="1380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3" draw:style-name="gr71" draw:text-style-name="P2" draw:layer="layout" svg:width="4.959cm" svg:height="0.99cm" svg:x="22.358cm" svg:y="12.076cm">
          <draw:text-box>
            <text:p text:style-name="P1"><text:span text:style-name="T1">Streaming Flow</text:span></text:p>
          </draw:text-box>
        </draw:frame>
        <draw:frame draw:name="TextBox 34" draw:style-name="gr72" draw:text-style-name="P2" draw:layer="layout" svg:width="3.676cm" svg:height="0.99cm" svg:x="9.473cm" svg:y="12.57cm">
          <draw:text-box>
            <text:p text:style-name="P1"><text:span text:style-name="T1">Batch Flow</text:span></text:p>
          </draw:text-box>
        </draw:frame>
        <draw:custom-shape draw:name="Arrow: Down 35" draw:style-name="gr34" draw:text-style-name="P5" draw:layer="layout" svg:width="0.942cm" svg:height="1.305cm" svg:x="5.16cm" svg:y="4.715cm">
          <text:p/>
          <draw:enhanced-geometry svg:viewBox="0 0 21600 21600" draw:text-areas="?f0 0 ?f2 ?f5" draw:glue-points="0 ?f1 21600 ?f1" draw:type="non-primitive" draw:modifiers="1380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36" draw:style-name="gr34" draw:text-style-name="P5" draw:layer="layout" svg:width="0.942cm" svg:height="1.305cm" svg:x="5.172cm" svg:y="8.155cm">
          <text:p/>
          <draw:enhanced-geometry svg:viewBox="0 0 21600 21600" draw:text-areas="?f0 0 ?f2 ?f5" draw:glue-points="0 ?f1 21600 ?f1" draw:type="non-primitive" draw:modifiers="1380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frame draw:name="Slide Number Placeholder 6" draw:style-name="gr17" draw:text-style-name="P5"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4" presentation:class="page"/>
          <draw:frame draw:name="Notes Placeholder 2" presentation:style-name="pr2" draw:text-style-name="P5" draw:layer="layout" svg:width="17.271cm" svg:height="12.572cm" svg:x="2.159cm" svg:y="13.271cm" presentation:class="notes" presentation:placeholder="true">
            <draw:text-box/>
          </draw:frame>
        </presentation:notes>
      </draw:page>
      <draw:page draw:name="page5" draw:style-name="dp1" draw:master-page-name="Master1-Layout7-blank-Blank" presentation:presentation-page-layout-name="AL1T13">
        <draw:custom-shape draw:name="Freeform: Shape 2" draw:style-name="gr20" draw:text-style-name="P6" draw:layer="layout" svg:width="6.35cm" svg:height="8.636cm" svg:x="20.066cm" svg:y="6.3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Rectangle 1" draw:style-name="gr19" draw:text-style-name="P6" draw:layer="layout" svg:width="11.938cm" svg:height="3.81cm" svg:x="15.24cm" svg:y="16.256cm">
          <text:p/>
          <draw:enhanced-geometry svg:viewBox="0 0 21600 21600" draw:type="non-primitive" draw:enhanced-path="M 0 0 L 21600 0 21600 21600 0 21600 Z N"/>
        </draw:custom-shape>
        <draw:custom-shape draw:name="Rectangle 1" draw:style-name="gr19" draw:text-style-name="P6" draw:layer="layout" svg:width="7.112cm" svg:height="11.43cm" svg:x="2.286cm" svg:y="4.318cm">
          <text:p/>
          <draw:enhanced-geometry svg:viewBox="0 0 21600 21600" draw:type="non-primitive" draw:enhanced-path="M 0 0 L 21600 0 21600 21600 0 21600 Z N"/>
        </draw:custom-shape>
        <draw:custom-shape draw:name="Freeform: Shape 2" draw:style-name="gr20" draw:text-style-name="P6" draw:layer="layout" svg:width="6.35cm" svg:height="8.636cm" svg:x="11.684cm" svg:y="6.09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73" draw:text-style-name="P7" draw:layer="layout" svg:width="5.248cm" svg:height="0.963cm" svg:x="3.134cm" svg:y="3.302cm">
          <draw:text-box>
            <text:p text:style-name="P1"><text:span text:style-name="T1">Personal Laptop</text:span></text:p>
          </draw:text-box>
        </draw:frame>
        <draw:custom-shape draw:name="Rectangle 4" draw:style-name="gr22" draw:text-style-name="P8" draw:layer="layout" svg:width="4.572cm" svg:height="2.54cm" svg:x="12.446cm" svg:y="7.62cm">
          <text:p text:style-name="P3"><text:span text:style-name="T1">Consumer </text:span></text:p>
          <text:p text:style-name="P3"><text:span text:style-name="T1">Group 1</text:span></text:p>
          <draw:enhanced-geometry svg:viewBox="0 0 21600 21600" draw:type="non-primitive" draw:enhanced-path="M 0 0 L 21600 0 21600 21600 0 21600 Z N"/>
        </draw:custom-shape>
        <draw:custom-shape draw:name="Rectangle 5" draw:style-name="gr23" draw:text-style-name="P8" draw:layer="layout" svg:width="4.572cm" svg:height="2.54cm" svg:x="12.446cm" svg:y="11.176cm">
          <text:p text:style-name="P3"><text:span text:style-name="T1">Consumer</text:span></text:p>
          <text:p text:style-name="P3"><text:span text:style-name="T1">Group 2</text:span></text:p>
          <draw:enhanced-geometry svg:viewBox="0 0 21600 21600" draw:type="non-primitive" draw:enhanced-path="M 0 0 L 21600 0 21600 21600 0 21600 Z N"/>
        </draw:custom-shape>
        <draw:custom-shape draw:name="Rectangle 6" draw:style-name="gr24" draw:text-style-name="P8" draw:layer="layout" svg:width="4.572cm" svg:height="2.54cm" svg:x="3.556cm" svg:y="5.08cm">
          <text:p text:style-name="P3"><text:span text:style-name="T1">Temperature</text:span></text:p>
          <text:p text:style-name="P3"><text:span text:style-name="T1">Downloader</text:span></text:p>
          <draw:enhanced-geometry svg:viewBox="0 0 21600 21600" draw:type="non-primitive" draw:enhanced-path="M 0 0 L 21600 0 21600 21600 0 21600 Z N"/>
        </draw:custom-shape>
        <draw:custom-shape draw:name="Rectangle 7" draw:style-name="gr25" draw:text-style-name="P8" draw:layer="layout" svg:width="4.572cm" svg:height="2.54cm" svg:x="3.556cm" svg:y="8.89cm">
          <text:p text:style-name="P3"><text:span text:style-name="T1">Temperature</text:span></text:p>
          <text:p text:style-name="P3"><text:span text:style-name="T1">Reformatter</text:span></text:p>
          <draw:enhanced-geometry svg:viewBox="0 0 21600 21600" draw:type="non-primitive" draw:enhanced-path="M 0 0 L 21600 0 21600 21600 0 21600 Z N"/>
        </draw:custom-shape>
        <draw:custom-shape draw:name="Rectangle 8" draw:style-name="gr26" draw:text-style-name="P8" draw:layer="layout" svg:width="4.572cm" svg:height="2.54cm" svg:x="3.556cm" svg:y="12.7cm">
          <text:p text:style-name="P3"><text:span text:style-name="T1">Temperature</text:span></text:p>
          <text:p text:style-name="P3"><text:span text:style-name="T1">Streamer</text:span></text:p>
          <draw:enhanced-geometry svg:viewBox="0 0 21600 21600" draw:type="non-primitive" draw:enhanced-path="M 0 0 L 21600 0 21600 21600 0 21600 Z N"/>
        </draw:custom-shape>
        <draw:custom-shape draw:name="Straight Connector 9" draw:style-name="gr27" draw:text-style-name="P6" draw:layer="layout" svg:width="0.001cm" svg:height="1.27cm" svg:x="5.842cm" svg:y="7.6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Straight Connector 10" draw:style-name="gr28" draw:text-style-name="P6" draw:layer="layout" svg:width="0.001cm" svg:height="1.27cm" svg:x="5.842cm" svg:y="11.43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Rectangle 12" draw:style-name="gr29" draw:text-style-name="P8" draw:layer="layout" svg:width="4.572cm" svg:height="2.54cm" svg:x="20.828cm" svg:y="7.366cm">
          <text:p text:style-name="P3"><text:span text:style-name="T1">Spark Stream</text:span></text:p>
          <text:p text:style-name="P3"><text:span text:style-name="T1">Analytics</text:span></text:p>
          <draw:enhanced-geometry svg:viewBox="0 0 21600 21600" draw:type="non-primitive" draw:enhanced-path="M 0 0 L 21600 0 21600 21600 0 21600 Z N"/>
        </draw:custom-shape>
        <draw:custom-shape draw:name="Freeform: Shape 14" draw:style-name="gr30" draw:text-style-name="P8" draw:layer="layout" svg:width="4.887cm" svg:height="2.032cm" svg:x="16.002cm" svg:y="16.51cm">
          <text:p text:style-name="P3"><text:span text:style-name="T1">Delta Format</text:span></text:p>
          <draw:enhanced-geometry svg:viewBox="0 0 21600 21600" draw:mirror-horizontal="false" draw:mirror-vertical="false"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Rectangle 18" draw:style-name="gr31" draw:text-style-name="P8" draw:layer="layout" svg:width="4.572cm" svg:height="2.54cm" svg:x="20.955cm" svg:y="11.017cm">
          <text:p text:style-name="P3"><text:span text:style-name="T1">Stream </text:span></text:p>
          <text:p text:style-name="P3"><text:span text:style-name="T1">Download</text:span></text:p>
          <draw:enhanced-geometry svg:viewBox="0 0 21600 21600" draw:type="non-primitive" draw:enhanced-path="M 0 0 L 21600 0 21600 21600 0 21600 Z N"/>
        </draw:custom-shape>
        <draw:custom-shape draw:name="Freeform: Shape 20" draw:style-name="gr32" draw:text-style-name="P8" draw:layer="layout" svg:width="4.318cm" svg:height="2.032cm" svg:x="20.828cm" svg:y="2.54cm">
          <text:p text:style-name="P3"><text:span text:style-name="T1">Aggregates</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Freeform: Shape 21" draw:style-name="gr33" draw:text-style-name="P8" draw:layer="layout" svg:width="4.868cm" svg:height="2.032cm" svg:x="21.354cm" svg:y="16.51cm">
          <text:p text:style-name="P3"><text:span text:style-name="T1">Parquet Forma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rrow: Down 22" draw:style-name="gr34" draw:text-style-name="P9" draw:layer="layout" svg:width="0.928cm" svg:height="2.523cm" svg:x="22.606cm" svg:y="13.557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3" draw:style-name="gr34" draw:text-style-name="P9" draw:layer="layout" svg:width="0.928cm" svg:height="2.445cm" draw:transform="rotate (1.5707963267946) translate (17.018cm 12.91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4" draw:style-name="gr34" draw:text-style-name="P9" draw:layer="layout" svg:width="0.928cm" svg:height="2.3cm" draw:transform="rotate (1.5707963267946) translate (17.018cm 9.017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5" draw:style-name="gr34" draw:text-style-name="P9" draw:layer="layout" svg:width="0.928cm" svg:height="2.794cm" draw:transform="rotate (3.1415926535892) translate (23.534cm 7.366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6" draw:style-name="gr34" draw:text-style-name="P9" draw:layer="layout" svg:width="0.963cm" svg:height="3.505cm" draw:transform="rotate (1.5707963267946) translate (8.179cm 14.215cm)">
          <text:p/>
          <draw:enhanced-geometry svg:viewBox="0 0 21600 21600" draw:text-areas="?f0 0 ?f2 ?f5" draw:glue-points="0 ?f1 21600 ?f1" draw:type="non-primitive" draw:modifiers="18632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74" draw:text-style-name="P7" draw:layer="layout" svg:width="7.051cm" svg:height="0.963cm" svg:x="10.763cm" svg:y="4.826cm">
          <draw:text-box>
            <text:p text:style-name="P1"><text:span text:style-name="T1">Event-Hub Namespace</text:span></text:p>
          </draw:text-box>
        </draw:frame>
        <draw:frame draw:name="TextBox 3" draw:style-name="gr75" draw:text-style-name="P10" draw:layer="layout" svg:width="5.459cm" svg:height="0.983cm" svg:x="11.792cm" svg:y="6.35cm">
          <draw:text-box>
            <text:p text:style-name="P1"><text:span text:style-name="T4">Event Hub Topic</text:span></text:p>
          </draw:text-box>
        </draw:frame>
        <draw:frame draw:name="TextBox 3" draw:style-name="gr76" draw:text-style-name="P7" draw:layer="layout" svg:width="8.636cm" svg:height="1.016cm" svg:x="17.018cm" svg:y="18.796cm">
          <draw:text-box>
            <text:p text:style-name="P1"><text:span text:style-name="T1">Azure Data Lake Storage</text:span></text:p>
          </draw:text-box>
        </draw:frame>
        <draw:frame draw:name="TextBox 3" draw:style-name="gr77" draw:text-style-name="P7" draw:layer="layout" svg:width="3.556cm" svg:height="1.675cm" svg:x="19.05cm" svg:y="5.387cm">
          <draw:text-box>
            <text:p text:style-name="P1"><text:span text:style-name="T1">Synapse</text:span></text:p>
            <text:p text:style-name="P1"><text:span text:style-name="T1"><text:s/></text:span><text:span text:style-name="T1">Analytics</text:span></text:p>
          </draw:text-box>
        </draw:frame>
        <presentation:notes draw:style-name="dp2">
          <draw:frame draw:name="Slide Number Placeholder 6" draw:style-name="gr17" draw:text-style-name="P11"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5" presentation:class="page"/>
          <draw:frame draw:name="Notes Placeholder 2" presentation:style-name="pr2" draw:text-style-name="P12" draw:layer="layout" svg:width="17.271cm" svg:height="12.572cm" svg:x="2.159cm" svg:y="13.271cm" presentation:class="notes" presentation:placeholder="true">
            <draw:text-box/>
          </draw:frame>
        </presentation:notes>
      </draw:page>
      <draw:page draw:name="page6" draw:style-name="dp1" draw:master-page-name="Master1-Layout7-blank-Blank" presentation:presentation-page-layout-name="AL1T13">
        <draw:custom-shape draw:name="Freeform: Shape 2" draw:style-name="gr20" draw:text-style-name="P6" draw:layer="layout" svg:width="7.874cm" svg:height="8.636cm" svg:x="19.304cm" svg:y="6.3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style-name="gr78" draw:text-style-name="P13" draw:layer="layout" svg:width="1.016cm" svg:height="2.794cm" svg:x="22.606cm" svg:y="4.57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1" draw:style-name="gr19" draw:text-style-name="P6" draw:layer="layout" svg:width="11.938cm" svg:height="3.81cm" svg:x="15.24cm" svg:y="16.256cm">
          <text:p/>
          <draw:enhanced-geometry svg:viewBox="0 0 21600 21600" draw:type="non-primitive" draw:enhanced-path="M 0 0 L 21600 0 21600 21600 0 21600 Z N"/>
        </draw:custom-shape>
        <draw:custom-shape draw:name="Rectangle 1" draw:style-name="gr19" draw:text-style-name="P6" draw:layer="layout" svg:width="7.112cm" svg:height="11.43cm" svg:x="2.286cm" svg:y="4.318cm">
          <text:p/>
          <draw:enhanced-geometry svg:viewBox="0 0 21600 21600" draw:type="non-primitive" draw:enhanced-path="M 0 0 L 21600 0 21600 21600 0 21600 Z N"/>
        </draw:custom-shape>
        <draw:custom-shape draw:name="Freeform: Shape 2" draw:style-name="gr20" draw:text-style-name="P6" draw:layer="layout" svg:width="5.588cm" svg:height="8.636cm" svg:x="11.684cm" svg:y="6.09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73" draw:text-style-name="P7" draw:layer="layout" svg:width="5.248cm" svg:height="0.963cm" svg:x="3.134cm" svg:y="3.302cm">
          <draw:text-box>
            <text:p text:style-name="P1"><text:span text:style-name="T1">Personal Laptop</text:span></text:p>
          </draw:text-box>
        </draw:frame>
        <draw:custom-shape draw:name="Rectangle 4" draw:style-name="gr22" draw:text-style-name="P8" draw:layer="layout" svg:width="4.572cm" svg:height="2.54cm" svg:x="12.246cm" svg:y="7.62cm">
          <text:p text:style-name="P3"><text:span text:style-name="T1">Consumer </text:span></text:p>
          <text:p text:style-name="P3"><text:span text:style-name="T1">Group 1</text:span></text:p>
          <draw:enhanced-geometry svg:viewBox="0 0 21600 21600" draw:type="non-primitive" draw:enhanced-path="M 0 0 L 21600 0 21600 21600 0 21600 Z N"/>
        </draw:custom-shape>
        <draw:custom-shape draw:name="Rectangle 6" draw:style-name="gr24" draw:text-style-name="P8" draw:layer="layout" svg:width="4.572cm" svg:height="2.54cm" svg:x="3.556cm" svg:y="5.08cm">
          <text:p text:style-name="P3"><text:span text:style-name="T1">Temperature</text:span></text:p>
          <text:p text:style-name="P3"><text:span text:style-name="T1">Downloader</text:span></text:p>
          <draw:enhanced-geometry svg:viewBox="0 0 21600 21600" draw:type="non-primitive" draw:enhanced-path="M 0 0 L 21600 0 21600 21600 0 21600 Z N"/>
        </draw:custom-shape>
        <draw:custom-shape draw:name="Rectangle 7" draw:style-name="gr25" draw:text-style-name="P8" draw:layer="layout" svg:width="4.572cm" svg:height="2.54cm" svg:x="3.556cm" svg:y="8.89cm">
          <text:p text:style-name="P3"><text:span text:style-name="T1">Temperature</text:span></text:p>
          <text:p text:style-name="P3"><text:span text:style-name="T1">Reformatter</text:span></text:p>
          <draw:enhanced-geometry svg:viewBox="0 0 21600 21600" draw:type="non-primitive" draw:enhanced-path="M 0 0 L 21600 0 21600 21600 0 21600 Z N"/>
        </draw:custom-shape>
        <draw:custom-shape draw:name="Rectangle 8" draw:style-name="gr26" draw:text-style-name="P8" draw:layer="layout" svg:width="4.572cm" svg:height="2.54cm" svg:x="3.556cm" svg:y="12.7cm">
          <text:p text:style-name="P3"><text:span text:style-name="T1">Temperature</text:span></text:p>
          <text:p text:style-name="P3"><text:span text:style-name="T1">Streamer</text:span></text:p>
          <draw:enhanced-geometry svg:viewBox="0 0 21600 21600" draw:type="non-primitive" draw:enhanced-path="M 0 0 L 21600 0 21600 21600 0 21600 Z N"/>
        </draw:custom-shape>
        <draw:custom-shape draw:name="Straight Connector 9" draw:style-name="gr27" draw:text-style-name="P6" draw:layer="layout" svg:width="0.001cm" svg:height="1.27cm" svg:x="5.842cm" svg:y="7.6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Straight Connector 10" draw:style-name="gr28" draw:text-style-name="P6" draw:layer="layout" svg:width="0.001cm" svg:height="1.27cm" svg:x="5.842cm" svg:y="11.43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Rectangle 12" draw:style-name="gr79" draw:text-style-name="P8" draw:layer="layout" svg:width="6.096cm" svg:height="7.112cm" svg:x="20.066cm" svg:y="7.366cm">
          <text:p/>
          <draw:enhanced-geometry svg:viewBox="0 0 21600 21600" draw:type="non-primitive" draw:enhanced-path="M 0 0 L 21600 0 21600 21600 0 21600 Z N"/>
        </draw:custom-shape>
        <draw:custom-shape draw:name="Rectangle 18" draw:style-name="gr31" draw:text-style-name="P8" draw:layer="layout" svg:width="4.572cm" svg:height="1.627cm" svg:x="20.828cm" svg:y="8.787cm">
          <text:p text:style-name="P3"><text:span text:style-name="T1">Table_1</text:span></text:p>
          <draw:enhanced-geometry svg:viewBox="0 0 21600 21600" draw:type="non-primitive" draw:enhanced-path="M 0 0 L 21600 0 21600 21600 0 21600 Z N"/>
        </draw:custom-shape>
        <draw:custom-shape draw:name="Freeform: Shape 20" draw:style-name="gr32" draw:text-style-name="P8" draw:layer="layout" svg:width="4.318cm" svg:height="2.032cm" svg:x="21.082cm" svg:y="2.54cm">
          <text:p text:style-name="P3"><text:span text:style-name="T1">ADX</text:span></text:p>
          <text:p text:style-name="P3"><text:span text:style-name="T1">Queries</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Freeform: Shape 21" draw:style-name="gr33" draw:text-style-name="P8" draw:layer="layout" svg:width="4.868cm" svg:height="2.032cm" svg:x="20.532cm" svg:y="16.51cm">
          <text:p text:style-name="P3"><text:span text:style-name="T1">Parquet Forma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rrow: Down 24" draw:style-name="gr34" draw:text-style-name="P9" draw:layer="layout" svg:width="0.928cm" svg:height="4.01cm" draw:transform="rotate (1.5707963267946) translate (16.818cm 9.906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6" draw:style-name="gr34" draw:text-style-name="P9" draw:layer="layout" svg:width="0.963cm" svg:height="3.505cm" draw:transform="rotate (1.5707963267946) translate (8.179cm 14.215cm)">
          <text:p/>
          <draw:enhanced-geometry svg:viewBox="0 0 21600 21600" draw:text-areas="?f0 0 ?f2 ?f5" draw:glue-points="0 ?f1 21600 ?f1" draw:type="non-primitive" draw:modifiers="18632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74" draw:text-style-name="P7" draw:layer="layout" svg:width="7.051cm" svg:height="0.963cm" svg:x="10.763cm" svg:y="4.826cm">
          <draw:text-box>
            <text:p text:style-name="P1"><text:span text:style-name="T1">Event-Hub Namespace</text:span></text:p>
          </draw:text-box>
        </draw:frame>
        <draw:frame draw:name="TextBox 3" draw:style-name="gr75" draw:text-style-name="P10" draw:layer="layout" svg:width="5.459cm" svg:height="0.983cm" svg:x="11.792cm" svg:y="6.35cm">
          <draw:text-box>
            <text:p text:style-name="P1"><text:span text:style-name="T4">Event Hub Topic</text:span></text:p>
          </draw:text-box>
        </draw:frame>
        <draw:frame draw:name="TextBox 3" draw:style-name="gr76" draw:text-style-name="P7" draw:layer="layout" svg:width="8.636cm" svg:height="1.016cm" svg:x="17.018cm" svg:y="18.796cm">
          <draw:text-box>
            <text:p text:style-name="P1"><text:span text:style-name="T1">Azure Data Lake Storage</text:span></text:p>
          </draw:text-box>
        </draw:frame>
        <draw:frame draw:name="TextBox 3" draw:style-name="gr80" draw:text-style-name="P7" draw:layer="layout" svg:width="7.648cm" svg:height="1.675cm" svg:x="19.05cm" svg:y="5.387cm">
          <draw:text-box>
            <text:p text:style-name="P1"><text:span text:style-name="T1">Azure Data Explorer Pool</text:span></text:p>
          </draw:text-box>
        </draw:frame>
        <draw:frame draw:name="TextBox 3" draw:style-name="gr81" draw:text-style-name="P7" draw:layer="layout" svg:width="5.108cm" svg:height="1.167cm" svg:x="20.574cm" svg:y="7.62cm">
          <draw:text-box>
            <text:p text:style-name="P1"><text:span text:style-name="T1">ADX Database</text:span></text:p>
          </draw:text-box>
        </draw:frame>
        <draw:custom-shape draw:name="Rectangle 18" draw:style-name="gr31" draw:text-style-name="P8" draw:layer="layout" svg:width="4.572cm" svg:height="1.627cm" svg:x="20.982cm" svg:y="11.684cm">
          <text:p text:style-name="P3"><text:span text:style-name="T1">Table_2</text:span></text:p>
          <draw:enhanced-geometry svg:viewBox="0 0 21600 21600" draw:type="non-primitive" draw:enhanced-path="M 0 0 L 21600 0 21600 21600 0 21600 Z N"/>
        </draw:custom-shape>
        <draw:custom-shape draw:style-name="gr78" draw:text-style-name="P13" draw:layer="layout" svg:width="0.762cm" svg:height="2.945cm" svg:x="22.606cm" svg:y="13.31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82" draw:text-style-name="P7" draw:layer="layout" svg:width="9.426cm" svg:height="1.016cm" svg:x="18.26cm" svg:y="15.086cm">
          <draw:text-box>
            <text:p text:style-name="P1"><text:span text:style-name="T1">Continuous ingest from ADLS</text:span></text:p>
          </draw:text-box>
        </draw:frame>
        <draw:frame draw:name="TextBox 3" draw:style-name="gr83" draw:text-style-name="P7" draw:layer="layout" svg:width="3.216cm" svg:height="1.675cm" svg:x="9.398cm" svg:y="14.581cm">
          <draw:text-box>
            <text:p text:style-name="P1"><text:span text:style-name="T1">Producer</text:span></text:p>
            <text:p text:style-name="P1"><text:span text:style-name="T1">Stream</text:span></text:p>
          </draw:text-box>
        </draw:frame>
        <draw:frame draw:name="TextBox 3" draw:style-name="gr83" draw:text-style-name="P7" draw:layer="layout" svg:width="3.216cm" svg:height="1.675cm" svg:x="17.25cm" svg:y="9.809cm">
          <draw:text-box>
            <text:p text:style-name="P1"><text:span text:style-name="T1">Stream</text:span></text:p>
            <text:p text:style-name="P1"><text:span text:style-name="T1">Ingest</text:span></text:p>
          </draw:text-box>
        </draw:frame>
        <presentation:notes draw:style-name="dp2">
          <draw:frame draw:name="Slide Number Placeholder 6" draw:style-name="gr17" draw:text-style-name="P11"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6" presentation:class="page"/>
          <draw:frame draw:name="Notes Placeholder 2" presentation:style-name="pr2" draw:text-style-name="P12" draw:layer="layout" svg:width="17.271cm" svg:height="12.572cm" svg:x="2.159cm" svg:y="13.271cm" presentation:class="notes" presentation:placeholder="true">
            <draw:text-box/>
          </draw:frame>
        </presentation:notes>
      </draw:page>
      <draw:page draw:name="page7" draw:style-name="dp1" draw:master-page-name="Master1-Layout7-blank-Blank" presentation:presentation-page-layout-name="AL1T13">
        <draw:custom-shape draw:name="Rectangle 1" draw:style-name="gr19" draw:text-style-name="P6" draw:layer="layout" svg:width="26.162cm" svg:height="7.367cm" svg:x="1.016cm" svg:y="12.7cm">
          <text:p/>
          <draw:enhanced-geometry svg:viewBox="0 0 21600 21600" draw:type="non-primitive" draw:enhanced-path="M 0 0 L 21600 0 21600 21600 0 21600 Z N"/>
        </draw:custom-shape>
        <draw:frame draw:name="TextBox 3" draw:style-name="gr84" draw:text-style-name="P7" draw:layer="layout" svg:width="2.286cm" svg:height="1.016cm" svg:x="24.638cm" svg:y="18.796cm">
          <draw:text-box>
            <text:p text:style-name="P1"><text:span text:style-name="T1">ADLS</text:span></text:p>
          </draw:text-box>
        </draw:frame>
        <draw:custom-shape draw:name="Rectangle 1" draw:style-name="gr19" draw:text-style-name="P6" draw:layer="layout" svg:width="5.588cm" svg:height="6.095cm" svg:x="1.629cm" svg:y="13.462cm">
          <text:p/>
          <draw:enhanced-geometry svg:viewBox="0 0 21600 21600" draw:type="non-primitive" draw:enhanced-path="M 0 0 L 21600 0 21600 21600 0 21600 Z N"/>
        </draw:custom-shape>
        <draw:frame draw:name="TextBox 3" draw:style-name="gr85" draw:text-style-name="P7" draw:layer="layout" svg:width="5.459cm" svg:height="0.963cm" svg:x="1.907cm" svg:y="18.594cm">
          <draw:text-box>
            <text:p text:style-name="P1"><text:span text:style-name="T1">asiadatalake1001</text:span></text:p>
          </draw:text-box>
        </draw:frame>
        <draw:custom-shape draw:name="Rectangle 6" draw:style-name="gr24" draw:text-style-name="P8" draw:layer="layout" svg:width="4.572cm" svg:height="1.269cm" svg:x="2.138cm" svg:y="14.224cm">
          <text:p text:style-name="P3"><text:span text:style-name="T5">Bronze</text:span></text:p>
          <draw:enhanced-geometry svg:viewBox="0 0 21600 21600" draw:type="non-primitive" draw:enhanced-path="M 0 0 L 21600 0 21600 21600 0 21600 Z N"/>
        </draw:custom-shape>
        <draw:custom-shape draw:name="Rectangle 7" draw:style-name="gr25" draw:text-style-name="P8" draw:layer="layout" svg:width="4.572cm" svg:height="1.269cm" svg:x="2.137cm" svg:y="15.748cm">
          <text:p text:style-name="P3"><text:span text:style-name="T5">Silver</text:span></text:p>
          <draw:enhanced-geometry svg:viewBox="0 0 21600 21600" draw:type="non-primitive" draw:enhanced-path="M 0 0 L 21600 0 21600 21600 0 21600 Z N"/>
        </draw:custom-shape>
        <draw:custom-shape draw:name="Rectangle 8" draw:style-name="gr26" draw:text-style-name="P8" draw:layer="layout" svg:width="4.572cm" svg:height="1.269cm" svg:x="2.137cm" svg:y="17.272cm">
          <text:p text:style-name="P3"><text:span text:style-name="T1">Gold</text:span></text:p>
          <draw:enhanced-geometry svg:viewBox="0 0 21600 21600" draw:type="non-primitive" draw:enhanced-path="M 0 0 L 21600 0 21600 21600 0 21600 Z N"/>
        </draw:custom-shape>
        <draw:custom-shape draw:name="Rectangle 1" draw:style-name="gr19" draw:text-style-name="P6" draw:layer="layout" svg:width="5.588cm" svg:height="6.095cm" svg:x="7.62cm" svg:y="13.463cm">
          <text:p/>
          <draw:enhanced-geometry svg:viewBox="0 0 21600 21600" draw:type="non-primitive" draw:enhanced-path="M 0 0 L 21600 0 21600 21600 0 21600 Z N"/>
        </draw:custom-shape>
        <draw:frame draw:name="TextBox 3" draw:style-name="gr73" draw:text-style-name="P7" draw:layer="layout" svg:width="5.248cm" svg:height="0.963cm" svg:x="7.898cm" svg:y="18.595cm">
          <draw:text-box>
            <text:p text:style-name="P1"><text:span text:style-name="T1">eudatalake1001</text:span></text:p>
          </draw:text-box>
        </draw:frame>
        <draw:custom-shape draw:name="Rectangle 6" draw:style-name="gr24" draw:text-style-name="P8" draw:layer="layout" svg:width="4.572cm" svg:height="1.269cm" svg:x="8.129cm" svg:y="14.225cm">
          <text:p text:style-name="P3"><text:span text:style-name="T5">Bronze</text:span></text:p>
          <draw:enhanced-geometry svg:viewBox="0 0 21600 21600" draw:type="non-primitive" draw:enhanced-path="M 0 0 L 21600 0 21600 21600 0 21600 Z N"/>
        </draw:custom-shape>
        <draw:custom-shape draw:name="Rectangle 7" draw:style-name="gr25" draw:text-style-name="P8" draw:layer="layout" svg:width="4.572cm" svg:height="1.269cm" svg:x="8.128cm" svg:y="15.749cm">
          <text:p text:style-name="P3"><text:span text:style-name="T5">Silver</text:span></text:p>
          <draw:enhanced-geometry svg:viewBox="0 0 21600 21600" draw:type="non-primitive" draw:enhanced-path="M 0 0 L 21600 0 21600 21600 0 21600 Z N"/>
        </draw:custom-shape>
        <draw:custom-shape draw:name="Rectangle 8" draw:style-name="gr26" draw:text-style-name="P8" draw:layer="layout" svg:width="4.572cm" svg:height="1.269cm" svg:x="8.128cm" svg:y="17.273cm">
          <text:p text:style-name="P3"><text:span text:style-name="T1">Gold</text:span></text:p>
          <draw:enhanced-geometry svg:viewBox="0 0 21600 21600" draw:type="non-primitive" draw:enhanced-path="M 0 0 L 21600 0 21600 21600 0 21600 Z N"/>
        </draw:custom-shape>
        <draw:custom-shape draw:name="Rectangle 1" draw:style-name="gr19" draw:text-style-name="P6" draw:layer="layout" svg:width="5.588cm" svg:height="6.095cm" svg:x="13.716cm" svg:y="13.462cm">
          <text:p/>
          <draw:enhanced-geometry svg:viewBox="0 0 21600 21600" draw:type="non-primitive" draw:enhanced-path="M 0 0 L 21600 0 21600 21600 0 21600 Z N"/>
        </draw:custom-shape>
        <draw:frame draw:name="TextBox 3" draw:style-name="gr86" draw:text-style-name="P7" draw:layer="layout" svg:width="5.32cm" svg:height="0.963cm" svg:x="13.994cm" svg:y="18.594cm">
          <draw:text-box>
            <text:p text:style-name="P1"><text:span text:style-name="T1">usadatalake1001</text:span></text:p>
          </draw:text-box>
        </draw:frame>
        <draw:custom-shape draw:name="Rectangle 6" draw:style-name="gr24" draw:text-style-name="P8" draw:layer="layout" svg:width="4.572cm" svg:height="1.269cm" svg:x="14.225cm" svg:y="14.224cm">
          <text:p text:style-name="P3"><text:span text:style-name="T5">Bronze</text:span></text:p>
          <draw:enhanced-geometry svg:viewBox="0 0 21600 21600" draw:type="non-primitive" draw:enhanced-path="M 0 0 L 21600 0 21600 21600 0 21600 Z N"/>
        </draw:custom-shape>
        <draw:custom-shape draw:name="Rectangle 7" draw:style-name="gr25" draw:text-style-name="P8" draw:layer="layout" svg:width="4.572cm" svg:height="1.269cm" svg:x="14.224cm" svg:y="15.748cm">
          <text:p text:style-name="P3"><text:span text:style-name="T5">Silver</text:span></text:p>
          <draw:enhanced-geometry svg:viewBox="0 0 21600 21600" draw:type="non-primitive" draw:enhanced-path="M 0 0 L 21600 0 21600 21600 0 21600 Z N"/>
        </draw:custom-shape>
        <draw:custom-shape draw:name="Rectangle 8" draw:style-name="gr26" draw:text-style-name="P8" draw:layer="layout" svg:width="4.572cm" svg:height="1.269cm" svg:x="14.224cm" svg:y="17.272cm">
          <text:p text:style-name="P3"><text:span text:style-name="T1">Gold</text:span></text:p>
          <draw:enhanced-geometry svg:viewBox="0 0 21600 21600" draw:type="non-primitive" draw:enhanced-path="M 0 0 L 21600 0 21600 21600 0 21600 Z N"/>
        </draw:custom-shape>
        <draw:frame draw:style-name="gr87" draw:layer="layout" svg:width="26.67cm" svg:height="4.523cm" svg:x="0.762cm" svg:y="0.762cm">
          <draw:text-box>
            <text:list text:style-name="L1">
              <text:list-item>
                <text:p>Raw files are placed in the bronze zone of the corresponding data lake.</text:p>
              </text:list-item>
              <text:list-item>
                <text:p>Spark batch jobs inside Synapse Spark Pool will transform the data from bronze to silver.</text:p>
              </text:list-item>
              <text:list-item>
                <text:p>Event grid and topics are configured on the silver layer to detect any new files being placed and an automatic ingest of data triggers to pull data to the corresponding ADX table.</text:p>
              </text:list-item>
              <text:list-item>
                <text:p>Queries after placing the files into the Silver layer reflect that the new data has been ingested.</text:p>
              </text:list-item>
            </text:list>
          </draw:text-box>
        </draw:frame>
        <draw:custom-shape draw:name="Freeform: Shape 2" draw:style-name="gr20" draw:text-style-name="P14" draw:layer="layout" svg:width="5.587cm" svg:height="4.317cm" svg:x="3.048cm" svg:y="6.60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75" draw:text-style-name="P10" draw:layer="layout" svg:width="5.459cm" svg:height="0.983cm" svg:x="3.048cm" svg:y="7.112cm">
          <draw:text-box>
            <text:p text:style-name="P1"><text:span text:style-name="T4">Event Hub Topic</text:span></text:p>
          </draw:text-box>
        </draw:frame>
        <draw:custom-shape draw:style-name="gr78" draw:text-style-name="P13" draw:layer="layout" svg:width="1.27cm" svg:height="1.778cm" svg:x="4.572cm" svg:y="10.9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88" draw:text-style-name="P7" draw:layer="layout" svg:width="6.031cm" svg:height="0.963cm" svg:x="5.971cm" svg:y="11.43cm">
          <draw:text-box>
            <text:p text:style-name="P1"><text:span text:style-name="T1">File Change Events</text:span></text:p>
          </draw:text-box>
        </draw:frame>
        <draw:custom-shape draw:name="Freeform: Shape 2" draw:style-name="gr20" draw:text-style-name="P14" draw:layer="layout" svg:width="11.43cm" svg:height="4.317cm" svg:x="10.921cm" svg:y="6.60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89" draw:text-style-name="P10" draw:layer="layout" svg:width="3.048cm" svg:height="1.715cm" svg:x="10.921cm" svg:y="7.112cm">
          <draw:text-box>
            <text:p text:style-name="P1"><text:span text:style-name="T4">ADX </text:span></text:p>
            <text:p text:style-name="P1"><text:span text:style-name="T4">Cluster</text:span></text:p>
          </draw:text-box>
        </draw:frame>
        <draw:custom-shape draw:name="Rectangle 1" draw:style-name="gr19" draw:text-style-name="P6" draw:layer="layout" svg:width="8.382cm" svg:height="3.554cm" svg:x="13.715cm" svg:y="7.115cm">
          <text:p/>
          <draw:enhanced-geometry svg:viewBox="0 0 21600 21600" draw:type="non-primitive" draw:enhanced-path="M 0 0 L 21600 0 21600 21600 0 21600 Z N"/>
        </draw:custom-shape>
        <draw:frame draw:name="TextBox 3" draw:style-name="gr90" draw:text-style-name="P7" draw:layer="layout" svg:width="3.211cm" svg:height="1.016cm" svg:x="14.223cm" svg:y="7.367cm">
          <draw:text-box>
            <text:p text:style-name="P1"><text:span text:style-name="T1">Database</text:span></text:p>
          </draw:text-box>
        </draw:frame>
        <draw:custom-shape draw:name="Rectangle 6" draw:style-name="gr24" draw:text-style-name="P8" draw:layer="layout" svg:width="4.572cm" svg:height="1.269cm" svg:x="17.017cm" svg:y="8.638cm">
          <text:p text:style-name="P3"><text:span text:style-name="T5">Tables</text:span></text:p>
          <draw:enhanced-geometry svg:viewBox="0 0 21600 21600" draw:type="non-primitive" draw:enhanced-path="M 0 0 L 21600 0 21600 21600 0 21600 Z N"/>
        </draw:custom-shape>
        <draw:custom-shape draw:name="Freeform: Shape 20" draw:style-name="gr32" draw:text-style-name="P8" draw:layer="layout" svg:width="4.318cm" svg:height="2.032cm" svg:x="23.114cm" svg:y="7.62cm">
          <text:p text:style-name="P3"><text:span text:style-name="T1">ADX</text:span></text:p>
          <text:p text:style-name="P3"><text:span text:style-name="T1">Queries</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style-name="gr78" draw:text-style-name="P13" draw:layer="layout" svg:width="1.27cm" svg:height="1.778cm" svg:x="16.256cm" svg:y="10.9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73" draw:text-style-name="P7" draw:layer="layout" svg:width="5.248cm" svg:height="0.963cm" svg:x="17.591cm" svg:y="11.43cm">
          <draw:text-box>
            <text:p text:style-name="P1"><text:span text:style-name="T1">Automatic Ingest</text:span></text:p>
          </draw:text-box>
        </draw:frame>
        <draw:custom-shape draw:style-name="gr78" draw:text-style-name="P13" draw:layer="layout" svg:width="2.541cm" svg:height="1.27cm" svg:x="8.635cm" svg:y="8.3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TextBox 3" draw:style-name="gr91" draw:text-style-name="P7" draw:layer="layout" svg:width="2.54cm" svg:height="0.963cm" svg:x="8.582cm" svg:y="9.452cm">
          <draw:text-box>
            <text:p text:style-name="P1"><text:span text:style-name="T1">Trigger</text:span></text:p>
          </draw:text-box>
        </draw:frame>
        <presentation:notes draw:style-name="dp2">
          <draw:page-thumbnail draw:style-name="gr18"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Master1-Layout7-blank-Blank" presentation:presentation-page-layout-name="AL1T13">
        <draw:custom-shape draw:name="Rectangle 1" draw:style-name="gr19" draw:text-style-name="P6" draw:layer="layout" svg:width="7.112cm" svg:height="14.478cm" svg:x="2.286cm" svg:y="5.842cm">
          <text:p/>
          <draw:enhanced-geometry svg:viewBox="0 0 21600 21600" draw:type="non-primitive" draw:enhanced-path="M 0 0 L 21600 0 21600 21600 0 21600 Z N"/>
        </draw:custom-shape>
        <draw:custom-shape draw:name="Freeform: Shape 2" draw:style-name="gr20" draw:text-style-name="P6" draw:layer="layout" svg:width="6.35cm" svg:height="13.97cm" svg:x="11.684cm" svg:y="6.09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73" draw:text-style-name="P7" draw:layer="layout" svg:width="5.248cm" svg:height="0.963cm" svg:x="3.134cm" svg:y="3.302cm">
          <draw:text-box>
            <text:p text:style-name="P1"><text:span text:style-name="T1">Personal Laptop</text:span></text:p>
          </draw:text-box>
        </draw:frame>
        <draw:custom-shape draw:name="Rectangle 4" draw:style-name="gr22" draw:text-style-name="P8" draw:layer="layout" svg:width="4.572cm" svg:height="2.54cm" svg:x="12.392cm" svg:y="16.002cm">
          <text:p text:style-name="P3"><text:span text:style-name="T1">Consumer </text:span></text:p>
          <text:p text:style-name="P3"><text:span text:style-name="T1">Group 1</text:span></text:p>
          <draw:enhanced-geometry svg:viewBox="0 0 21600 21600" draw:type="non-primitive" draw:enhanced-path="M 0 0 L 21600 0 21600 21600 0 21600 Z N"/>
        </draw:custom-shape>
        <draw:custom-shape draw:name="Rectangle 6" draw:style-name="gr24" draw:text-style-name="P8" xml:id="id7" draw:id="id7" draw:layer="layout" svg:width="4.572cm" svg:height="2.54cm" svg:x="3.556cm" svg:y="6.35cm">
          <text:p text:style-name="P3"><text:span text:style-name="T1">Flink</text:span></text:p>
          <text:p text:style-name="P3"><text:span text:style-name="T1">Downloader</text:span></text:p>
          <text:p text:style-name="P3"><text:span text:style-name="T1">Formatter</text:span></text:p>
          <draw:enhanced-geometry svg:viewBox="0 0 21600 21600" draw:type="non-primitive" draw:enhanced-path="M 0 0 L 21600 0 21600 21600 0 21600 Z N"/>
        </draw:custom-shape>
        <draw:custom-shape draw:name="Rectangle 8" draw:style-name="gr26" draw:text-style-name="P8" draw:layer="layout" svg:width="4.572cm" svg:height="1.532cm" svg:x="3.556cm" svg:y="13.208cm">
          <text:p text:style-name="P3"><text:span text:style-name="T1">File Sink</text:span></text:p>
          <draw:enhanced-geometry svg:viewBox="0 0 21600 21600" draw:type="non-primitive" draw:enhanced-path="M 0 0 L 21600 0 21600 21600 0 21600 Z N"/>
        </draw:custom-shape>
        <draw:custom-shape draw:name="Arrow: Down 26" draw:style-name="gr34" draw:text-style-name="P9" draw:layer="layout" svg:width="0.963cm" svg:height="3.505cm" draw:transform="rotate (1.5707963267946) translate (8.179cm 11.377cm)">
          <text:p/>
          <draw:enhanced-geometry svg:viewBox="0 0 21600 21600" draw:text-areas="?f0 0 ?f2 ?f5" draw:glue-points="0 ?f1 21600 ?f1" draw:type="non-primitive" draw:modifiers="18632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92" draw:text-style-name="P7" draw:layer="layout" svg:width="5.239cm" svg:height="1.675cm" svg:x="12.192cm" svg:y="4.318cm">
          <draw:text-box>
            <text:p text:style-name="P1"><text:span text:style-name="T1">Event-Hub </text:span></text:p>
            <text:p text:style-name="P3"><text:span text:style-name="T1">Namespace</text:span></text:p>
          </draw:text-box>
        </draw:frame>
        <draw:frame draw:name="TextBox 3" draw:style-name="gr93" draw:text-style-name="P10" draw:layer="layout" svg:width="5.459cm" svg:height="1.715cm" svg:x="11.792cm" svg:y="6.35cm">
          <draw:text-box>
            <text:p text:style-name="P1"><text:span text:style-name="T4">Event Hub Topic</text:span></text:p>
            <text:p text:style-name="P3"><text:span text:style-name="T4">Temperatures</text:span></text:p>
          </draw:text-box>
        </draw:frame>
        <draw:custom-shape draw:name="Rectangle 6" draw:style-name="gr24" draw:text-style-name="P8" xml:id="id6" draw:id="id6" draw:layer="layout" svg:width="4.572cm" svg:height="2.54cm" svg:x="3.556cm" svg:y="0.508cm">
          <text:p text:style-name="P3"><text:span text:style-name="T1">Weather</text:span></text:p>
          <text:p text:style-name="P3"><text:span text:style-name="T1">API</text:span></text:p>
          <draw:enhanced-geometry svg:viewBox="0 0 21600 21600" draw:type="non-primitive" draw:enhanced-path="M 0 0 L 21600 0 21600 21600 0 21600 Z N"/>
        </draw:custom-shape>
        <draw:connector draw:style-name="gr94" draw:text-style-name="P13" draw:layer="layout" draw:type="lines" svg:x1="5.842cm" svg:y1="3.048cm" svg:x2="5.842cm" svg:y2="6.35cm" draw:start-shape="id6" draw:start-glue-point="2" draw:end-shape="id7" draw:end-glue-point="0" svg:d="M5842 3048v502 2299 501">
          <text:p/>
        </draw:connector>
        <draw:custom-shape draw:name="Rectangle 8" draw:style-name="gr26" draw:text-style-name="P8" draw:layer="layout" svg:width="4.572cm" svg:height="1.618cm" svg:x="3.556cm" svg:y="10.16cm">
          <text:p text:style-name="P3"><text:span text:style-name="T1">Kafka Sink</text:span></text:p>
          <draw:enhanced-geometry svg:viewBox="0 0 21600 21600" draw:type="non-primitive" draw:enhanced-path="M 0 0 L 21600 0 21600 21600 0 21600 Z N"/>
        </draw:custom-shape>
        <draw:frame draw:name="TextBox 3" draw:style-name="gr95" draw:text-style-name="P7" draw:layer="layout" svg:width="5.294cm" svg:height="0.963cm" svg:x="8.468cm" svg:y="9.398cm">
          <draw:text-box>
            <text:p text:style-name="P1"><text:span text:style-name="T1">Producer Stream</text:span></text:p>
          </draw:text-box>
        </draw:frame>
        <draw:custom-shape draw:style-name="gr78" draw:text-style-name="P13" draw:layer="layout" svg:width="3.81cm" svg:height="1.016cm" svg:x="8.382cm" svg:y="17.01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8" draw:text-style-name="P13" draw:layer="layout" svg:width="1.016cm" svg:height="1.524cm" svg:x="5.334cm" svg:y="8.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8" draw:text-style-name="P13" draw:layer="layout" svg:width="1.016cm" svg:height="1.524cm" svg:x="5.334cm" svg:y="11.7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8" draw:style-name="gr26" draw:text-style-name="P8" draw:layer="layout" svg:width="4.572cm" svg:height="1.532cm" svg:x="3.81cm" svg:y="16.756cm">
          <text:p text:style-name="P3"><text:span text:style-name="T1">Flink</text:span></text:p>
          <text:p text:style-name="P3"><text:span text:style-name="T1">Aggregator</text:span></text:p>
          <draw:enhanced-geometry svg:viewBox="0 0 21600 21600" draw:type="non-primitive" draw:enhanced-path="M 0 0 L 21600 0 21600 21600 0 21600 Z N"/>
        </draw:custom-shape>
        <draw:frame draw:style-name="gr96" draw:layer="layout" svg:width="11.684cm" svg:height="0.963cm" svg:x="10.16cm" svg:y="1.016cm">
          <draw:text-box>
            <text:p>Flink Based Stream Processing</text:p>
          </draw:text-box>
        </draw:frame>
        <presentation:notes draw:style-name="dp2">
          <draw:frame draw:name="Slide Number Placeholder 6" draw:style-name="gr17" draw:text-style-name="P11"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8" presentation:class="page"/>
          <draw:frame draw:name="Notes Placeholder 2" presentation:style-name="pr2" draw:text-style-name="P12" draw:layer="layout" svg:width="17.271cm" svg:height="12.572cm" svg:x="2.159cm" svg:y="13.271cm" presentation:class="notes" presentation:placeholder="true">
            <draw:text-box/>
          </draw:frame>
        </presentation:notes>
      </draw:page>
      <draw:page draw:name="page9" draw:style-name="dp1" draw:master-page-name="Master1-Layout7-blank-Blank" presentation:presentation-page-layout-name="AL1T13">
        <draw:custom-shape draw:name="Rectangle 1" draw:style-name="gr19" draw:text-style-name="P6" draw:layer="layout" svg:width="23.876cm" svg:height="14.478cm" svg:x="2.286cm" svg:y="5.842cm">
          <text:p/>
          <draw:enhanced-geometry svg:viewBox="0 0 21600 21600" draw:type="non-primitive" draw:enhanced-path="M 0 0 L 21600 0 21600 21600 0 21600 Z N"/>
        </draw:custom-shape>
        <draw:frame draw:name="TextBox 3" draw:style-name="gr73" draw:text-style-name="P7" draw:layer="layout" svg:width="5.248cm" svg:height="0.963cm" svg:x="3.134cm" svg:y="3.302cm">
          <draw:text-box>
            <text:p text:style-name="P1"><text:span text:style-name="T1">Personal Laptop</text:span></text:p>
          </draw:text-box>
        </draw:frame>
        <draw:custom-shape draw:name="Rectangle 6" draw:style-name="gr24" draw:text-style-name="P8" xml:id="id9" draw:id="id9" draw:layer="layout" svg:width="4.572cm" svg:height="2.54cm" svg:x="3.556cm" svg:y="6.35cm">
          <text:p text:style-name="P15"><text:span text:style-name="T1">Temperatures</text:span></text:p>
          <text:p text:style-name="P15"><text:span text:style-name="T1">Downloader</text:span></text:p>
          <draw:enhanced-geometry svg:viewBox="0 0 21600 21600" draw:type="non-primitive" draw:enhanced-path="M 0 0 L 21600 0 21600 21600 0 21600 Z N"/>
        </draw:custom-shape>
        <draw:custom-shape draw:name="Arrow: Down 26" draw:style-name="gr34" draw:text-style-name="P9" draw:layer="layout" svg:width="0.963cm" svg:height="3.505cm" draw:transform="rotate (1.5707963267946) translate (10.944cm 19.558cm)">
          <text:p/>
          <draw:enhanced-geometry svg:viewBox="0 0 21600 21600" draw:text-areas="?f0 0 ?f2 ?f5" draw:glue-points="0 ?f1 21600 ?f1" draw:type="non-primitive" draw:modifiers="18632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6" draw:style-name="gr24" draw:text-style-name="P8" xml:id="id8" draw:id="id8" draw:layer="layout" svg:width="4.572cm" svg:height="2.54cm" svg:x="3.556cm" svg:y="0.508cm">
          <text:p text:style-name="P15"><text:span text:style-name="T1">Weather</text:span></text:p>
          <text:p text:style-name="P15"><text:span text:style-name="T1">API</text:span></text:p>
          <draw:enhanced-geometry svg:viewBox="0 0 21600 21600" draw:type="non-primitive" draw:enhanced-path="M 0 0 L 21600 0 21600 21600 0 21600 Z N"/>
        </draw:custom-shape>
        <draw:connector draw:style-name="gr94" draw:text-style-name="P13" draw:layer="layout" draw:type="lines" svg:x1="5.842cm" svg:y1="3.048cm" svg:x2="5.842cm" svg:y2="6.35cm" draw:start-shape="id8" draw:start-glue-point="2" draw:end-shape="id9" draw:end-glue-point="0" svg:d="M5842 3048v502 2299 501">
          <text:p/>
        </draw:connector>
        <draw:frame draw:name="TextBox 3" draw:style-name="gr97" draw:text-style-name="P7" draw:layer="layout" svg:width="3.249cm" svg:height="1.675cm" svg:x="10.944cm" svg:y="16.867cm">
          <draw:text-box>
            <text:p text:style-name="P1"><text:span text:style-name="T1">Producer </text:span></text:p>
            <text:p text:style-name="P1"><text:span text:style-name="T1">Stream</text:span></text:p>
          </draw:text-box>
        </draw:frame>
        <draw:custom-shape draw:style-name="gr78" draw:text-style-name="P13" draw:layer="layout" svg:width="1.016cm" svg:height="1.524cm" svg:x="5.334cm" svg:y="8.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8" draw:text-style-name="P13" draw:layer="layout" svg:width="1.016cm" svg:height="1.524cm" svg:x="5.334cm" svg:y="12.9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6" draw:layer="layout" svg:width="11.684cm" svg:height="0.963cm" svg:x="10.16cm" svg:y="1.016cm">
          <draw:text-box>
            <text:p>Streaming Delta Lake Merge</text:p>
          </draw:text-box>
        </draw:frame>
        <draw:custom-shape draw:name="Freeform: Shape 2" draw:style-name="gr20" draw:text-style-name="P2" draw:layer="layout" svg:width="5.588cm" svg:height="6.149cm" svg:x="14.5cm" svg:y="13.97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Rectangle 4" draw:style-name="gr22" draw:text-style-name="P16" draw:layer="layout" svg:width="4.572cm" svg:height="2.54cm" svg:x="15.008cm" svg:y="14.531cm">
          <text:p text:style-name="P3"><text:span text:style-name="T1">Docker</text:span></text:p>
          <text:p text:style-name="P3"><text:span text:style-name="T1">(Zookeeper)</text:span></text:p>
          <text:p text:style-name="P3"><text:span text:style-name="T1">Port 2181</text:span></text:p>
          <draw:enhanced-geometry svg:viewBox="0 0 21600 21600" draw:type="non-primitive" draw:enhanced-path="M 0 0 L 21600 0 21600 21600 0 21600 Z N"/>
        </draw:custom-shape>
        <draw:custom-shape draw:name="Rectangle 5" draw:style-name="gr23" draw:text-style-name="P16" draw:layer="layout" svg:width="4.572cm" svg:height="2.54cm" svg:x="15.008cm" svg:y="17.325cm">
          <text:p text:style-name="P3"><text:span text:style-name="T1">Docker</text:span></text:p>
          <text:p text:style-name="P3"><text:span text:style-name="T1">(Bootstrap)</text:span></text:p>
          <text:p text:style-name="P3"><text:span text:style-name="T1">Port 9092</text:span></text:p>
          <draw:enhanced-geometry svg:viewBox="0 0 21600 21600" draw:type="non-primitive" draw:enhanced-path="M 0 0 L 21600 0 21600 21600 0 21600 Z N"/>
        </draw:custom-shape>
        <draw:custom-shape draw:name="Rectangle 7" draw:style-name="gr25" draw:text-style-name="P16" draw:layer="layout" svg:width="4.572cm" svg:height="2.54cm" svg:x="3.607cm" svg:y="10.414cm">
          <text:p text:style-name="P3"><text:span text:style-name="T1">Temperature</text:span></text:p>
          <text:p text:style-name="P3"><text:span text:style-name="T1">Reformatter</text:span></text:p>
          <draw:enhanced-geometry svg:viewBox="0 0 21600 21600" draw:type="non-primitive" draw:enhanced-path="M 0 0 L 21600 0 21600 21600 0 21600 Z N"/>
        </draw:custom-shape>
        <draw:custom-shape draw:name="Rectangle 8" draw:style-name="gr26" draw:text-style-name="P8" draw:layer="layout" svg:width="4.572cm" svg:height="1.532cm" svg:x="6.118cm" svg:y="18.28cm">
          <text:p text:style-name="P15"><text:span text:style-name="T1">Kafka </text:span></text:p>
          <text:p text:style-name="P15"><text:span text:style-name="T1">Producer</text:span></text:p>
          <draw:enhanced-geometry svg:viewBox="0 0 21600 21600" draw:type="non-primitive" draw:enhanced-path="M 0 0 L 21600 0 21600 21600 0 21600 Z N"/>
        </draw:custom-shape>
        <draw:custom-shape draw:name="Rectangle 8" draw:style-name="gr26" draw:text-style-name="P8" xml:id="id11" draw:id="id11" draw:layer="layout" svg:width="4.572cm" svg:height="1.532cm" svg:x="14.732cm" svg:y="7.612cm">
          <text:p text:style-name="P15"><text:span text:style-name="T1">Delta Table</text:span></text:p>
          <draw:enhanced-geometry svg:viewBox="0 0 21600 21600" draw:type="non-primitive" draw:enhanced-path="M 0 0 L 21600 0 21600 21600 0 21600 Z N"/>
        </draw:custom-shape>
        <draw:connector draw:style-name="gr98" draw:text-style-name="P13" draw:layer="layout" draw:type="lines" svg:x1="7.62cm" svg:y1="15.494cm" svg:x2="14.732cm" svg:y2="8.378cm" draw:start-shape="id10" draw:start-glue-point="1" draw:end-shape="id11" draw:end-glue-point="3" svg:d="M7620 15494h501l6110-7116h501">
          <text:p/>
        </draw:connector>
        <draw:custom-shape draw:name="Rectangle 8" draw:style-name="gr26" draw:text-style-name="P8" draw:layer="layout" svg:width="5.399cm" svg:height="1.532cm" svg:x="8.89cm" svg:y="10.66cm">
          <text:p text:style-name="P15"><text:span text:style-name="T1">Base Delta Table</text:span></text:p>
          <text:p text:style-name="P15"><text:span text:style-name="T1">Creator</text:span></text:p>
          <draw:enhanced-geometry svg:viewBox="0 0 21600 21600" draw:type="non-primitive" draw:enhanced-path="M 0 0 L 21600 0 21600 21600 0 21600 Z N"/>
        </draw:custom-shape>
        <draw:custom-shape draw:name="Freeform: Shape 20" draw:style-name="gr32" draw:text-style-name="P8" xml:id="id10" draw:id="id10" draw:layer="layout" svg:width="3.556cm" svg:height="2.032cm" svg:x="4.064cm" svg:y="14.478cm">
          <text:p text:style-name="P15"><text:span text:style-name="T1">Parquet</text:span></text:p>
          <text:p text:style-name="P15"><text:span text:style-name="T1">Files</text:span></text:p>
          <draw:enhanced-geometry svg:viewBox="0 0 21600 21600" draw:path-stretchpoint-x="21600" draw:path-stretchpoint-y="21600" draw:text-areas="?f23 ?f25 ?f24 ?f26" draw:mirror-horizontal="false" draw:mirror-vertical="false"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style-name="gr78" draw:text-style-name="P13" draw:layer="layout" svg:width="0.762cm" svg:height="4.826cm" svg:x="16.764cm" svg:y="9.14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97" draw:text-style-name="P7" draw:layer="layout" svg:width="3.635cm" svg:height="1.675cm" svg:x="17.579cm" svg:y="10.922cm">
          <draw:text-box>
            <text:p text:style-name="P1"><text:span text:style-name="T1">Merge</text:span></text:p>
            <text:p text:style-name="P1"><text:span text:style-name="T1">Processing</text:span></text:p>
          </draw:text-box>
        </draw:frame>
        <presentation:notes draw:style-name="dp2">
          <draw:frame draw:name="Slide Number Placeholder 6" draw:style-name="gr17" draw:text-style-name="P11"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9" presentation:class="page"/>
          <draw:frame draw:name="Notes Placeholder 2" presentation:style-name="pr2"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Square" svg:viewBox="0 0 10 10" svg:d="M0 0h10v10h-10z"/>
    <draw:marker draw:name="a1006" svg:viewBox="0 0 20 30" svg:d="M10 0l-10 30h20z"/>
    <draw:marker draw:name="a1014" svg:viewBox="0 0 20 30" svg:d="M10 0l-10 30h20z"/>
    <draw:marker draw:name="a1023" svg:viewBox="0 0 20 30" svg:d="M10 0l-10 30h20z"/>
    <draw:marker draw:name="a1052" svg:viewBox="0 0 20 30" svg:d="M10 0l-10 30h20z"/>
    <draw:marker draw:name="a1063" svg:viewBox="0 0 20 30" svg:d="M10 0l-10 30h20z"/>
    <draw:marker draw:name="a1079" svg:viewBox="0 0 20 30" svg:d="M10 0l-10 30h20z"/>
    <draw:marker draw:name="a1088" svg:viewBox="0 0 20 30" svg:d="M10 0l-10 30h20z"/>
    <draw:marker draw:name="a571" svg:viewBox="0 0 20 30" svg:d="M10 0l-10 30h20z"/>
    <draw:marker draw:name="a578" svg:viewBox="0 0 20 30" svg:d="M10 0l-10 30h20z"/>
    <draw:marker draw:name="a585" svg:viewBox="0 0 20 30" svg:d="M10 0l-10 30h20z"/>
    <draw:marker draw:name="a590" svg:viewBox="0 0 20 30" svg:d="M10 0l-10 30h20z"/>
    <draw:marker draw:name="a597" svg:viewBox="0 0 20 30" svg:d="M10 0l-10 30h20z"/>
    <draw:marker draw:name="a606" svg:viewBox="0 0 20 30" svg:d="M10 0l-10 30h20z"/>
    <draw:marker draw:name="a613" svg:viewBox="0 0 20 30" svg:d="M10 0l-10 30h20z"/>
    <draw:marker draw:name="a621" svg:viewBox="0 0 20 30" svg:d="M10 0l-10 30h20z"/>
    <draw:marker draw:name="a624" svg:viewBox="0 0 20 30" svg:d="M10 0l-10 30h20z"/>
    <draw:marker draw:name="a627" svg:viewBox="0 0 20 30" svg:d="M10 0l-10 30h20z"/>
    <draw:marker draw:name="a630" svg:viewBox="0 0 20 30" svg:d="M10 0l-10 30h20z"/>
    <draw:marker draw:name="a633" svg:viewBox="0 0 20 30" svg:d="M10 0l-10 30h20z"/>
    <draw:marker draw:name="a636" svg:viewBox="0 0 20 30" svg:d="M10 0l-10 30h20z"/>
    <draw:marker draw:name="a674" svg:viewBox="0 0 20 30" svg:d="M10 0l-10 30h20z"/>
    <draw:marker draw:name="a679" svg:viewBox="0 0 20 30" svg:d="M10 0l-10 30h20z"/>
    <draw:marker draw:name="a693" svg:viewBox="0 0 20 30" svg:d="M10 0l-10 30h20z"/>
    <draw:marker draw:name="a705" svg:viewBox="0 0 20 30" svg:d="M10 0l-10 30h20z"/>
    <draw:marker draw:name="a712" svg:viewBox="0 0 20 30" svg:d="M10 0l-10 30h20z"/>
    <draw:marker draw:name="a719" svg:viewBox="0 0 20 30" svg:d="M10 0l-10 30h20z"/>
    <draw:marker draw:name="a726" svg:viewBox="0 0 20 30" svg:d="M10 0l-10 30h20z"/>
    <draw:marker draw:name="a731" svg:viewBox="0 0 20 30" svg:d="M10 0l-10 30h20z"/>
    <draw:marker draw:name="a736" svg:viewBox="0 0 20 30" svg:d="M10 0l-10 30h20z"/>
    <draw:marker draw:name="a743" svg:viewBox="0 0 20 30" svg:d="M10 0l-10 30h20z"/>
    <draw:marker draw:name="a749" svg:viewBox="0 0 20 30" svg:d="M10 0l-10 30h20z"/>
    <draw:marker draw:name="a760" svg:viewBox="0 0 20 30" svg:d="M10 0l-10 30h20z"/>
    <draw:marker draw:name="a765" svg:viewBox="0 0 20 30" svg:d="M10 0l-10 30h20z"/>
    <draw:marker draw:name="a771" svg:viewBox="0 0 20 30" svg:d="M10 0l-10 30h20z"/>
    <draw:marker draw:name="a798" svg:viewBox="0 0 20 30" svg:d="M10 0l-10 30h20z"/>
    <draw:marker draw:name="a803" svg:viewBox="0 0 20 30" svg:d="M10 0l-10 30h20z"/>
    <draw:marker draw:name="a818" svg:viewBox="0 0 20 30" svg:d="M10 0l-10 30h20z"/>
    <draw:marker draw:name="a829" svg:viewBox="0 0 20 30" svg:d="M10 0l-10 30h20z"/>
    <draw:marker draw:name="a836" svg:viewBox="0 0 20 30" svg:d="M10 0l-10 30h20z"/>
    <draw:marker draw:name="a843" svg:viewBox="0 0 20 30" svg:d="M10 0l-10 30h20z"/>
    <draw:marker draw:name="a850" svg:viewBox="0 0 20 30" svg:d="M10 0l-10 30h20z"/>
    <draw:marker draw:name="a855" svg:viewBox="0 0 20 30" svg:d="M10 0l-10 30h20z"/>
    <draw:marker draw:name="a860" svg:viewBox="0 0 20 30" svg:d="M10 0l-10 30h20z"/>
    <draw:marker draw:name="a867" svg:viewBox="0 0 20 30" svg:d="M10 0l-10 30h20z"/>
    <draw:marker draw:name="a872" svg:viewBox="0 0 20 30" svg:d="M10 0l-10 30h20z"/>
    <draw:marker draw:name="a881" svg:viewBox="0 0 20 30" svg:d="M10 0l-10 30h20z"/>
    <draw:marker draw:name="a886" svg:viewBox="0 0 20 30" svg:d="M10 0l-10 30h20z"/>
    <draw:marker draw:name="a891" svg:viewBox="0 0 20 30" svg:d="M10 0l-10 30h20z"/>
    <draw:marker draw:name="a923" svg:viewBox="0 0 20 30" svg:d="M10 0l-10 30h20z"/>
    <draw:marker draw:name="a928" svg:viewBox="0 0 20 30" svg:d="M10 0l-10 30h20z"/>
    <draw:marker draw:name="a933" svg:viewBox="0 0 20 30" svg:d="M10 0l-10 30h20z"/>
    <draw:marker draw:name="a938" svg:viewBox="0 0 20 30" svg:d="M10 0l-10 30h20z"/>
    <draw:marker draw:name="a950" svg:viewBox="0 0 20 30" svg:d="M10 0l-10 30h20z"/>
    <draw:marker draw:name="a958" svg:viewBox="0 0 20 30" svg:d="M10 0l-10 30h20z"/>
    <draw:marker draw:name="a965" svg:viewBox="0 0 20 30" svg:d="M10 0l-10 30h20z"/>
    <draw:marker draw:name="a972" svg:viewBox="0 0 20 30" svg:d="M10 0l-10 30h20z"/>
    <draw:marker draw:name="a979" svg:viewBox="0 0 20 30" svg:d="M10 0l-10 30h20z"/>
    <draw:marker draw:name="a986" svg:viewBox="0 0 20 30" svg:d="M10 0l-10 30h20z"/>
    <draw:marker draw:name="a997" svg:viewBox="0 0 20 30" svg:d="M10 0l-10 30h20z"/>
    <draw:stroke-dash draw:name="Fine_20_Dashed" draw:display-name="Fine Dashed" draw:style="rect" draw:dots1="1" draw:dots1-length="0.508cm" draw:dots2="1" draw:dots2-length="0.508cm" draw:distance="0.508cm"/>
    <draw:stroke-dash draw:name="a1005" draw:style="rect" draw:dots1="2" draw:distance="0cm"/>
    <draw:stroke-dash draw:name="a1013" draw:style="rect" draw:dots1="2" draw:distance="0cm"/>
    <draw:stroke-dash draw:name="a1022" draw:style="rect" draw:dots1="2" draw:distance="0cm"/>
    <draw:stroke-dash draw:name="a1051" draw:style="rect" draw:dots1="2" draw:distance="0cm"/>
    <draw:stroke-dash draw:name="a1062" draw:style="rect" draw:dots1="2" draw:distance="0cm"/>
    <draw:stroke-dash draw:name="a1078" draw:style="rect" draw:dots1="2" draw:distance="0cm"/>
    <draw:stroke-dash draw:name="a1087" draw:style="rect" draw:dots1="2" draw:distance="0cm"/>
    <draw:stroke-dash draw:name="a570" draw:style="rect" draw:dots1="2" draw:distance="0cm"/>
    <draw:stroke-dash draw:name="a577" draw:style="rect" draw:dots1="2" draw:distance="0cm"/>
    <draw:stroke-dash draw:name="a584" draw:style="rect" draw:dots1="2" draw:distance="0cm"/>
    <draw:stroke-dash draw:name="a589" draw:style="rect" draw:dots1="2" draw:distance="0cm"/>
    <draw:stroke-dash draw:name="a596" draw:style="rect" draw:dots1="2" draw:distance="0cm"/>
    <draw:stroke-dash draw:name="a605" draw:style="rect" draw:dots1="2" draw:distance="0cm"/>
    <draw:stroke-dash draw:name="a612" draw:style="rect" draw:dots1="2" draw:distance="0cm"/>
    <draw:stroke-dash draw:name="a620" draw:style="rect" draw:dots1="2" draw:distance="0cm"/>
    <draw:stroke-dash draw:name="a623" draw:style="rect" draw:dots1="2" draw:distance="0cm"/>
    <draw:stroke-dash draw:name="a626" draw:style="rect" draw:dots1="2" draw:distance="0cm"/>
    <draw:stroke-dash draw:name="a629" draw:style="rect" draw:dots1="2" draw:distance="0cm"/>
    <draw:stroke-dash draw:name="a632" draw:style="rect" draw:dots1="2" draw:distance="0cm"/>
    <draw:stroke-dash draw:name="a635" draw:style="rect" draw:dots1="2" draw:distance="0cm"/>
    <draw:stroke-dash draw:name="a673" draw:style="rect" draw:dots1="2" draw:distance="0cm"/>
    <draw:stroke-dash draw:name="a678" draw:style="rect" draw:dots1="2" draw:distance="0cm"/>
    <draw:stroke-dash draw:name="a692" draw:style="rect" draw:dots1="2" draw:distance="0cm"/>
    <draw:stroke-dash draw:name="a704" draw:style="rect" draw:dots1="2" draw:distance="0cm"/>
    <draw:stroke-dash draw:name="a711" draw:style="rect" draw:dots1="2" draw:distance="0cm"/>
    <draw:stroke-dash draw:name="a718" draw:style="rect" draw:dots1="2" draw:distance="0cm"/>
    <draw:stroke-dash draw:name="a725" draw:style="rect" draw:dots1="2" draw:distance="0cm"/>
    <draw:stroke-dash draw:name="a730" draw:style="rect" draw:dots1="2" draw:distance="0cm"/>
    <draw:stroke-dash draw:name="a735" draw:style="rect" draw:dots1="2" draw:distance="0cm"/>
    <draw:stroke-dash draw:name="a742" draw:style="rect" draw:dots1="2" draw:distance="0cm"/>
    <draw:stroke-dash draw:name="a748" draw:style="rect" draw:dots1="2" draw:distance="0cm"/>
    <draw:stroke-dash draw:name="a759" draw:style="rect" draw:dots1="2" draw:distance="0cm"/>
    <draw:stroke-dash draw:name="a764" draw:style="rect" draw:dots1="2" draw:distance="0cm"/>
    <draw:stroke-dash draw:name="a770" draw:style="rect" draw:dots1="2" draw:distance="0cm"/>
    <draw:stroke-dash draw:name="a797" draw:style="rect" draw:dots1="2" draw:distance="0cm"/>
    <draw:stroke-dash draw:name="a802" draw:style="rect" draw:dots1="2" draw:distance="0cm"/>
    <draw:stroke-dash draw:name="a817" draw:style="rect" draw:dots1="2" draw:distance="0cm"/>
    <draw:stroke-dash draw:name="a828" draw:style="rect" draw:dots1="2" draw:distance="0cm"/>
    <draw:stroke-dash draw:name="a835" draw:style="rect" draw:dots1="2" draw:distance="0cm"/>
    <draw:stroke-dash draw:name="a842" draw:style="rect" draw:dots1="2" draw:distance="0cm"/>
    <draw:stroke-dash draw:name="a849" draw:style="rect" draw:dots1="2" draw:distance="0cm"/>
    <draw:stroke-dash draw:name="a854" draw:style="rect" draw:dots1="2" draw:distance="0cm"/>
    <draw:stroke-dash draw:name="a859" draw:style="rect" draw:dots1="2" draw:distance="0cm"/>
    <draw:stroke-dash draw:name="a866" draw:style="rect" draw:dots1="2" draw:distance="0cm"/>
    <draw:stroke-dash draw:name="a871" draw:style="rect" draw:dots1="2" draw:distance="0cm"/>
    <draw:stroke-dash draw:name="a880" draw:style="rect" draw:dots1="2" draw:distance="0cm"/>
    <draw:stroke-dash draw:name="a885" draw:style="rect" draw:dots1="2" draw:distance="0cm"/>
    <draw:stroke-dash draw:name="a890" draw:style="rect" draw:dots1="2" draw:distance="0cm"/>
    <draw:stroke-dash draw:name="a922" draw:style="rect" draw:dots1="2" draw:distance="0cm"/>
    <draw:stroke-dash draw:name="a927" draw:style="rect" draw:dots1="2" draw:distance="0cm"/>
    <draw:stroke-dash draw:name="a932" draw:style="rect" draw:dots1="2" draw:distance="0cm"/>
    <draw:stroke-dash draw:name="a937" draw:style="rect" draw:dots1="2" draw:distance="0cm"/>
    <draw:stroke-dash draw:name="a949" draw:style="rect" draw:dots1="2" draw:distance="0cm"/>
    <draw:stroke-dash draw:name="a957" draw:style="rect" draw:dots1="2" draw:distance="0cm"/>
    <draw:stroke-dash draw:name="a964" draw:style="rect" draw:dots1="2" draw:distance="0cm"/>
    <draw:stroke-dash draw:name="a971" draw:style="rect" draw:dots1="2" draw:distance="0cm"/>
    <draw:stroke-dash draw:name="a978" draw:style="rect" draw:dots1="2" draw:distance="0cm"/>
    <draw:stroke-dash draw:name="a985" draw:style="rect" draw:dots1="2" draw:distance="0cm"/>
    <draw:stroke-dash draw:name="a996" draw:style="rect" draw:dots1="2" draw:distance="0cm"/>
    <style:default-style style:family="graphic">
      <style:graphic-properties draw:stroke="solid" svg:stroke-width="0.035cm" svg:stroke-color="#172c51"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Fine_20_Dashed" svg:stroke-width="0cm" svg:stroke-color="#00ccff" draw:marker-start-width="0.2cm" draw:marker-start-center="false" draw:marker-end-width="0.2cm" draw:marker-end-center="false" draw:fill="solid" draw:fill-color="#9999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start="Square" draw:marker-end="Rounded_20_large_20_Arrow" draw:fill="none" draw:fill-gradient-name="Gradient_20_7" draw:fill-hatch-name="Hatch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ster1-Default-background" style:family="presentation">
      <style:graphic-properties draw:stroke="none" draw:fill="solid" draw:fill-color="#ffffff"/>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cm" fo:margin-bottom="0.4cm"/>
      <style:text-properties fo:font-size="28pt" style:font-size-asian="28pt" style:font-size-complex="28pt"/>
    </style:style>
    <style:style style:name="Master1-Default-outline3" style:family="presentation" style:parent-style-name="Master1-Default-outline2">
      <style:paragraph-properties fo:margin-top="0cm" fo:margin-bottom="0.3cm"/>
      <style:text-properties fo:font-size="24pt" style:font-size-asian="24pt" style:font-size-complex="24pt"/>
    </style:style>
    <style:style style:name="Master1-Default-outline4" style:family="presentation" style:parent-style-name="Master1-Default-outline3">
      <style:paragraph-properties fo:margin-top="0cm" fo:margin-bottom="0.2cm"/>
      <style:text-properties fo:font-size="20pt" style:font-size-asian="20pt" style:font-size-complex="20pt"/>
    </style:style>
    <style:style style:name="Master1-Default-outline5" style:family="presentation" style:parent-style-name="Master1-Default-outline4">
      <style:paragraph-properties fo:margin-top="0cm" fo:margin-bottom="0.1cm"/>
      <style:text-properties fo:font-size="20pt" style:font-size-asian="20pt" style:font-size-complex="20pt"/>
    </style:style>
    <style:style style:name="Master1-Default-outline6" style:family="presentation" style:parent-style-name="Master1-Default-outline5">
      <style:paragraph-properties fo:margin-top="0cm" fo:margin-bottom="0.1cm"/>
      <style:text-properties fo:font-size="20pt" style:font-size-asian="20pt" style:font-size-complex="20pt"/>
    </style:style>
    <style:style style:name="Master1-Default-outline7" style:family="presentation" style:parent-style-name="Master1-Default-outline6">
      <style:paragraph-properties fo:margin-top="0cm" fo:margin-bottom="0.1cm"/>
      <style:text-properties fo:font-size="20pt" style:font-size-asian="20pt" style:font-size-complex="20pt"/>
    </style:style>
    <style:style style:name="Master1-Default-outline8" style:family="presentation" style:parent-style-name="Master1-Default-outline7">
      <style:paragraph-properties fo:margin-top="0cm" fo:margin-bottom="0.1cm"/>
      <style:text-properties fo:font-size="20pt" style:font-size-asian="20pt" style:font-size-complex="20pt"/>
    </style:style>
    <style:style style:name="Master1-Default-outline9" style:family="presentation" style:parent-style-name="Master1-Default-outline8">
      <style:paragraph-properties fo:margin-top="0cm" fo:margin-bottom="0.1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cm" fo:margin-bottom="0.4cm"/>
      <style:text-properties fo:font-size="28pt" style:font-size-asian="28pt" style:font-size-complex="28pt"/>
    </style:style>
    <style:style style:name="Master1-Layout1-title-Title-Slide-outline3" style:family="presentation" style:parent-style-name="Master1-Layout1-title-Title-Slide-outline2">
      <style:paragraph-properties fo:margin-top="0cm" fo:margin-bottom="0.3cm"/>
      <style:text-properties fo:font-size="24pt" style:font-size-asian="24pt" style:font-size-complex="24pt"/>
    </style:style>
    <style:style style:name="Master1-Layout1-title-Title-Slide-outline4" style:family="presentation" style:parent-style-name="Master1-Layout1-title-Title-Slide-outline3">
      <style:paragraph-properties fo:margin-top="0cm" fo:margin-bottom="0.2cm"/>
      <style:text-properties fo:font-size="20pt" style:font-size-asian="20pt" style:font-size-complex="20pt"/>
    </style:style>
    <style:style style:name="Master1-Layout1-title-Title-Slide-outline5" style:family="presentation" style:parent-style-name="Master1-Layout1-title-Title-Slide-outline4">
      <style:paragraph-properties fo:margin-top="0cm" fo:margin-bottom="0.1cm"/>
      <style:text-properties fo:font-size="20pt" style:font-size-asian="20pt" style:font-size-complex="20pt"/>
    </style:style>
    <style:style style:name="Master1-Layout1-title-Title-Slide-outline6" style:family="presentation" style:parent-style-name="Master1-Layout1-title-Title-Slide-outline5">
      <style:paragraph-properties fo:margin-top="0cm" fo:margin-bottom="0.1cm"/>
      <style:text-properties fo:font-size="20pt" style:font-size-asian="20pt" style:font-size-complex="20pt"/>
    </style:style>
    <style:style style:name="Master1-Layout1-title-Title-Slide-outline7" style:family="presentation" style:parent-style-name="Master1-Layout1-title-Title-Slide-outline6">
      <style:paragraph-properties fo:margin-top="0cm" fo:margin-bottom="0.1cm"/>
      <style:text-properties fo:font-size="20pt" style:font-size-asian="20pt" style:font-size-complex="20pt"/>
    </style:style>
    <style:style style:name="Master1-Layout1-title-Title-Slide-outline8" style:family="presentation" style:parent-style-name="Master1-Layout1-title-Title-Slide-outline7">
      <style:paragraph-properties fo:margin-top="0cm" fo:margin-bottom="0.1cm"/>
      <style:text-properties fo:font-size="20pt" style:font-size-asian="20pt" style:font-size-complex="20pt"/>
    </style:style>
    <style:style style:name="Master1-Layout1-title-Title-Slide-outline9" style:family="presentation" style:parent-style-name="Master1-Layout1-title-Title-Slide-outline8">
      <style:paragraph-properties fo:margin-top="0cm" fo:margin-bottom="0.1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cm" fo:margin-bottom="0.4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cm" fo:margin-bottom="0.3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cm" fo:margin-bottom="0.2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cm" fo:margin-bottom="0.1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cm" fo:margin-bottom="0.1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cm" fo:margin-bottom="0.1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cm" fo:margin-bottom="0.1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cm" fo:margin-bottom="0.1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cm" fo:margin-bottom="0.4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cm" fo:margin-bottom="0.3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cm" fo:margin-bottom="0.2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cm" fo:margin-bottom="0.1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cm" fo:margin-bottom="0.1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cm" fo:margin-bottom="0.1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cm" fo:margin-bottom="0.1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cm" fo:margin-bottom="0.1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cm" fo:margin-bottom="0.4cm"/>
      <style:text-properties fo:font-size="28pt" style:font-size-asian="28pt" style:font-size-complex="28pt"/>
    </style:style>
    <style:style style:name="Master1-Layout4-twoObj-Two-Content-outline3" style:family="presentation" style:parent-style-name="Master1-Layout4-twoObj-Two-Content-outline2">
      <style:paragraph-properties fo:margin-top="0cm" fo:margin-bottom="0.3cm"/>
      <style:text-properties fo:font-size="24pt" style:font-size-asian="24pt" style:font-size-complex="24pt"/>
    </style:style>
    <style:style style:name="Master1-Layout4-twoObj-Two-Content-outline4" style:family="presentation" style:parent-style-name="Master1-Layout4-twoObj-Two-Content-outline3">
      <style:paragraph-properties fo:margin-top="0cm" fo:margin-bottom="0.2cm"/>
      <style:text-properties fo:font-size="20pt" style:font-size-asian="20pt" style:font-size-complex="20pt"/>
    </style:style>
    <style:style style:name="Master1-Layout4-twoObj-Two-Content-outline5" style:family="presentation" style:parent-style-name="Master1-Layout4-twoObj-Two-Content-outline4">
      <style:paragraph-properties fo:margin-top="0cm" fo:margin-bottom="0.1cm"/>
      <style:text-properties fo:font-size="20pt" style:font-size-asian="20pt" style:font-size-complex="20pt"/>
    </style:style>
    <style:style style:name="Master1-Layout4-twoObj-Two-Content-outline6" style:family="presentation" style:parent-style-name="Master1-Layout4-twoObj-Two-Content-outline5">
      <style:paragraph-properties fo:margin-top="0cm" fo:margin-bottom="0.1cm"/>
      <style:text-properties fo:font-size="20pt" style:font-size-asian="20pt" style:font-size-complex="20pt"/>
    </style:style>
    <style:style style:name="Master1-Layout4-twoObj-Two-Content-outline7" style:family="presentation" style:parent-style-name="Master1-Layout4-twoObj-Two-Content-outline6">
      <style:paragraph-properties fo:margin-top="0cm" fo:margin-bottom="0.1cm"/>
      <style:text-properties fo:font-size="20pt" style:font-size-asian="20pt" style:font-size-complex="20pt"/>
    </style:style>
    <style:style style:name="Master1-Layout4-twoObj-Two-Content-outline8" style:family="presentation" style:parent-style-name="Master1-Layout4-twoObj-Two-Content-outline7">
      <style:paragraph-properties fo:margin-top="0cm" fo:margin-bottom="0.1cm"/>
      <style:text-properties fo:font-size="20pt" style:font-size-asian="20pt" style:font-size-complex="20pt"/>
    </style:style>
    <style:style style:name="Master1-Layout4-twoObj-Two-Content-outline9" style:family="presentation" style:parent-style-name="Master1-Layout4-twoObj-Two-Content-outline8">
      <style:paragraph-properties fo:margin-top="0cm" fo:margin-bottom="0.1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cm" fo:margin-bottom="0.4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cm" fo:margin-bottom="0.3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cm" fo:margin-bottom="0.2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cm" fo:margin-bottom="0.1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cm" fo:margin-bottom="0.1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cm" fo:margin-bottom="0.1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cm" fo:margin-bottom="0.1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cm" fo:margin-bottom="0.1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cm" fo:margin-bottom="0.4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cm" fo:margin-bottom="0.3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cm" fo:margin-bottom="0.2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cm" fo:margin-bottom="0.1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cm" fo:margin-bottom="0.1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cm" fo:margin-bottom="0.1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cm" fo:margin-bottom="0.1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cm" fo:margin-bottom="0.1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cm" fo:margin-bottom="0.4cm"/>
      <style:text-properties fo:font-size="28pt" style:font-size-asian="28pt" style:font-size-complex="28pt"/>
    </style:style>
    <style:style style:name="Master1-Layout7-blank-Blank-outline3" style:family="presentation" style:parent-style-name="Master1-Layout7-blank-Blank-outline2">
      <style:paragraph-properties fo:margin-top="0cm" fo:margin-bottom="0.3cm"/>
      <style:text-properties fo:font-size="24pt" style:font-size-asian="24pt" style:font-size-complex="24pt"/>
    </style:style>
    <style:style style:name="Master1-Layout7-blank-Blank-outline4" style:family="presentation" style:parent-style-name="Master1-Layout7-blank-Blank-outline3">
      <style:paragraph-properties fo:margin-top="0cm" fo:margin-bottom="0.2cm"/>
      <style:text-properties fo:font-size="20pt" style:font-size-asian="20pt" style:font-size-complex="20pt"/>
    </style:style>
    <style:style style:name="Master1-Layout7-blank-Blank-outline5" style:family="presentation" style:parent-style-name="Master1-Layout7-blank-Blank-outline4">
      <style:paragraph-properties fo:margin-top="0cm" fo:margin-bottom="0.1cm"/>
      <style:text-properties fo:font-size="20pt" style:font-size-asian="20pt" style:font-size-complex="20pt"/>
    </style:style>
    <style:style style:name="Master1-Layout7-blank-Blank-outline6" style:family="presentation" style:parent-style-name="Master1-Layout7-blank-Blank-outline5">
      <style:paragraph-properties fo:margin-top="0cm" fo:margin-bottom="0.1cm"/>
      <style:text-properties fo:font-size="20pt" style:font-size-asian="20pt" style:font-size-complex="20pt"/>
    </style:style>
    <style:style style:name="Master1-Layout7-blank-Blank-outline7" style:family="presentation" style:parent-style-name="Master1-Layout7-blank-Blank-outline6">
      <style:paragraph-properties fo:margin-top="0cm" fo:margin-bottom="0.1cm"/>
      <style:text-properties fo:font-size="20pt" style:font-size-asian="20pt" style:font-size-complex="20pt"/>
    </style:style>
    <style:style style:name="Master1-Layout7-blank-Blank-outline8" style:family="presentation" style:parent-style-name="Master1-Layout7-blank-Blank-outline7">
      <style:paragraph-properties fo:margin-top="0cm" fo:margin-bottom="0.1cm"/>
      <style:text-properties fo:font-size="20pt" style:font-size-asian="20pt" style:font-size-complex="20pt"/>
    </style:style>
    <style:style style:name="Master1-Layout7-blank-Blank-outline9" style:family="presentation" style:parent-style-name="Master1-Layout7-blank-Blank-outline8">
      <style:paragraph-properties fo:margin-top="0cm" fo:margin-bottom="0.1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cm" fo:margin-bottom="0.4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cm" fo:margin-bottom="0.3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cm" fo:margin-bottom="0.2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cm" fo:margin-bottom="0.1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cm" fo:margin-bottom="0.1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cm" fo:margin-bottom="0.1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cm" fo:margin-bottom="0.1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cm" fo:margin-bottom="0.1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cm" fo:margin-bottom="0.4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cm" fo:margin-bottom="0.3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cm" fo:margin-bottom="0.2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cm" fo:margin-bottom="0.1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cm" fo:margin-bottom="0.1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cm" fo:margin-bottom="0.1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cm" fo:margin-bottom="0.1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cm" fo:margin-bottom="0.1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cm" fo:margin-bottom="0.4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cm" fo:margin-bottom="0.3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cm" fo:margin-bottom="0.2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cm" fo:margin-bottom="0.1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cm" fo:margin-bottom="0.1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cm" fo:margin-bottom="0.1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cm" fo:margin-bottom="0.1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cm" fo:margin-bottom="0.1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cm" fo:margin-bottom="0.4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cm" fo:margin-bottom="0.3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cm" fo:margin-bottom="0.2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cm" fo:margin-bottom="0.1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cm" fo:margin-bottom="0.1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cm" fo:margin-bottom="0.1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cm" fo:margin-bottom="0.1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cm" fo:margin-bottom="0.1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fo:min-width="25.201cm"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fo:min-width="25.201cm"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style:writing-mode="lr-tb" style:font-independent-line-spacing="true"/>
    </style:style>
    <style:style style:name="MP4" style:family="paragraph">
      <style:paragraph-properties fo:margin-left="0cm" fo:margin-right="0cm" fo:margin-top="0cm" fo:margin-bottom="0.499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MP11" style:family="paragraph">
      <style:paragraph-properties style:writing-mode="tb-rl" style:font-independent-line-spacing="true"/>
    </style:style>
    <style:style style:name="MT1" style:family="text">
      <style:text-properties fo:color="#000000" style:text-line-through-style="none" style:text-position="0% 100%" fo:font-family="Arial"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4pt" style:font-style-asian="normal" style:font-weight-asian="normal" style:font-family-complex="Arial" style:font-pitch-complex="variable" style:font-size-complex="14pt" style:font-style-complex="normal" style:font-weight-complex="normal"/>
    </style:style>
    <style:style style:name="MT2" style:family="text">
      <style:text-properties fo:color="#000000" style:text-line-through-style="none" style:text-position="0% 100%" fo:font-family="Arial" style:font-family-generic="roman" style:font-pitch="variable" fo:font-size="32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32pt" style:font-style-asian="normal" style:font-weight-asian="normal" style:font-family-complex="Arial" style:font-pitch-complex="variable" style:font-size-complex="32pt" style:font-style-complex="normal" style:font-weight-complex="normal"/>
    </style:style>
    <style:style style:name="MT3" style:family="text">
      <style:text-properties fo:color="#000000" style:text-line-through-style="none" style:text-position="0% 100%" fo:font-family="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color="#000000" style:text-line-through-style="none" style:text-position="0% 100%" fo:font-family="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color="#000000" style:text-line-through-style="none" style:text-position="0% 100%" fo:font-family="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color="#000000" style:text-line-through-style="none" style:text-position="0% 100%" fo:font-family="'Times New Roman'"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Lucida Sans Unicode'" style:font-pitch-asian="variable" style:font-size-asian="14pt" style:font-style-asian="normal" style:font-weight-asian="normal" style:font-family-complex="Tahoma" style:font-pitch-complex="variable" style:font-size-complex="14pt" style:font-style-complex="normal" style:font-weight-complex="normal"/>
    </style:style>
    <style:style style:name="MT7" style:family="text">
      <style:text-properties fo:color="#000000" style:text-line-through-style="none" style:text-position="0% 100%" fo:font-family="Arial" style:font-family-generic="roman" style:font-pitch="variable" fo:font-size="60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60pt" style:font-style-asian="normal" style:font-weight-asian="normal" style:font-family-complex="Arial" style:font-pitch-complex="variable" style:font-size-complex="60pt" style:font-style-complex="normal" style:font-weight-complex="normal"/>
    </style:style>
    <style:style style:name="MT8" style:family="text">
      <style:text-properties fo:color="#000000" style:text-line-through-style="none" style:text-position="0% 100%" fo:font-family="Arial" style:font-family-generic="roman" style:font-pitch="variable" fo:font-size="2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24pt" style:font-style-asian="normal" style:font-weight-asian="normal" style:font-family-complex="Arial" style:font-pitch-complex="variable" style:font-size-complex="24pt" style:font-style-complex="normal" style:font-weight-complex="normal"/>
    </style:style>
    <style:style style:name="MT9" style:family="text">
      <style:text-properties fo:color="#000000" style:text-line-through-style="none" style:text-position="0% 100%" fo:font-family="Arial" style:font-family-generic="roman" style:font-pitch="variable" fo:font-size="4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44pt" style:font-style-asian="normal" style:font-weight-asian="normal" style:font-family-complex="Arial" style:font-pitch-complex="variable" style:font-size-complex="44pt" style:font-style-complex="normal" style:font-weight-complex="normal"/>
    </style:style>
    <style:style style:name="MT10" style:family="text">
      <style:text-properties fo:color="#898989" style:text-line-through-style="none" style:text-position="0% 100%" fo:font-family="Arial" style:font-family-generic="roman" style:font-pitch="variable" fo:font-size="2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24pt" style:font-style-asian="normal" style:font-weight-asian="normal" style:font-family-complex="Arial" style:font-pitch-complex="variable" style:font-size-complex="24pt" style:font-style-complex="normal" style:font-weight-complex="normal"/>
    </style:style>
    <style:style style:name="MT11" style:family="text">
      <style:text-properties fo:color="#000000" style:text-line-through-style="none" style:text-position="0% 100%" fo:font-family="Arial" style:font-family-generic="roman" style:font-pitch="variable" fo:font-size="24pt" fo:letter-spacing="normal" fo:language="en" fo:country="US" fo:font-style="normal" style:text-underline-style="none" fo:font-weight="bold" style:text-underline-mode="continuous" style:text-overline-mode="continuous" style:text-line-through-mode="continuous" style:letter-kerning="true" style:font-family-asian="'Microsoft YaHei'" style:font-pitch-asian="variable" style:font-size-asian="24pt" style:font-style-asian="normal" style:font-weight-asian="bold" style:font-family-complex="Arial" style:font-pitch-complex="variable" style:font-size-complex="24pt" style:font-style-complex="normal" style:font-weight-complex="bold"/>
    </style:style>
    <style:style style:name="MT12" style:family="text">
      <style:text-properties fo:color="#000000" style:text-line-through-style="none" style:text-position="0% 100%" fo:font-family="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color="#000000" style:text-line-through-style="none" style:text-position="0% 100%" fo:font-family="Arial" style:font-family-generic="roman" style:font-pitch="variable" fo:font-size="16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6pt" style:font-style-asian="normal" style:font-weight-asian="normal" style:font-family-complex="Arial" style:font-pitch-complex="variable"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Header Placeholder 1" draw:style-name="Mgr1" draw:text-style-name="MP1" draw:layer="backgroundobjects" svg:width="9.369cm" svg:height="1.396cm" svg:x="0cm" svg:y="0cm" presentation:class="header">
        <draw:text-box>
          <text:p/>
        </draw:text-box>
      </draw:frame>
      <draw:frame draw:name="Date Placeholder 2" draw:style-name="Mgr1" draw:text-style-name="MP1" draw:layer="backgroundobjects" svg:width="9.369cm" svg:height="1.396cm" svg:x="12.22cm" svg:y="0cm" presentation:class="date-time">
        <draw:text-box>
          <text:p/>
        </draw:text-box>
      </draw:frame>
      <draw:frame draw:name="Footer Placeholder 3" draw:style-name="Mgr2" draw:text-style-name="MP1" draw:layer="backgroundobjects" svg:width="9.369cm" svg:height="1.396cm" svg:x="0cm" svg:y="26.543cm" presentation:class="footer">
        <draw:text-box>
          <text:p/>
        </draw:text-box>
      </draw:frame>
      <draw:frame draw:name="Slide Number Placeholder 4" draw:style-name="Mgr2" draw:text-style-name="MP1"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8.189cm" svg:height="6.143cm" svg:x="1.843cm" svg:y="2.796cm" draw:page-number="1"/>
      <draw:page-thumbnail draw:layer="backgroundobjects" svg:width="8.189cm" svg:height="6.143cm" svg:x="11.558cm" svg:y="2.796cm"/>
      <draw:page-thumbnail draw:layer="backgroundobjects" svg:width="8.189cm" svg:height="6.143cm" svg:x="1.843cm" svg:y="10.896cm"/>
      <draw:page-thumbnail draw:layer="backgroundobjects" svg:width="8.189cm" svg:height="6.143cm" svg:x="11.558cm" svg:y="10.896cm"/>
      <draw:page-thumbnail draw:layer="backgroundobjects" svg:width="8.189cm" svg:height="6.143cm" svg:x="1.843cm" svg:y="18.997cm"/>
      <draw:page-thumbnail draw:layer="backgroundobjects" svg:width="8.189cm" svg:height="6.143cm" svg:x="11.558cm" svg:y="18.997cm"/>
    </style:handout-master>
    <style:master-page style:name="Master1-Default" style:page-layout-name="PM1" draw:style-name="Mdp1">
      <draw:frame draw:name="Title Placeholder 1" presentation:style-name="Mpr1" draw:text-style-name="MP3" draw:layer="backgroundobjects" svg:width="25.199cm" svg:height="3.506cm" svg:x="1.4cm" svg:y="0.837cm" presentation:class="title">
        <draw:text-box>
          <text:p/>
        </draw:text-box>
      </draw:frame>
      <draw:frame draw:name="Text Placeholder 2" presentation:style-name="Mpr2" draw:text-style-name="MP3" draw:layer="backgroundobjects" svg:width="25.199cm" svg:height="13.859cm" svg:x="1.4cm" svg:y="4.914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3" draw:text-style-name="MP3" draw:layer="backgroundobjects" svg:width="6.523cm" svg:height="1.448cm" svg:x="1.4cm" svg:y="19.131cm" presentation:class="date-time">
        <draw:text-box>
          <text:p/>
        </draw:text-box>
      </draw:frame>
      <draw:frame draw:name="Footer Placeholder 4" presentation:style-name="Mpr4" draw:text-style-name="MP3" draw:layer="backgroundobjects" svg:width="8.875cm" svg:height="1.448cm" svg:x="9.576cm" svg:y="19.131cm" presentation:class="footer">
        <draw:text-box>
          <text:p/>
        </draw:text-box>
      </draw:frame>
      <draw:frame draw:name="Slide Number Placeholder 5" presentation:style-name="Mpr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Default-title" draw:layer="backgroundobjects" svg:width="13.968cm" svg:height="10.476cm" svg:x="3.81cm" svg:y="2.123cm" presentation:class="page"/>
        <draw:frame draw:name="Notes Placeholder 2" presentation:style-name="Mpr5" draw:text-style-name="MP3" draw:layer="backgroundobjects" svg:width="17.271cm" svg:height="12.572cm" svg:x="2.159cm" svg:y="13.271cm" presentation:class="notes">
          <draw:text-box>
            <text:p/>
          </draw:text-box>
        </draw:frame>
        <draw:frame draw:name="Header Placeholder 3" presentation:style-name="Mpr3" draw:text-style-name="MP3" draw:layer="backgroundobjects" svg:width="9.369cm" svg:height="1.396cm" svg:x="0cm" svg:y="0cm" presentation:class="header">
          <draw:text-box>
            <text:p/>
          </draw:text-box>
        </draw:frame>
        <draw:frame draw:name="Date Placeholder 4" presentation:style-name="Mpr3" draw:text-style-name="MP3" draw:layer="backgroundobjects" svg:width="9.369cm" svg:height="1.396cm" svg:x="12.22cm" svg:y="0cm" presentation:class="date-time">
          <draw:text-box>
            <text:p/>
          </draw:text-box>
        </draw:frame>
        <draw:frame draw:name="Footer Placeholder 5" presentation:style-name="Mpr6" draw:text-style-name="MP3" draw:layer="backgroundobjects" svg:width="9.369cm" svg:height="1.396cm" svg:x="0cm" svg:y="26.543cm" presentation:class="footer">
          <draw:text-box>
            <text:p/>
          </draw:text-box>
        </draw:frame>
        <draw:frame draw:name="Slide Number Placeholder 6" presentation:style-name="Mpr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title-Title-Slide" style:page-layout-name="PM1" draw:style-name="Mdp1">
      <draw:frame draw:name="Title 1" presentation:style-name="Mpr7" draw:text-style-name="MP3" draw:layer="backgroundobjects" svg:width="20.999cm" svg:height="7.311cm" svg:x="3.501cm" svg:y="3.435cm" presentation:class="title">
        <draw:text-box>
          <text:p text:style-name="MP9"><text:span text:style-name="MT7">Click to edit Master title style</text:span></text:p>
        </draw:text-box>
      </draw:frame>
      <draw:frame draw:name="Subtitle 2" presentation:style-name="Mpr8" draw:text-style-name="MP3" draw:layer="backgroundobjects" svg:width="20.999cm" svg:height="5.071cm" svg:x="3.501cm" svg:y="11.029cm" presentation:class="subtitle">
        <draw:text-box>
          <text:p text:style-name="MP10"><text:span text:style-name="MT8">Click to edit Master subtitle style</text:span></text:p>
        </draw:text-box>
      </draw:frame>
      <draw:frame draw:name="Date Placeholder 3" presentation:style-name="Mpr9" draw:text-style-name="MP3" draw:layer="backgroundobjects" svg:width="6.523cm" svg:height="1.448cm" svg:x="1.4cm" svg:y="19.131cm" presentation:class="date-time">
        <draw:text-box>
          <text:p/>
        </draw:text-box>
      </draw:frame>
      <draw:frame draw:name="Footer Placeholder 4" presentation:style-name="Mpr10" draw:text-style-name="MP3" draw:layer="backgroundobjects" svg:width="8.875cm" svg:height="1.448cm" svg:x="9.576cm" svg:y="19.131cm" presentation:class="footer">
        <draw:text-box>
          <text:p/>
        </draw:text-box>
      </draw:frame>
      <draw:frame draw:name="Slide Number Placeholder 5" presentation:style-name="Mpr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title-Title-Slide-title" draw:layer="backgroundobjects" svg:width="13.968cm" svg:height="10.476cm" svg:x="3.81cm" svg:y="2.123cm" presentation:class="page"/>
        <draw:frame draw:name="Notes Placeholder 2" presentation:style-name="Mpr11" draw:text-style-name="MP3" draw:layer="backgroundobjects" svg:width="17.271cm" svg:height="12.572cm" svg:x="2.159cm" svg:y="13.271cm" presentation:class="notes">
          <draw:text-box>
            <text:p/>
          </draw:text-box>
        </draw:frame>
        <draw:frame draw:name="Header Placeholder 3" presentation:style-name="Mpr9" draw:text-style-name="MP3" draw:layer="backgroundobjects" svg:width="9.369cm" svg:height="1.396cm" svg:x="0cm" svg:y="0cm" presentation:class="header">
          <draw:text-box>
            <text:p/>
          </draw:text-box>
        </draw:frame>
        <draw:frame draw:name="Date Placeholder 4" presentation:style-name="Mpr9" draw:text-style-name="MP3" draw:layer="backgroundobjects" svg:width="9.369cm" svg:height="1.396cm" svg:x="12.22cm" svg:y="0cm" presentation:class="date-time">
          <draw:text-box>
            <text:p/>
          </draw:text-box>
        </draw:frame>
        <draw:frame draw:name="Footer Placeholder 5" presentation:style-name="Mpr12" draw:text-style-name="MP3" draw:layer="backgroundobjects" svg:width="9.369cm" svg:height="1.396cm" svg:x="0cm" svg:y="26.543cm" presentation:class="footer">
          <draw:text-box>
            <text:p/>
          </draw:text-box>
        </draw:frame>
        <draw:frame draw:name="Slide Number Placeholder 6" presentation:style-name="Mpr1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2-obj-Title-and-Content" style:page-layout-name="PM1" draw:style-name="Mdp1">
      <draw:frame draw:name="Title 1" presentation:style-name="Mpr13" draw:text-style-name="MP3" draw:layer="backgroundobjects" svg:width="25.199cm" svg:height="3.506cm" svg:x="1.4cm" svg:y="0.837cm" presentation:class="title">
        <draw:text-box>
          <text:p text:style-name="MP9"><text:span text:style-name="MT9">Click to edit Master title style</text:span></text:p>
        </draw:text-box>
      </draw:frame>
      <draw:frame draw:name="Content Placeholder 2" presentation:style-name="Mpr14" draw:text-style-name="MP3" draw:layer="backgroundobjects" svg:width="25.199cm" svg:height="13.859cm" svg:x="1.4cm" svg:y="4.914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3" presentation:style-name="Mpr15" draw:text-style-name="MP3" draw:layer="backgroundobjects" svg:width="6.523cm" svg:height="1.448cm" svg:x="1.4cm" svg:y="19.131cm" presentation:class="date-time">
        <draw:text-box>
          <text:p/>
        </draw:text-box>
      </draw:frame>
      <draw:frame draw:name="Footer Placeholder 4" presentation:style-name="Mpr16" draw:text-style-name="MP3" draw:layer="backgroundobjects" svg:width="8.875cm" svg:height="1.448cm" svg:x="9.576cm" svg:y="19.131cm" presentation:class="footer">
        <draw:text-box>
          <text:p/>
        </draw:text-box>
      </draw:frame>
      <draw:frame draw:name="Slide Number Placeholder 5" presentation:style-name="Mpr15"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2-obj-Title-and-Content-title" draw:layer="backgroundobjects" svg:width="13.968cm" svg:height="10.476cm" svg:x="3.81cm" svg:y="2.123cm" presentation:class="page"/>
        <draw:frame draw:name="Notes Placeholder 2" presentation:style-name="Mpr17" draw:text-style-name="MP3" draw:layer="backgroundobjects" svg:width="17.271cm" svg:height="12.572cm" svg:x="2.159cm" svg:y="13.271cm" presentation:class="notes">
          <draw:text-box>
            <text:p/>
          </draw:text-box>
        </draw:frame>
        <draw:frame draw:name="Header Placeholder 3" presentation:style-name="Mpr15" draw:text-style-name="MP3" draw:layer="backgroundobjects" svg:width="9.369cm" svg:height="1.396cm" svg:x="0cm" svg:y="0cm" presentation:class="header">
          <draw:text-box>
            <text:p/>
          </draw:text-box>
        </draw:frame>
        <draw:frame draw:name="Date Placeholder 4" presentation:style-name="Mpr15" draw:text-style-name="MP3" draw:layer="backgroundobjects" svg:width="9.369cm" svg:height="1.396cm" svg:x="12.22cm" svg:y="0cm" presentation:class="date-time">
          <draw:text-box>
            <text:p/>
          </draw:text-box>
        </draw:frame>
        <draw:frame draw:name="Footer Placeholder 5" presentation:style-name="Mpr18" draw:text-style-name="MP3" draw:layer="backgroundobjects" svg:width="9.369cm" svg:height="1.396cm" svg:x="0cm" svg:y="26.543cm" presentation:class="footer">
          <draw:text-box>
            <text:p/>
          </draw:text-box>
        </draw:frame>
        <draw:frame draw:name="Slide Number Placeholder 6" presentation:style-name="Mpr18"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3-secHead-Section-Header" style:page-layout-name="PM1" draw:style-name="Mdp1">
      <draw:frame draw:name="Title 1" presentation:style-name="Mpr19" draw:text-style-name="MP3" draw:layer="backgroundobjects" svg:width="24.152cm" svg:height="8.736cm" svg:x="1.909cm" svg:y="5.234cm" presentation:class="title">
        <draw:text-box>
          <text:p text:style-name="MP9"><text:span text:style-name="MT7">Click to edit Master title style</text:span></text:p>
        </draw:text-box>
      </draw:frame>
      <draw:frame draw:name="Text Placeholder 2" presentation:style-name="Mpr20" draw:text-style-name="MP3" draw:layer="backgroundobjects" svg:width="24.152cm" svg:height="4.591cm" svg:x="1.909cm" svg:y="14.054cm" presentation:class="outline">
        <draw:text-box>
          <text:list text:style-name="ML5">
            <text:list-item>
              <text:p text:style-name="MP4"><text:span text:style-name="MT10">Click to edit Master text styles</text:span></text:p>
            </text:list-item>
          </text:list>
        </draw:text-box>
      </draw:frame>
      <draw:frame draw:name="Date Placeholder 3" presentation:style-name="Mpr21" draw:text-style-name="MP3" draw:layer="backgroundobjects" svg:width="6.523cm" svg:height="1.448cm" svg:x="1.4cm" svg:y="19.131cm" presentation:class="date-time">
        <draw:text-box>
          <text:p/>
        </draw:text-box>
      </draw:frame>
      <draw:frame draw:name="Footer Placeholder 4" presentation:style-name="Mpr22" draw:text-style-name="MP3" draw:layer="backgroundobjects" svg:width="8.875cm" svg:height="1.448cm" svg:x="9.576cm" svg:y="19.131cm" presentation:class="footer">
        <draw:text-box>
          <text:p/>
        </draw:text-box>
      </draw:frame>
      <draw:frame draw:name="Slide Number Placeholder 5" presentation:style-name="Mpr21"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3-secHead-Section-Header-title" draw:layer="backgroundobjects" svg:width="13.968cm" svg:height="10.476cm" svg:x="3.81cm" svg:y="2.123cm" presentation:class="page"/>
        <draw:frame draw:name="Notes Placeholder 2" presentation:style-name="Mpr23" draw:text-style-name="MP3" draw:layer="backgroundobjects" svg:width="17.271cm" svg:height="12.572cm" svg:x="2.159cm" svg:y="13.271cm" presentation:class="notes">
          <draw:text-box>
            <text:p/>
          </draw:text-box>
        </draw:frame>
        <draw:frame draw:name="Header Placeholder 3" presentation:style-name="Mpr21" draw:text-style-name="MP3" draw:layer="backgroundobjects" svg:width="9.369cm" svg:height="1.396cm" svg:x="0cm" svg:y="0cm" presentation:class="header">
          <draw:text-box>
            <text:p/>
          </draw:text-box>
        </draw:frame>
        <draw:frame draw:name="Date Placeholder 4" presentation:style-name="Mpr21" draw:text-style-name="MP3" draw:layer="backgroundobjects" svg:width="9.369cm" svg:height="1.396cm" svg:x="12.22cm" svg:y="0cm" presentation:class="date-time">
          <draw:text-box>
            <text:p/>
          </draw:text-box>
        </draw:frame>
        <draw:frame draw:name="Footer Placeholder 5" presentation:style-name="Mpr24" draw:text-style-name="MP3" draw:layer="backgroundobjects" svg:width="9.369cm" svg:height="1.396cm" svg:x="0cm" svg:y="26.543cm" presentation:class="footer">
          <draw:text-box>
            <text:p/>
          </draw:text-box>
        </draw:frame>
        <draw:frame draw:name="Slide Number Placeholder 6" presentation:style-name="Mpr2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4-twoObj-Two-Content" style:page-layout-name="PM1" draw:style-name="Mdp1">
      <draw:frame draw:name="Title 1" presentation:style-name="Mpr25" draw:text-style-name="MP3" draw:layer="backgroundobjects" svg:width="25.199cm" svg:height="3.506cm" svg:x="1.4cm" svg:y="0.837cm" presentation:class="title">
        <draw:text-box>
          <text:p text:style-name="MP9"><text:span text:style-name="MT9">Click to edit Master title style</text:span></text:p>
        </draw:text-box>
      </draw:frame>
      <draw:frame draw:name="Content Placeholder 2" presentation:style-name="Mpr26" draw:text-style-name="MP3" draw:layer="backgroundobjects" svg:width="12.387cm" svg:height="13.86cm" svg:x="1.398cm" svg:y="4.912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Content Placeholder 3" presentation:style-name="Mpr26" draw:text-style-name="MP3" draw:layer="backgroundobjects" svg:width="12.391cm" svg:height="13.86cm" svg:x="14.208cm" svg:y="4.912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4" presentation:style-name="Mpr27" draw:text-style-name="MP3" draw:layer="backgroundobjects" svg:width="6.523cm" svg:height="1.448cm" svg:x="1.4cm" svg:y="19.131cm" presentation:class="date-time">
        <draw:text-box>
          <text:p/>
        </draw:text-box>
      </draw:frame>
      <draw:frame draw:name="Footer Placeholder 5" presentation:style-name="Mpr28" draw:text-style-name="MP3" draw:layer="backgroundobjects" svg:width="8.875cm" svg:height="1.448cm" svg:x="9.576cm" svg:y="19.131cm" presentation:class="footer">
        <draw:text-box>
          <text:p/>
        </draw:text-box>
      </draw:frame>
      <draw:frame draw:name="Slide Number Placeholder 6" presentation:style-name="Mpr2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4-twoObj-Two-Content-title" draw:layer="backgroundobjects" svg:width="13.968cm" svg:height="10.476cm" svg:x="3.81cm" svg:y="2.123cm" presentation:class="page"/>
        <draw:frame draw:name="Notes Placeholder 2" presentation:style-name="Mpr29" draw:text-style-name="MP3" draw:layer="backgroundobjects" svg:width="17.271cm" svg:height="12.572cm" svg:x="2.159cm" svg:y="13.271cm" presentation:class="notes">
          <draw:text-box>
            <text:p/>
          </draw:text-box>
        </draw:frame>
        <draw:frame draw:name="Header Placeholder 3" presentation:style-name="Mpr27" draw:text-style-name="MP3" draw:layer="backgroundobjects" svg:width="9.369cm" svg:height="1.396cm" svg:x="0cm" svg:y="0cm" presentation:class="header">
          <draw:text-box>
            <text:p/>
          </draw:text-box>
        </draw:frame>
        <draw:frame draw:name="Date Placeholder 4" presentation:style-name="Mpr27" draw:text-style-name="MP3" draw:layer="backgroundobjects" svg:width="9.369cm" svg:height="1.396cm" svg:x="12.22cm" svg:y="0cm" presentation:class="date-time">
          <draw:text-box>
            <text:p/>
          </draw:text-box>
        </draw:frame>
        <draw:frame draw:name="Footer Placeholder 5" presentation:style-name="Mpr30" draw:text-style-name="MP3" draw:layer="backgroundobjects" svg:width="9.369cm" svg:height="1.396cm" svg:x="0cm" svg:y="26.543cm" presentation:class="footer">
          <draw:text-box>
            <text:p/>
          </draw:text-box>
        </draw:frame>
        <draw:frame draw:name="Slide Number Placeholder 6" presentation:style-name="Mpr3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5-twoTxTwoObj-Comparison" style:page-layout-name="PM1" draw:style-name="Mdp1">
      <draw:frame draw:name="Title 1" presentation:style-name="Mpr31" draw:text-style-name="MP3" draw:layer="backgroundobjects" svg:width="24.152cm" svg:height="4.057cm" svg:x="1.927cm" svg:y="1.12cm" presentation:class="title">
        <draw:text-box>
          <text:p text:style-name="MP9"><text:span text:style-name="MT9">Click to edit Master title style</text:span></text:p>
        </draw:text-box>
      </draw:frame>
      <draw:frame draw:name="Text Placeholder 2" presentation:style-name="Mpr32" draw:text-style-name="MP3" draw:layer="backgroundobjects" svg:width="11.849cm" svg:height="2.522cm" svg:x="1.927cm" svg:y="5.146cm" presentation:class="outline">
        <draw:text-box>
          <text:list text:style-name="ML5">
            <text:list-item>
              <text:p text:style-name="MP4"><text:span text:style-name="MT11">Click to edit Master text styles</text:span></text:p>
            </text:list-item>
          </text:list>
        </draw:text-box>
      </draw:frame>
      <draw:frame draw:name="Content Placeholder 3" presentation:style-name="Mpr33" draw:text-style-name="MP3" draw:layer="backgroundobjects" svg:width="11.849cm" svg:height="11.284cm" svg:x="1.927cm" svg:y="7.669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4" presentation:style-name="Mpr32" draw:text-style-name="MP3" draw:layer="backgroundobjects" svg:width="11.902cm" svg:height="2.522cm" svg:x="14.177cm" svg:y="5.146cm" presentation:class="outline">
        <draw:text-box>
          <text:list text:style-name="ML5">
            <text:list-item>
              <text:p text:style-name="MP4"><text:span text:style-name="MT11">Click to edit Master text styles</text:span></text:p>
            </text:list-item>
          </text:list>
        </draw:text-box>
      </draw:frame>
      <draw:frame draw:name="Content Placeholder 5" presentation:style-name="Mpr33" draw:text-style-name="MP3" draw:layer="backgroundobjects" svg:width="11.902cm" svg:height="11.284cm" svg:x="14.177cm" svg:y="7.669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6" presentation:style-name="Mpr34" draw:text-style-name="MP3" draw:layer="backgroundobjects" svg:width="6.523cm" svg:height="1.448cm" svg:x="1.4cm" svg:y="19.131cm" presentation:class="date-time">
        <draw:text-box>
          <text:p/>
        </draw:text-box>
      </draw:frame>
      <draw:frame draw:name="Footer Placeholder 7" presentation:style-name="Mpr35" draw:text-style-name="MP3" draw:layer="backgroundobjects" svg:width="8.875cm" svg:height="1.448cm" svg:x="9.576cm" svg:y="19.131cm" presentation:class="footer">
        <draw:text-box>
          <text:p/>
        </draw:text-box>
      </draw:frame>
      <draw:frame draw:name="Slide Number Placeholder 8" presentation:style-name="Mpr34"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5-twoTxTwoObj-Comparison-title" draw:layer="backgroundobjects" svg:width="13.968cm" svg:height="10.476cm" svg:x="3.81cm" svg:y="2.123cm" presentation:class="page"/>
        <draw:frame draw:name="Notes Placeholder 2" presentation:style-name="Mpr36" draw:text-style-name="MP3" draw:layer="backgroundobjects" svg:width="17.271cm" svg:height="12.572cm" svg:x="2.159cm" svg:y="13.271cm" presentation:class="notes">
          <draw:text-box>
            <text:p/>
          </draw:text-box>
        </draw:frame>
        <draw:frame draw:name="Header Placeholder 3" presentation:style-name="Mpr34" draw:text-style-name="MP3" draw:layer="backgroundobjects" svg:width="9.369cm" svg:height="1.396cm" svg:x="0cm" svg:y="0cm" presentation:class="header">
          <draw:text-box>
            <text:p/>
          </draw:text-box>
        </draw:frame>
        <draw:frame draw:name="Date Placeholder 4" presentation:style-name="Mpr34" draw:text-style-name="MP3" draw:layer="backgroundobjects" svg:width="9.369cm" svg:height="1.396cm" svg:x="12.22cm" svg:y="0cm" presentation:class="date-time">
          <draw:text-box>
            <text:p/>
          </draw:text-box>
        </draw:frame>
        <draw:frame draw:name="Footer Placeholder 5" presentation:style-name="Mpr37" draw:text-style-name="MP3" draw:layer="backgroundobjects" svg:width="9.369cm" svg:height="1.396cm" svg:x="0cm" svg:y="26.543cm" presentation:class="footer">
          <draw:text-box>
            <text:p/>
          </draw:text-box>
        </draw:frame>
        <draw:frame draw:name="Slide Number Placeholder 6" presentation:style-name="Mpr37"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6-titleOnly-Title-Only" style:page-layout-name="PM1" draw:style-name="Mdp1">
      <draw:frame draw:name="Title 1" presentation:style-name="Mpr38" draw:text-style-name="MP3" draw:layer="backgroundobjects" svg:width="25.199cm" svg:height="3.506cm" svg:x="1.4cm" svg:y="0.837cm" presentation:class="title">
        <draw:text-box>
          <text:p text:style-name="MP9"><text:span text:style-name="MT9">Click to edit Master title style</text:span></text:p>
        </draw:text-box>
      </draw:frame>
      <draw:frame draw:name="Date Placeholder 2" presentation:style-name="Mpr39" draw:text-style-name="MP3" draw:layer="backgroundobjects" svg:width="6.523cm" svg:height="1.448cm" svg:x="1.4cm" svg:y="19.131cm" presentation:class="date-time">
        <draw:text-box>
          <text:p/>
        </draw:text-box>
      </draw:frame>
      <draw:frame draw:name="Footer Placeholder 3" presentation:style-name="Mpr40" draw:text-style-name="MP3" draw:layer="backgroundobjects" svg:width="8.875cm" svg:height="1.448cm" svg:x="9.576cm" svg:y="19.131cm" presentation:class="footer">
        <draw:text-box>
          <text:p/>
        </draw:text-box>
      </draw:frame>
      <draw:frame draw:name="Slide Number Placeholder 4" presentation:style-name="Mpr3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6-titleOnly-Title-Only-title" draw:layer="backgroundobjects" svg:width="13.968cm" svg:height="10.476cm" svg:x="3.81cm" svg:y="2.123cm" presentation:class="page"/>
        <draw:frame draw:name="Notes Placeholder 2" presentation:style-name="Mpr41" draw:text-style-name="MP3" draw:layer="backgroundobjects" svg:width="17.271cm" svg:height="12.572cm" svg:x="2.159cm" svg:y="13.271cm" presentation:class="notes">
          <draw:text-box>
            <text:p/>
          </draw:text-box>
        </draw:frame>
        <draw:frame draw:name="Header Placeholder 3" presentation:style-name="Mpr39" draw:text-style-name="MP3" draw:layer="backgroundobjects" svg:width="9.369cm" svg:height="1.396cm" svg:x="0cm" svg:y="0cm" presentation:class="header">
          <draw:text-box>
            <text:p/>
          </draw:text-box>
        </draw:frame>
        <draw:frame draw:name="Date Placeholder 4" presentation:style-name="Mpr39" draw:text-style-name="MP3" draw:layer="backgroundobjects" svg:width="9.369cm" svg:height="1.396cm" svg:x="12.22cm" svg:y="0cm" presentation:class="date-time">
          <draw:text-box>
            <text:p/>
          </draw:text-box>
        </draw:frame>
        <draw:frame draw:name="Footer Placeholder 5" presentation:style-name="Mpr42" draw:text-style-name="MP3" draw:layer="backgroundobjects" svg:width="9.369cm" svg:height="1.396cm" svg:x="0cm" svg:y="26.543cm" presentation:class="footer">
          <draw:text-box>
            <text:p/>
          </draw:text-box>
        </draw:frame>
        <draw:frame draw:name="Slide Number Placeholder 6" presentation:style-name="Mpr4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7-blank-Blank" style:page-layout-name="PM1" draw:style-name="Mdp1">
      <draw:frame draw:name="Date Placeholder 1" presentation:style-name="Mpr43" draw:text-style-name="MP3" draw:layer="backgroundobjects" svg:width="6.523cm" svg:height="1.448cm" svg:x="1.4cm" svg:y="19.131cm" presentation:class="date-time">
        <draw:text-box>
          <text:p/>
        </draw:text-box>
      </draw:frame>
      <draw:frame draw:name="Footer Placeholder 2" presentation:style-name="Mpr44" draw:text-style-name="MP3" draw:layer="backgroundobjects" svg:width="8.875cm" svg:height="1.448cm" svg:x="9.576cm" svg:y="19.131cm" presentation:class="footer">
        <draw:text-box>
          <text:p/>
        </draw:text-box>
      </draw:frame>
      <draw:frame draw:name="Slide Number Placeholder 3" presentation:style-name="Mpr43" draw:text-style-name="MP3" draw:layer="backgroundobjects" svg:width="6.523cm" svg:height="1.448cm" svg:x="20.076cm" svg:y="19.131cm" presentation:class="page-number">
        <draw:text-box>
          <text:p text:style-name="MP2"><text:span text:style-name="MT6"><text:page-number>&lt;number&gt;</text:page-number></text:span></text:p>
        </draw:text-box>
      </draw:frame>
      <draw:frame presentation:style-name="Master1-Layout7-blank-Blank-title" draw:layer="backgroundobjects" svg:width="25.2cm" svg:height="3.505cm" svg:x="1.4cm" svg:y="0.837cm" presentation:class="title" presentation:placeholder="true">
        <draw:text-box/>
      </draw:frame>
      <draw:frame presentation:style-name="Master1-Layout7-blank-Blank-outline1" draw:layer="backgroundobjects" svg:width="25.2cm" svg:height="13.858cm" svg:x="1.4cm" svg:y="4.913cm" presentation:class="outline" presentation:placeholder="true">
        <draw:text-box/>
      </draw:frame>
      <presentation:notes style:page-layout-name="PM0">
        <draw:page-thumbnail draw:name="Slide Image Placeholder 1" presentation:style-name="Master1-Layout7-blank-Blank-title" draw:layer="backgroundobjects" svg:width="13.968cm" svg:height="10.476cm" svg:x="3.81cm" svg:y="2.123cm" presentation:class="page"/>
        <draw:frame draw:name="Notes Placeholder 2" presentation:style-name="Mpr45" draw:text-style-name="MP3" draw:layer="backgroundobjects" svg:width="17.271cm" svg:height="12.572cm" svg:x="2.159cm" svg:y="13.271cm" presentation:class="notes">
          <draw:text-box>
            <text:p/>
          </draw:text-box>
        </draw:frame>
        <draw:frame draw:name="Header Placeholder 3" presentation:style-name="Mpr43" draw:text-style-name="MP3" draw:layer="backgroundobjects" svg:width="9.369cm" svg:height="1.396cm" svg:x="0cm" svg:y="0cm" presentation:class="header">
          <draw:text-box>
            <text:p/>
          </draw:text-box>
        </draw:frame>
        <draw:frame draw:name="Date Placeholder 4" presentation:style-name="Mpr43" draw:text-style-name="MP3" draw:layer="backgroundobjects" svg:width="9.369cm" svg:height="1.396cm" svg:x="12.22cm" svg:y="0cm" presentation:class="date-time">
          <draw:text-box>
            <text:p/>
          </draw:text-box>
        </draw:frame>
        <draw:frame draw:name="Footer Placeholder 5" presentation:style-name="Mpr46" draw:text-style-name="MP3" draw:layer="backgroundobjects" svg:width="9.369cm" svg:height="1.396cm" svg:x="0cm" svg:y="26.543cm" presentation:class="footer">
          <draw:text-box>
            <text:p/>
          </draw:text-box>
        </draw:frame>
        <draw:frame draw:name="Slide Number Placeholder 6" presentation:style-name="Mpr4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8-objTx-Content-with-Caption" style:page-layout-name="PM1" draw:style-name="Mdp1">
      <draw:frame draw:name="Title 1" presentation:style-name="Mpr47" draw:text-style-name="MP3" draw:layer="backgroundobjects" svg:width="9.031cm" svg:height="4.904cm" svg:x="1.927cm" svg:y="1.398cm" presentation:class="title">
        <draw:text-box>
          <text:p text:style-name="MP9"><text:span text:style-name="MT2">Click to edit Master title style</text:span></text:p>
        </draw:text-box>
      </draw:frame>
      <draw:frame draw:name="Content Placeholder 2" presentation:style-name="Mpr48" draw:text-style-name="MP3" draw:layer="backgroundobjects" svg:width="14.173cm" svg:height="14.923cm" svg:x="11.906cm" svg:y="3.025cm" presentation:class="title">
        <draw:text-box>
          <text:p text:style-name="MP4"><text:span text:style-name="MT2">Click to edit Master text styles</text:span><text:span text:style-name="MT2"><text:line-break/></text:span><text:span text:style-name="MT12">Second level</text:span><text:span text:style-name="MT12"><text:line-break/></text:span><text:span text:style-name="MT3">Third level</text:span><text:span text:style-name="MT3"><text:line-break/></text:span><text:span text:style-name="MT4">Fourth level</text:span><text:span text:style-name="MT4"><text:line-break/></text:span><text:span text:style-name="MT4">Fifth level</text:span></text:p>
        </draw:text-box>
      </draw:frame>
      <draw:frame draw:name="Text Placeholder 3" presentation:style-name="Mpr49" draw:text-style-name="MP3" draw:layer="backgroundobjects" svg:width="9.031cm" svg:height="11.668cm" svg:x="1.927cm" svg:y="6.301cm" presentation:class="outline">
        <draw:text-box>
          <text:list text:style-name="ML5">
            <text:list-item>
              <text:p text:style-name="MP4"><text:span text:style-name="MT13">Click to edit Master text styles</text:span></text:p>
            </text:list-item>
          </text:list>
        </draw:text-box>
      </draw:frame>
      <draw:frame draw:name="Date Placeholder 4" presentation:style-name="Mpr50" draw:text-style-name="MP3" draw:layer="backgroundobjects" svg:width="6.523cm" svg:height="1.448cm" svg:x="1.4cm" svg:y="19.131cm" presentation:class="date-time">
        <draw:text-box>
          <text:p/>
        </draw:text-box>
      </draw:frame>
      <draw:frame draw:name="Footer Placeholder 5" presentation:style-name="Mpr51" draw:text-style-name="MP3" draw:layer="backgroundobjects" svg:width="8.875cm" svg:height="1.448cm" svg:x="9.576cm" svg:y="19.131cm" presentation:class="footer">
        <draw:text-box>
          <text:p/>
        </draw:text-box>
      </draw:frame>
      <draw:frame draw:name="Slide Number Placeholder 6" presentation:style-name="Mpr50"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8-objTx-Content-with-Caption-title" draw:layer="backgroundobjects" svg:width="13.968cm" svg:height="10.476cm" svg:x="3.81cm" svg:y="2.123cm" presentation:class="page"/>
        <draw:frame draw:name="Notes Placeholder 2" presentation:style-name="Mpr52" draw:text-style-name="MP3" draw:layer="backgroundobjects" svg:width="17.271cm" svg:height="12.572cm" svg:x="2.159cm" svg:y="13.271cm" presentation:class="notes">
          <draw:text-box>
            <text:p/>
          </draw:text-box>
        </draw:frame>
        <draw:frame draw:name="Header Placeholder 3" presentation:style-name="Mpr50" draw:text-style-name="MP3" draw:layer="backgroundobjects" svg:width="9.369cm" svg:height="1.396cm" svg:x="0cm" svg:y="0cm" presentation:class="header">
          <draw:text-box>
            <text:p/>
          </draw:text-box>
        </draw:frame>
        <draw:frame draw:name="Date Placeholder 4" presentation:style-name="Mpr50" draw:text-style-name="MP3" draw:layer="backgroundobjects" svg:width="9.369cm" svg:height="1.396cm" svg:x="12.22cm" svg:y="0cm" presentation:class="date-time">
          <draw:text-box>
            <text:p/>
          </draw:text-box>
        </draw:frame>
        <draw:frame draw:name="Footer Placeholder 5" presentation:style-name="Mpr53" draw:text-style-name="MP3" draw:layer="backgroundobjects" svg:width="9.369cm" svg:height="1.396cm" svg:x="0cm" svg:y="26.543cm" presentation:class="footer">
          <draw:text-box>
            <text:p/>
          </draw:text-box>
        </draw:frame>
        <draw:frame draw:name="Slide Number Placeholder 6" presentation:style-name="Mpr53"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9-picTx-Picture-with-Caption" style:page-layout-name="PM1" draw:style-name="Mdp1">
      <draw:frame draw:name="Title 1" presentation:style-name="Mpr54" draw:text-style-name="MP3" draw:layer="backgroundobjects" svg:width="9.031cm" svg:height="4.904cm" svg:x="1.927cm" svg:y="1.398cm" presentation:class="title">
        <draw:text-box>
          <text:p text:style-name="MP9"><text:span text:style-name="MT2">Click to edit Master title style</text:span></text:p>
        </draw:text-box>
      </draw:frame>
      <draw:frame draw:name="Picture Placeholder 2" presentation:style-name="Mpr55" draw:text-style-name="MP3" draw:layer="backgroundobjects" svg:width="14.173cm" svg:height="14.923cm" svg:x="11.906cm" svg:y="3.025cm" presentation:class="title">
        <draw:text-box>
          <text:p/>
        </draw:text-box>
      </draw:frame>
      <draw:frame draw:name="Text Placeholder 3" presentation:style-name="Mpr56" draw:text-style-name="MP3" draw:layer="backgroundobjects" svg:width="9.031cm" svg:height="11.668cm" svg:x="1.927cm" svg:y="6.301cm" presentation:class="outline">
        <draw:text-box>
          <text:list text:style-name="ML5">
            <text:list-item>
              <text:p text:style-name="MP4"><text:span text:style-name="MT13">Click to edit Master text styles</text:span></text:p>
            </text:list-item>
          </text:list>
        </draw:text-box>
      </draw:frame>
      <draw:frame draw:name="Date Placeholder 4" presentation:style-name="Mpr57" draw:text-style-name="MP3" draw:layer="backgroundobjects" svg:width="6.523cm" svg:height="1.448cm" svg:x="1.4cm" svg:y="19.131cm" presentation:class="date-time">
        <draw:text-box>
          <text:p/>
        </draw:text-box>
      </draw:frame>
      <draw:frame draw:name="Footer Placeholder 5" presentation:style-name="Mpr58" draw:text-style-name="MP3" draw:layer="backgroundobjects" svg:width="8.875cm" svg:height="1.448cm" svg:x="9.576cm" svg:y="19.131cm" presentation:class="footer">
        <draw:text-box>
          <text:p/>
        </draw:text-box>
      </draw:frame>
      <draw:frame draw:name="Slide Number Placeholder 6" presentation:style-name="Mpr5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9-picTx-Picture-with-Caption-title" draw:layer="backgroundobjects" svg:width="13.968cm" svg:height="10.476cm" svg:x="3.81cm" svg:y="2.123cm" presentation:class="page"/>
        <draw:frame draw:name="Notes Placeholder 2" presentation:style-name="Mpr59" draw:text-style-name="MP3" draw:layer="backgroundobjects" svg:width="17.271cm" svg:height="12.572cm" svg:x="2.159cm" svg:y="13.271cm" presentation:class="notes">
          <draw:text-box>
            <text:p/>
          </draw:text-box>
        </draw:frame>
        <draw:frame draw:name="Header Placeholder 3" presentation:style-name="Mpr57" draw:text-style-name="MP3" draw:layer="backgroundobjects" svg:width="9.369cm" svg:height="1.396cm" svg:x="0cm" svg:y="0cm" presentation:class="header">
          <draw:text-box>
            <text:p/>
          </draw:text-box>
        </draw:frame>
        <draw:frame draw:name="Date Placeholder 4" presentation:style-name="Mpr57" draw:text-style-name="MP3" draw:layer="backgroundobjects" svg:width="9.369cm" svg:height="1.396cm" svg:x="12.22cm" svg:y="0cm" presentation:class="date-time">
          <draw:text-box>
            <text:p/>
          </draw:text-box>
        </draw:frame>
        <draw:frame draw:name="Footer Placeholder 5" presentation:style-name="Mpr60" draw:text-style-name="MP3" draw:layer="backgroundobjects" svg:width="9.369cm" svg:height="1.396cm" svg:x="0cm" svg:y="26.543cm" presentation:class="footer">
          <draw:text-box>
            <text:p/>
          </draw:text-box>
        </draw:frame>
        <draw:frame draw:name="Slide Number Placeholder 6" presentation:style-name="Mpr6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0-vertTx-Title-and-Vertical-Text" style:page-layout-name="PM1" draw:style-name="Mdp1">
      <draw:frame draw:name="Title 1" presentation:style-name="Mpr61" draw:text-style-name="MP3" draw:layer="backgroundobjects" svg:width="25.199cm" svg:height="3.506cm" svg:x="1.4cm" svg:y="0.837cm" presentation:class="title">
        <draw:text-box>
          <text:p text:style-name="MP9"><text:span text:style-name="MT9">Click to edit Master title style</text:span></text:p>
        </draw:text-box>
      </draw:frame>
      <draw:frame draw:name="Vertical Text Placeholder 2" presentation:style-name="Mpr62" draw:text-style-name="MP11" draw:layer="backgroundobjects" svg:width="25.199cm" svg:height="13.859cm" svg:x="1.4cm" svg:y="4.914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3" draw:text-style-name="MP3" draw:layer="backgroundobjects" svg:width="6.523cm" svg:height="1.448cm" svg:x="1.4cm" svg:y="19.131cm" presentation:class="date-time">
        <draw:text-box>
          <text:p/>
        </draw:text-box>
      </draw:frame>
      <draw:frame draw:name="Footer Placeholder 4" presentation:style-name="Mpr64" draw:text-style-name="MP3" draw:layer="backgroundobjects" svg:width="8.875cm" svg:height="1.448cm" svg:x="9.576cm" svg:y="19.131cm" presentation:class="footer">
        <draw:text-box>
          <text:p/>
        </draw:text-box>
      </draw:frame>
      <draw:frame draw:name="Slide Number Placeholder 5" presentation:style-name="Mpr6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0-vertTx-Title-and-Vertical-Text-title" draw:layer="backgroundobjects" svg:width="13.968cm" svg:height="10.476cm" svg:x="3.81cm" svg:y="2.123cm" presentation:class="page"/>
        <draw:frame draw:name="Notes Placeholder 2" presentation:style-name="Mpr65" draw:text-style-name="MP3" draw:layer="backgroundobjects" svg:width="17.271cm" svg:height="12.572cm" svg:x="2.159cm" svg:y="13.271cm" presentation:class="notes">
          <draw:text-box>
            <text:p/>
          </draw:text-box>
        </draw:frame>
        <draw:frame draw:name="Header Placeholder 3" presentation:style-name="Mpr63" draw:text-style-name="MP3" draw:layer="backgroundobjects" svg:width="9.369cm" svg:height="1.396cm" svg:x="0cm" svg:y="0cm" presentation:class="header">
          <draw:text-box>
            <text:p/>
          </draw:text-box>
        </draw:frame>
        <draw:frame draw:name="Date Placeholder 4" presentation:style-name="Mpr63" draw:text-style-name="MP3" draw:layer="backgroundobjects" svg:width="9.369cm" svg:height="1.396cm" svg:x="12.22cm" svg:y="0cm" presentation:class="date-time">
          <draw:text-box>
            <text:p/>
          </draw:text-box>
        </draw:frame>
        <draw:frame draw:name="Footer Placeholder 5" presentation:style-name="Mpr66" draw:text-style-name="MP3" draw:layer="backgroundobjects" svg:width="9.369cm" svg:height="1.396cm" svg:x="0cm" svg:y="26.543cm" presentation:class="footer">
          <draw:text-box>
            <text:p/>
          </draw:text-box>
        </draw:frame>
        <draw:frame draw:name="Slide Number Placeholder 6" presentation:style-name="Mpr6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1" draw:layer="backgroundobjects" svg:width="6.297cm" svg:height="17.934cm" svg:x="20.302cm" svg:y="0.838cm" presentation:class="title">
        <draw:text-box>
          <text:p text:style-name="MP9"><text:span text:style-name="MT9">Click to edit Master title style</text:span></text:p>
        </draw:text-box>
      </draw:frame>
      <draw:frame draw:name="Vertical Text Placeholder 2" presentation:style-name="Mpr68" draw:text-style-name="MP11" draw:layer="backgroundobjects" svg:width="18.481cm" svg:height="17.934cm" svg:x="1.398cm" svg:y="0.838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9" draw:text-style-name="MP3" draw:layer="backgroundobjects" svg:width="6.523cm" svg:height="1.448cm" svg:x="1.4cm" svg:y="19.131cm" presentation:class="date-time">
        <draw:text-box>
          <text:p/>
        </draw:text-box>
      </draw:frame>
      <draw:frame draw:name="Footer Placeholder 4" presentation:style-name="Mpr70" draw:text-style-name="MP3" draw:layer="backgroundobjects" svg:width="8.875cm" svg:height="1.448cm" svg:x="9.576cm" svg:y="19.131cm" presentation:class="footer">
        <draw:text-box>
          <text:p/>
        </draw:text-box>
      </draw:frame>
      <draw:frame draw:name="Slide Number Placeholder 5" presentation:style-name="Mpr6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1-vertTitleAndTx-Vertical-Title-and-Text-title" draw:layer="backgroundobjects" svg:width="13.968cm" svg:height="10.476cm" svg:x="3.81cm" svg:y="2.123cm" presentation:class="page"/>
        <draw:frame draw:name="Notes Placeholder 2" presentation:style-name="Mpr71" draw:text-style-name="MP3" draw:layer="backgroundobjects" svg:width="17.271cm" svg:height="12.572cm" svg:x="2.159cm" svg:y="13.271cm" presentation:class="notes">
          <draw:text-box>
            <text:p/>
          </draw:text-box>
        </draw:frame>
        <draw:frame draw:name="Header Placeholder 3" presentation:style-name="Mpr69" draw:text-style-name="MP3" draw:layer="backgroundobjects" svg:width="9.369cm" svg:height="1.396cm" svg:x="0cm" svg:y="0cm" presentation:class="header">
          <draw:text-box>
            <text:p/>
          </draw:text-box>
        </draw:frame>
        <draw:frame draw:name="Date Placeholder 4" presentation:style-name="Mpr69" draw:text-style-name="MP3" draw:layer="backgroundobjects" svg:width="9.369cm" svg:height="1.396cm" svg:x="12.22cm" svg:y="0cm" presentation:class="date-time">
          <draw:text-box>
            <text:p/>
          </draw:text-box>
        </draw:frame>
        <draw:frame draw:name="Footer Placeholder 5" presentation:style-name="Mpr72" draw:text-style-name="MP3" draw:layer="backgroundobjects" svg:width="9.369cm" svg:height="1.396cm" svg:x="0cm" svg:y="26.543cm" presentation:class="footer">
          <draw:text-box>
            <text:p/>
          </draw:text-box>
        </draw:frame>
        <draw:frame draw:name="Slide Number Placeholder 6" presentation:style-name="Mpr7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2$Win32 OpenOffice.org_project/4112m1$Build-9809</meta:generator>
    <dc:title>PowerPoint Presentation</dc:title>
    <meta:initial-creator>Venky J</meta:initial-creator>
    <dc:creator>Venky J</dc:creator>
    <meta:creation-date>2023-09-08T07:27:10Z</meta:creation-date>
    <dc:date>2023-09-30T09:18:03.84</dc:date>
    <meta:editing-cycles>36</meta:editing-cycles>
    <meta:editing-duration>PT3H18M44S</meta:editing-duration>
    <meta:document-statistic meta:object-count="388"/>
  </office:meta>
</office:document-meta>
</file>